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middle" fo:background-color="#FFFFC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6">
      <style:table-cell-properties fo:border="thin solid #000000" style:vertical-align="midd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page" style:column-width="8.30791666666667cm" style:use-optimal-column-width="true"/>
    </style:style>
    <style:style style:name="co3" style:family="table-column">
      <style:table-column-properties fo:break-before="auto" style:column-width="7.72583333333333cm" style:use-optimal-column-width="true"/>
    </style:style>
    <style:style style:name="co4" style:family="table-column">
      <style:table-column-properties fo:break-before="auto" style:column-width="10.239375cm" style:use-optimal-column-width="true"/>
    </style:style>
    <style:style style:name="co5" style:family="table-column">
      <style:table-column-properties fo:break-before="auto" style:column-width="6.00604166666667cm" style:use-optimal-column-width="true"/>
    </style:style>
    <style:style style:name="co6" style:family="table-column">
      <style:table-column-properties fo:break-before="auto" style:column-width="6.32354166666667cm" style:use-optimal-column-width="true"/>
    </style:style>
    <style:style style:name="co7" style:family="table-column">
      <style:table-column-properties fo:break-before="auto" style:column-width="4.94770833333333cm" style:use-optimal-column-width="true"/>
    </style:style>
    <style:style style:name="co8" style:family="table-column">
      <style:table-column-properties fo:break-before="auto" style:column-width="4.206875cm" style:use-optimal-column-width="true"/>
    </style:style>
    <style:style style:name="co9" style:family="table-column">
      <style:table-column-properties fo:break-before="auto" style:column-width="7.24958333333333cm" style:use-optimal-column-width="true"/>
    </style:style>
    <style:style style:name="co10" style:family="table-column">
      <style:table-column-properties fo:break-before="auto" style:column-width="7.56708333333333cm" style:use-optimal-column-width="true"/>
    </style:style>
    <style:style style:name="co11" style:family="table-column">
      <style:table-column-properties fo:break-before="auto" style:column-width="5.715cm" style:use-optimal-column-width="true"/>
    </style:style>
    <style:style style:name="co12" style:family="table-column">
      <style:table-column-properties fo:break-before="auto" style:column-width="3.04270833333333cm" style:use-optimal-column-width="true"/>
    </style:style>
    <style:style style:name="co13" style:family="table-column">
      <style:table-column-properties fo:break-before="auto" style:column-width="2.75166666666667cm" style:use-optimal-column-width="true"/>
    </style:style>
    <style:style style:name="co14" style:family="table-column">
      <style:table-column-properties fo:break-before="auto" style:column-width="8.41375cm" style:use-optimal-column-width="true"/>
    </style:style>
    <style:style style:name="co15" style:family="table-column">
      <style:table-column-properties fo:break-before="auto" style:column-width="7.64645833333333cm" style:use-optimal-column-width="true"/>
    </style:style>
    <style:style style:name="co16" style:family="table-column">
      <style:table-column-properties fo:break-before="auto" style:column-width="7.91104166666667cm" style:use-optimal-column-width="true"/>
    </style:style>
    <style:style style:name="co17" style:family="table-column">
      <style:table-column-properties fo:break-before="auto" style:column-width="5.97958333333333cm" style:use-optimal-column-width="true"/>
    </style:style>
    <style:style style:name="co18" style:family="table-column">
      <style:table-column-properties fo:break-before="auto" style:column-width="6.82625cm" style:use-optimal-column-width="true"/>
    </style:style>
    <style:style style:name="co19" style:family="table-column">
      <style:table-column-properties fo:break-before="auto" style:column-width="5.92666666666667cm" style:use-optimal-column-width="true"/>
    </style:style>
    <style:style style:name="co20" style:family="table-column">
      <style:table-column-properties fo:break-before="auto" style:column-width="2.88395833333333cm" style:use-optimal-column-width="true"/>
    </style:style>
    <style:style style:name="co21" style:family="table-column">
      <style:table-column-properties fo:break-before="auto" style:column-width="3.38666666666667cm" style:use-optimal-column-width="true"/>
    </style:style>
    <style:style style:name="co22" style:family="table-column">
      <style:table-column-properties fo:break-before="auto" style:column-width="2.54cm" style:use-optimal-column-width="true"/>
    </style:style>
    <style:style style:name="co23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28.1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A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6362" table:default-cell-style-name="ce1"/>
        <table:table-row table:style-name="ro1">
          <table:table-cell office:value-type="string" table:number-columns-spanned="22" table:number-rows-spanned="1" table:style-name="ce14">
            <text:p>VERBAS INDENIZATÓRIAS E OUTRAS REMUNERAÇÕES TEMPORÁRIAS</text:p>
          </table:table-cell>
          <table:covered-table-cell table:number-columns-repeated="21"/>
          <table:table-cell table:number-columns-repeated="16362"/>
        </table:table-row>
        <table:table-row table:style-name="ro2">
          <table:table-cell office:value-type="string" table:number-columns-spanned="22" table:number-rows-spanned="1" table:style-name="ce15">
            <text:p>RESOLUÇÃO Nº 200, DE 10 DE JULHO DE 2019</text:p>
          </table:table-cell>
          <table:covered-table-cell table:number-columns-repeated="21"/>
          <table:table-cell table:number-columns-repeated="16362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24">
            <text:p>MATRÍCULA</text:p>
          </table:table-cell>
          <table:table-cell office:value-type="string" table:number-columns-spanned="1" table:number-rows-spanned="2" table:style-name="ce24">
            <text:p>NOME</text:p>
          </table:table-cell>
          <table:table-cell office:value-type="string" table:number-columns-spanned="1" table:number-rows-spanned="2" table:style-name="ce24">
            <text:p>CARGO/FUNÇÃO</text:p>
          </table:table-cell>
          <table:table-cell office:value-type="string" table:number-columns-spanned="1" table:number-rows-spanned="2" table:style-name="ce24">
            <text:p>LOTAÇÃO</text:p>
          </table:table-cell>
          <table:table-cell office:value-type="string" table:number-columns-spanned="9" table:number-rows-spanned="1" table:style-name="ce23">
            <text:p>VERBAS INDENIZATÓRIAS<text:span text:style-name="T4">1</text:span></text:p>
          </table:table-cell>
          <table:covered-table-cell table:number-columns-repeated="8"/>
          <table:table-cell office:value-type="string" table:number-columns-spanned="8" table:number-rows-spanned="1" table:style-name="ce23">
            <text:p>OUTRAS REMUNERAÇÕES TEMPORÁRIAS<text:span text:style-name="T3">2</text:span></text:p>
          </table:table-cell>
          <table:covered-table-cell table:number-columns-repeated="7"/>
          <table:table-cell office:value-type="string" table:number-columns-spanned="1" table:number-rows-spanned="2" table:style-name="ce23">
            <text:p>TOTAL PAGO<text:span text:style-name="T4">3</text:span></text:p>
          </table:table-cell>
          <table:table-cell table:number-columns-repeated="16362" table:style-name="ce5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style-name="ce8">
            <text:p>AUXILIO ALIMENTACAO MEMBROS</text:p>
          </table:table-cell>
          <table:table-cell office:value-type="string" table:style-name="ce8">
            <text:p>AUXILIO ALIMENTACAO SERVIDORES</text:p>
          </table:table-cell>
          <table:table-cell office:value-type="string" table:style-name="ce8">
            <text:p>AUXILIO SAUDE SERVIDORES</text:p>
          </table:table-cell>
          <table:table-cell office:value-type="string" table:style-name="ce8">
            <text:p>AUXILIO SAUDE PENSAO</text:p>
          </table:table-cell>
          <table:table-cell office:value-type="string" table:style-name="ce8">
            <text:p>AUXILIO SAUDE RETROATIVO SERVIDORES</text:p>
          </table:table-cell>
          <table:table-cell office:value-type="string" table:style-name="ce8">
            <text:p>AUXILIO SAUDE SERVIDORES APOSENTADOS</text:p>
          </table:table-cell>
          <table:table-cell office:value-type="string" table:style-name="ce8">
            <text:p>DIFERENCA INDENIZACAO FERIAS</text:p>
          </table:table-cell>
          <table:table-cell office:value-type="string" table:style-name="ce8">
            <text:p>PAE INDENIZADO</text:p>
          </table:table-cell>
          <table:table-cell office:value-type="string" table:style-name="ce8">
            <text:p>AUXILIO SAUDE</text:p>
          </table:table-cell>
          <table:table-cell office:value-type="string" table:style-name="ce8">
            <text:p>GRAT POR ACUMULACAO DE CARGOS E FUNCOES</text:p>
          </table:table-cell>
          <table:table-cell office:value-type="string" table:style-name="ce8">
            <text:p>DIF INCOR TRIBUTADA EXERCICIO ANTERIOR</text:p>
          </table:table-cell>
          <table:table-cell office:value-type="string" table:style-name="ce8">
            <text:p>GRATIFICACAO DE CAPACITACAO RETROATIVA</text:p>
          </table:table-cell>
          <table:table-cell office:value-type="string" table:style-name="ce8">
            <text:p>DIF SUBSTITUICAO EXTRAQUADRO</text:p>
          </table:table-cell>
          <table:table-cell office:value-type="string" table:style-name="ce8">
            <text:p>ABONO DE PERMANENCIA RETROATIVO</text:p>
          </table:table-cell>
          <table:table-cell office:value-type="string" table:style-name="ce8">
            <text:p>DIF GRAT TITULACAO RETROATIVA</text:p>
          </table:table-cell>
          <table:table-cell office:value-type="string" table:style-name="ce8">
            <text:p>PAE TRIBUTADO</text:p>
          </table:table-cell>
          <table:table-cell office:value-type="string" table:style-name="ce8">
            <text:p>CC PROPORCIONAL</text:p>
          </table:table-cell>
          <table:covered-table-cell/>
          <table:table-cell table:number-columns-repeated="16362" table:style-name="ce5"/>
        </table:table-row>
        <table:table-row table:style-name="ro5">
          <table:table-cell office:value-type="float" office:value="36461" table:style-name="ce2">
            <text:p>36461</text:p>
          </table:table-cell>
          <table:table-cell office:value-type="string" table:style-name="ce9">
            <text:p>ABELARDO TOWNES DE CASTRO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:.U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39372" table:style-name="ce2">
            <text:p>39372</text:p>
          </table:table-cell>
          <table:table-cell office:value-type="string" table:style-name="ce9">
            <text:p>ABRAAO ELIAS ABUGOCHE PAES LEM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:.U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521" table:style-name="ce2">
            <text:p>28521</text:p>
          </table:table-cell>
          <table:table-cell office:value-type="string" table:style-name="ce9">
            <text:p>ADAILDO SOARES MO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:.U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31" table:style-name="ce2">
            <text:p>46131</text:p>
          </table:table-cell>
          <table:table-cell office:value-type="string" table:style-name="ce9">
            <text:p>ADAILTON JOSE SILVA DE MORA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:.U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011" table:style-name="ce2">
            <text:p>55011</text:p>
          </table:table-cell>
          <table:table-cell office:value-type="string" table:style-name="ce9">
            <text:p>ADAL DA SILVA MAI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:.U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901" table:style-name="ce2">
            <text:p>54901</text:p>
          </table:table-cell>
          <table:table-cell office:value-type="string" table:style-name="ce9">
            <text:p>ADALBERTO RODRIG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:.U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312" table:style-name="ce2">
            <text:p>50312</text:p>
          </table:table-cell>
          <table:table-cell office:value-type="string" table:style-name="ce9">
            <text:p>ADALCIANE CAMILO DANTAS DE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:.U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121" table:style-name="ce2">
            <text:p>32121</text:p>
          </table:table-cell>
          <table:table-cell office:value-type="string" table:style-name="ce9">
            <text:p>ADELAIDE MARIA DE ARAUJO VIEIRA NASCIM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:.U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102" table:style-name="ce2">
            <text:p>38102</text:p>
          </table:table-cell>
          <table:table-cell office:value-type="string" table:style-name="ce9">
            <text:p>ADENILSON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COMBATE EVASAO FISC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4:.U1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0341" table:style-name="ce2">
            <text:p>40341</text:p>
          </table:table-cell>
          <table:table-cell office:value-type="string" table:style-name="ce9">
            <text:p>ADIR PEREIRA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:.U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7081" table:style-name="ce2">
            <text:p>17081</text:p>
          </table:table-cell>
          <table:table-cell office:value-type="string" table:style-name="ce9">
            <text:p>ADMILSON OLIVEIRA E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formula="of:=SUM([.B16:.U16])" table:style-name="ce10">
            <text:p><text:s/>3.368,91<text:s/></text:p>
          </table:table-cell>
          <table:table-cell table:number-columns-repeated="16362"/>
        </table:table-row>
        <table:table-row table:style-name="ro5">
          <table:table-cell office:value-type="float" office:value="5830" table:style-name="ce2">
            <text:p>5830</text:p>
          </table:table-cell>
          <table:table-cell office:value-type="string" table:style-name="ce9">
            <text:p>AECIO LIMA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:.U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331" table:style-name="ce2">
            <text:p>55331</text:p>
          </table:table-cell>
          <table:table-cell office:value-type="string" table:style-name="ce9">
            <text:p>AGDA MENEZES CABRAL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:.U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841" table:style-name="ce2">
            <text:p>47841</text:p>
          </table:table-cell>
          <table:table-cell office:value-type="string" table:style-name="ce9">
            <text:p>AGENAIRA FRANCIELLY MARIANO 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:.U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21" table:style-name="ce2">
            <text:p>53121</text:p>
          </table:table-cell>
          <table:table-cell office:value-type="string" table:style-name="ce9">
            <text:p>AGENILDO DE MELO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:.U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251" table:style-name="ce2">
            <text:p>29251</text:p>
          </table:table-cell>
          <table:table-cell office:value-type="string" table:style-name="ce9">
            <text:p>AGILEUDO FERNAND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:.U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10" table:style-name="ce2">
            <text:p>6010</text:p>
          </table:table-cell>
          <table:table-cell office:value-type="string" table:style-name="ce9">
            <text:p>AGNALDO TEIXEIRA DAMASCEN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518.17999999999995" table:style-name="ce6">
            <text:p>518,18</text:p>
          </table:table-cell>
          <table:table-cell office:value-type="float" office:value="166.67" table:style-name="ce6">
            <text:p>166,67</text:p>
          </table:table-cell>
          <table:table-cell table:number-columns-repeated="14" table:style-name="ce6"/>
          <table:table-cell office:value-type="float" office:value="684.84999999999991" table:formula="of:=SUM([.B22:.U22])" table:style-name="ce10">
            <text:p><text:s/>684,85<text:s/></text:p>
          </table:table-cell>
          <table:table-cell table:number-columns-repeated="16362"/>
        </table:table-row>
        <table:table-row table:style-name="ro5">
          <table:table-cell office:value-type="float" office:value="34091" table:style-name="ce2">
            <text:p>34091</text:p>
          </table:table-cell>
          <table:table-cell office:value-type="string" table:style-name="ce9">
            <text:p>AGNES DE NAZARE DOS SANTOS BRASIL WESTER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23:.U23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50581" table:style-name="ce2">
            <text:p>50581</text:p>
          </table:table-cell>
          <table:table-cell office:value-type="string" table:style-name="ce9">
            <text:p>AGOSTINHO TROVAO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:.U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2" table:style-name="ce2">
            <text:p>5862</text:p>
          </table:table-cell>
          <table:table-cell office:value-type="string" table:style-name="ce9">
            <text:p>ALADIO LUIZ JARDILINO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:.U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21" table:style-name="ce2">
            <text:p>45721</text:p>
          </table:table-cell>
          <table:table-cell office:value-type="string" table:style-name="ce9">
            <text:p>ALAINE COSTA LEMES SILVERI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:.U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591" table:style-name="ce2">
            <text:p>57591</text:p>
          </table:table-cell>
          <table:table-cell office:value-type="string" table:style-name="ce9">
            <text:p>ALAN DE OLIVEIRA DANTAS CRUZ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:.U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111" table:style-name="ce2">
            <text:p>41111</text:p>
          </table:table-cell>
          <table:table-cell office:value-type="string" table:style-name="ce9">
            <text:p>ALBERTINA SOMBRA DA COST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28:.U28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56951" table:style-name="ce2">
            <text:p>56951</text:p>
          </table:table-cell>
          <table:table-cell office:value-type="string" table:style-name="ce9">
            <text:p>ALCIBETH PESSOA DE QUEIROZ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:.U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191" table:style-name="ce2">
            <text:p>54191</text:p>
          </table:table-cell>
          <table:table-cell office:value-type="string" table:style-name="ce9">
            <text:p>ALDEMIR PINHEIRO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:.U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72" table:style-name="ce2">
            <text:p>45772</text:p>
          </table:table-cell>
          <table:table-cell office:value-type="string" table:style-name="ce9">
            <text:p>ALDERLENE CAST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:.U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381" table:style-name="ce2">
            <text:p>54381</text:p>
          </table:table-cell>
          <table:table-cell office:value-type="string" table:style-name="ce9">
            <text:p>ALDO COLOMBO JUNIOR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:.U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6" table:style-name="ce2">
            <text:p>5916</text:p>
          </table:table-cell>
          <table:table-cell office:value-type="string" table:style-name="ce9">
            <text:p>ALDO SERGIO ALVES FI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:.U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81" table:style-name="ce2">
            <text:p>43781</text:p>
          </table:table-cell>
          <table:table-cell office:value-type="string" table:style-name="ce9">
            <text:p>ALEKINE LOPES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DE HABITACAO E URBANISMO<text:s/>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4:.U3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39201" table:style-name="ce2">
            <text:p>39201</text:p>
          </table:table-cell>
          <table:table-cell office:value-type="string" table:style-name="ce9">
            <text:p>ALESSANDRA ALMEIDA MEZERHAN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:.U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101" table:style-name="ce2">
            <text:p>7101</text:p>
          </table:table-cell>
          <table:table-cell office:value-type="string" table:style-name="ce9">
            <text:p>ALESSANDRA GARCIA MARQU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 DO CONSUMIDOR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6:.U3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011" table:style-name="ce2">
            <text:p>46011</text:p>
          </table:table-cell>
          <table:table-cell office:value-type="string" table:style-name="ce9">
            <text:p>ALESSANDRA MEIRELES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:.U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391" table:style-name="ce2">
            <text:p>46391</text:p>
          </table:table-cell>
          <table:table-cell office:value-type="string" table:style-name="ce9">
            <text:p>ALESSANDRA ORTIZ D AVILA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:.U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192" table:style-name="ce2">
            <text:p>51192</text:p>
          </table:table-cell>
          <table:table-cell office:value-type="string" table:style-name="ce9">
            <text:p>ALESSANDRA PEREIRA DOS SANT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:.U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6902" table:style-name="ce2">
            <text:p>26902</text:p>
          </table:table-cell>
          <table:table-cell office:value-type="string" table:style-name="ce9">
            <text:p>ALESSANDRO LEITE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:.U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3" table:style-name="ce2">
            <text:p>5913</text:p>
          </table:table-cell>
          <table:table-cell office:value-type="string" table:style-name="ce9">
            <text:p>ALEX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:.U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02" table:style-name="ce2">
            <text:p>53802</text:p>
          </table:table-cell>
          <table:table-cell office:value-type="string" table:style-name="ce9">
            <text:p>ALEXANDRE DE SOUZA FARI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:.U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831" table:style-name="ce2">
            <text:p>46831</text:p>
          </table:table-cell>
          <table:table-cell office:value-type="string" table:style-name="ce9">
            <text:p>ALINE DAYANE BRUNO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:.U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9" table:style-name="ce2">
            <text:p>5799</text:p>
          </table:table-cell>
          <table:table-cell office:value-type="string" table:style-name="ce9">
            <text:p>ALINE R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EPITACIO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:.U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441" table:style-name="ce2">
            <text:p>28441</text:p>
          </table:table-cell>
          <table:table-cell office:value-type="string" table:style-name="ce9">
            <text:p>ALLEN SANTOS DE MESQUI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:.U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861" table:style-name="ce2">
            <text:p>16861</text:p>
          </table:table-cell>
          <table:table-cell office:value-type="string" table:style-name="ce9">
            <text:p>ALMIR FERNANDES B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7008.46" table:style-name="ce6">
            <text:p>7008,46</text:p>
          </table:table-cell>
          <table:table-cell table:number-columns-repeated="3" table:style-name="ce6"/>
          <table:table-cell office:value-type="float" office:value="12150.48" table:formula="of:=SUM([.B46:.U46])" table:style-name="ce10">
            <text:p><text:s/>12.150,48<text:s/></text:p>
          </table:table-cell>
          <table:table-cell table:number-columns-repeated="16362"/>
        </table:table-row>
        <table:table-row table:style-name="ro5">
          <table:table-cell office:value-type="float" office:value="41842" table:style-name="ce2">
            <text:p>41842</text:p>
          </table:table-cell>
          <table:table-cell office:value-type="string" table:style-name="ce9">
            <text:p>ALVARO LUCAS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:.U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281" table:style-name="ce2">
            <text:p>7281</text:p>
          </table:table-cell>
          <table:table-cell office:value-type="string" table:style-name="ce9">
            <text:p>ALVARO LUIZ ARAUJO PER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8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office:value-type="float" office:value="5319.33" table:style-name="ce6">
            <text:p>5319,33</text:p>
          </table:table-cell>
          <table:table-cell table:number-columns-repeated="7" table:style-name="ce6"/>
          <table:table-cell office:value-type="float" office:value="10638.66" table:formula="of:=SUM([.B48:.U48])" table:style-name="ce10">
            <text:p><text:s/>10.638,66<text:s/></text:p>
          </table:table-cell>
          <table:table-cell table:number-columns-repeated="16362"/>
        </table:table-row>
        <table:table-row table:style-name="ro5">
          <table:table-cell office:value-type="float" office:value="56941" table:style-name="ce2">
            <text:p>56941</text:p>
          </table:table-cell>
          <table:table-cell office:value-type="string" table:style-name="ce9">
            <text:p>AMANDA SONAIRA SANTOS DA C A RODRIGU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:.U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991" table:style-name="ce2">
            <text:p>53991</text:p>
          </table:table-cell>
          <table:table-cell office:value-type="string" table:style-name="ce9">
            <text:p>AMIRALDO RIBEIRO JUS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:.U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71" table:style-name="ce2">
            <text:p>50471</text:p>
          </table:table-cell>
          <table:table-cell office:value-type="string" table:style-name="ce9">
            <text:p>ANA AMELIA CASTELO MACEDO DE BRI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:.U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21" table:style-name="ce2">
            <text:p>57721</text:p>
          </table:table-cell>
          <table:table-cell office:value-type="string" table:style-name="ce9">
            <text:p>ANA CAROLINA XIMENES GUERR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:.U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61" table:style-name="ce2">
            <text:p>57161</text:p>
          </table:table-cell>
          <table:table-cell office:value-type="string" table:style-name="ce9">
            <text:p>ANA CAROLINE CARDOSO DE PAUL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:.U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51" table:style-name="ce2">
            <text:p>57751</text:p>
          </table:table-cell>
          <table:table-cell office:value-type="string" table:style-name="ce9">
            <text:p>ANA CAROLINE COSTA E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:.U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31" table:style-name="ce2">
            <text:p>5931</text:p>
          </table:table-cell>
          <table:table-cell office:value-type="string" table:style-name="ce9">
            <text:p>ANA CAROLINE DE FREITAS ARAUJ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:.U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692" table:style-name="ce2">
            <text:p>39692</text:p>
          </table:table-cell>
          <table:table-cell office:value-type="string" table:style-name="ce9">
            <text:p>ANA FABIOLA LIMA BES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:.U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21" table:style-name="ce2">
            <text:p>56021</text:p>
          </table:table-cell>
          <table:table-cell office:value-type="string" table:style-name="ce9">
            <text:p>ANA PAULA POJO FERREIR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:.U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81" table:style-name="ce2">
            <text:p>57681</text:p>
          </table:table-cell>
          <table:table-cell office:value-type="string" table:style-name="ce9">
            <text:p>ANADIO MO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:.U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11" table:style-name="ce2">
            <text:p>46111</text:p>
          </table:table-cell>
          <table:table-cell office:value-type="string" table:style-name="ce9">
            <text:p>ANALU FERNANDA GOLF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:.U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36" table:style-name="ce2">
            <text:p>5836</text:p>
          </table:table-cell>
          <table:table-cell office:value-type="string" table:style-name="ce9">
            <text:p>ANANDA KATRINE SILV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:.U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582" table:style-name="ce2">
            <text:p>31582</text:p>
          </table:table-cell>
          <table:table-cell office:value-type="string" table:style-name="ce9">
            <text:p>ANGELA MARIA FERNANDES FONT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:.U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171" table:style-name="ce2">
            <text:p>52171</text:p>
          </table:table-cell>
          <table:table-cell office:value-type="string" table:style-name="ce9">
            <text:p>ANGELO VICTORIO GARDENAL CABRERA CAMOLEZ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:.U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91" table:style-name="ce2">
            <text:p>3291</text:p>
          </table:table-cell>
          <table:table-cell office:value-type="string" table:style-name="ce9">
            <text:p>ANTONIA ALENCAR DE ALBUQUERQU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:.U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11" table:style-name="ce2">
            <text:p>3611</text:p>
          </table:table-cell>
          <table:table-cell office:value-type="string" table:style-name="ce9">
            <text:p>ANTONIA DA COSTA PE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64:.U64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5701" table:style-name="ce2">
            <text:p>55701</text:p>
          </table:table-cell>
          <table:table-cell office:value-type="string" table:style-name="ce9">
            <text:p>ANTONIA GLEICIANE BEZERRA MACIA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:.U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041" table:style-name="ce2">
            <text:p>46041</text:p>
          </table:table-cell>
          <table:table-cell office:value-type="string" table:style-name="ce9">
            <text:p>ANTONIA JANAINA SILVA PACHEC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:.U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51" table:style-name="ce2">
            <text:p>53151</text:p>
          </table:table-cell>
          <table:table-cell office:value-type="string" table:style-name="ce9">
            <text:p>ANTONIO ACOSTA DI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:.U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21" table:style-name="ce2">
            <text:p>55921</text:p>
          </table:table-cell>
          <table:table-cell office:value-type="string" table:style-name="ce9">
            <text:p>ANTONIO ALCESTE CALLIL DE CASTR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BUJARI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68:.U68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7371" table:style-name="ce2">
            <text:p>57371</text:p>
          </table:table-cell>
          <table:table-cell office:value-type="string" table:style-name="ce9">
            <text:p>ANTONIO AMAURI ANERAO JUNIOR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DESENV DE SISTEM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:.U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421" table:style-name="ce2">
            <text:p>56421</text:p>
          </table:table-cell>
          <table:table-cell office:value-type="string" table:style-name="ce9">
            <text:p>ANTONIO CARLOS DE SOUZ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:.U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81" table:style-name="ce2">
            <text:p>56281</text:p>
          </table:table-cell>
          <table:table-cell office:value-type="string" table:style-name="ce9">
            <text:p>ANTONIO DANTA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:.U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71" table:style-name="ce2">
            <text:p>51471</text:p>
          </table:table-cell>
          <table:table-cell office:value-type="string" table:style-name="ce9">
            <text:p>ANTONIO FRANCINEY DE ALMEIDA ROCH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:.U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661" table:style-name="ce2">
            <text:p>54661</text:p>
          </table:table-cell>
          <table:table-cell office:value-type="string" table:style-name="ce9">
            <text:p>ANTONIO GABRIEL ALMEIDA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:.U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791" table:style-name="ce2">
            <text:p>7791</text:p>
          </table:table-cell>
          <table:table-cell office:value-type="string" table:style-name="ce9">
            <text:p>ANTONIO GUEDES DANTA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74:.U74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3071" table:style-name="ce2">
            <text:p>53071</text:p>
          </table:table-cell>
          <table:table-cell office:value-type="string" table:style-name="ce9">
            <text:p>ANTONIO JOSE MACEDO CASTEL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5:.U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91" table:style-name="ce2">
            <text:p>55791</text:p>
          </table:table-cell>
          <table:table-cell office:value-type="string" table:style-name="ce9">
            <text:p>ANTONIO JOSE MARQUES GADEL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6:.U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51" table:style-name="ce2">
            <text:p>55551</text:p>
          </table:table-cell>
          <table:table-cell office:value-type="string" table:style-name="ce9">
            <text:p>ANTONIO JOSE PEREIRA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7:.U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931" table:style-name="ce2">
            <text:p>30931</text:p>
          </table:table-cell>
          <table:table-cell office:value-type="string" table:style-name="ce9">
            <text:p>ANTONIO MARTINS MAIA PO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8:.U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51" table:style-name="ce2">
            <text:p>5851</text:p>
          </table:table-cell>
          <table:table-cell office:value-type="string" table:style-name="ce9">
            <text:p>ANTONIO NASCIMENT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9:.U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421" table:style-name="ce2">
            <text:p>30421</text:p>
          </table:table-cell>
          <table:table-cell office:value-type="string" table:style-name="ce9">
            <text:p>ANTONIO NEURIBERGUE DO REGO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0:.U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3101" table:style-name="ce2">
            <text:p>33101</text:p>
          </table:table-cell>
          <table:table-cell office:value-type="string" table:style-name="ce9">
            <text:p>ANTONIO TADEU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1:.U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551" table:style-name="ce2">
            <text:p>56551</text:p>
          </table:table-cell>
          <table:table-cell office:value-type="string" table:style-name="ce9">
            <text:p>ANTONIO TIMMERMAM DE PAIVA JUNIOR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2:.U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41" table:style-name="ce2">
            <text:p>53041</text:p>
          </table:table-cell>
          <table:table-cell office:value-type="string" table:style-name="ce9">
            <text:p>ANTONIO VAZ MAGALHA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3:.U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93" table:style-name="ce2">
            <text:p>51993</text:p>
          </table:table-cell>
          <table:table-cell office:value-type="string" table:style-name="ce9">
            <text:p>ANY EVELYN DA SILV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4:.U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782" table:style-name="ce2">
            <text:p>37782</text:p>
          </table:table-cell>
          <table:table-cell office:value-type="string" table:style-name="ce9">
            <text:p>ARETUZA DE ALMEIDA CRU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85:.U8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7081" table:style-name="ce2">
            <text:p>57081</text:p>
          </table:table-cell>
          <table:table-cell office:value-type="string" table:style-name="ce9">
            <text:p>ARIANA NICOLE VASCONCELOS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6:.U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76" table:style-name="ce2">
            <text:p>5976</text:p>
          </table:table-cell>
          <table:table-cell office:value-type="string" table:style-name="ce9">
            <text:p>ARLINDO ALMEIDA DE LIM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7:.U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1" table:style-name="ce2">
            <text:p>5861</text:p>
          </table:table-cell>
          <table:table-cell office:value-type="string" table:style-name="ce9">
            <text:p>ARLINDO VICTOR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8:.U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71" table:style-name="ce2">
            <text:p>51071</text:p>
          </table:table-cell>
          <table:table-cell office:value-type="string" table:style-name="ce9">
            <text:p>ARTHUR BRAGA DE SOUZ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89:.U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211" table:style-name="ce2">
            <text:p>42211</text:p>
          </table:table-cell>
          <table:table-cell office:value-type="string" table:style-name="ce9">
            <text:p>ARTHUR CESAR BRUNO DA SILV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0:.U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111" table:style-name="ce2">
            <text:p>47111</text:p>
          </table:table-cell>
          <table:table-cell office:value-type="string" table:style-name="ce9">
            <text:p>ARTHUR CEZAR PINHEIRO LEITE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1:.U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3" table:style-name="ce2">
            <text:p>5863</text:p>
          </table:table-cell>
          <table:table-cell office:value-type="string" table:style-name="ce9">
            <text:p>ARYANE DA SILVA PA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2:.U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7" table:style-name="ce2">
            <text:p>5967</text:p>
          </table:table-cell>
          <table:table-cell office:value-type="string" table:style-name="ce9">
            <text:p>ARYANE MAIA DOMING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3:.U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331" table:style-name="ce2">
            <text:p>38331</text:p>
          </table:table-cell>
          <table:table-cell office:value-type="string" table:style-name="ce9">
            <text:p>ASSIS RODRIGUES DA SILV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4:.U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51" table:style-name="ce2">
            <text:p>55751</text:p>
          </table:table-cell>
          <table:table-cell office:value-type="string" table:style-name="ce9">
            <text:p>AUDENYR AROSTILDE BELMIN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5:.U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61" table:style-name="ce2">
            <text:p>55961</text:p>
          </table:table-cell>
          <table:table-cell office:value-type="string" table:style-name="ce9">
            <text:p>AURE RIBEIRO NET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96:.U96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052" table:style-name="ce2">
            <text:p>5052</text:p>
          </table:table-cell>
          <table:table-cell office:value-type="string" table:style-name="ce9">
            <text:p>AURELIO SOUZA DA SILVA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7:.U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011" table:style-name="ce2">
            <text:p>54011</text:p>
          </table:table-cell>
          <table:table-cell office:value-type="string" table:style-name="ce9">
            <text:p>AURIMAR MELO DA TRINDAD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8:.U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082" table:style-name="ce2">
            <text:p>39082</text:p>
          </table:table-cell>
          <table:table-cell office:value-type="string" table:style-name="ce9">
            <text:p>BARTIRA RAIMUNDA COSTA FERNAND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99:.U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81" table:style-name="ce2">
            <text:p>43881</text:p>
          </table:table-cell>
          <table:table-cell office:value-type="string" table:style-name="ce9">
            <text:p>BERNARDO FITERMAN ALB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00:.U10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6331" table:style-name="ce2">
            <text:p>56331</text:p>
          </table:table-cell>
          <table:table-cell office:value-type="string" table:style-name="ce9">
            <text:p>BIANCA BERNARDES DE MORA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CRELANDI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101:.U101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1651" table:style-name="ce2">
            <text:p>51651</text:p>
          </table:table-cell>
          <table:table-cell office:value-type="string" table:style-name="ce9">
            <text:p>BLANCA NUNES FARHA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2:.U1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991" table:style-name="ce2">
            <text:p>54991</text:p>
          </table:table-cell>
          <table:table-cell office:value-type="string" table:style-name="ce9">
            <text:p>BRENDA DE SOUZA ARAUJ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3:.U1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01" table:style-name="ce2">
            <text:p>51401</text:p>
          </table:table-cell>
          <table:table-cell office:value-type="string" table:style-name="ce9">
            <text:p>BRENO COSTA CAMPEL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4:.U1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71" table:style-name="ce2">
            <text:p>50771</text:p>
          </table:table-cell>
          <table:table-cell office:value-type="string" table:style-name="ce9">
            <text:p>BRUNA BORGES COSTA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5:.U1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892" table:style-name="ce2">
            <text:p>44892</text:p>
          </table:table-cell>
          <table:table-cell office:value-type="string" table:style-name="ce9">
            <text:p>BRUNA DE ABREU ARMANI CARDOS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6:.U1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82" table:style-name="ce2">
            <text:p>51082</text:p>
          </table:table-cell>
          <table:table-cell office:value-type="string" table:style-name="ce9">
            <text:p>BRUNA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7:.U1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42" table:style-name="ce2">
            <text:p>51842</text:p>
          </table:table-cell>
          <table:table-cell office:value-type="string" table:style-name="ce9">
            <text:p>BRUNA PAULA ARAUJO DE SOUZ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8:.U1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5" table:style-name="ce2">
            <text:p>5085</text:p>
          </table:table-cell>
          <table:table-cell office:value-type="string" table:style-name="ce9">
            <text:p>BRUNNA CRISTINA BARBOSA CHAA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09:.U1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851" table:style-name="ce2">
            <text:p>45851</text:p>
          </table:table-cell>
          <table:table-cell office:value-type="string" table:style-name="ce9">
            <text:p>BRUNNA DE MENDONCA CUNH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0:.U1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8" table:style-name="ce2">
            <text:p>5788</text:p>
          </table:table-cell>
          <table:table-cell office:value-type="string" table:style-name="ce9">
            <text:p>BRUNO DA SILVA NOGUEIRA</text:p>
          </table:table-cell>
          <table:table-cell office:value-type="string" table:style-name="ce9">
            <text:p>CHEFE DE COORDENADORIA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1:.U1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043" table:style-name="ce2">
            <text:p>42043</text:p>
          </table:table-cell>
          <table:table-cell office:value-type="string" table:style-name="ce9">
            <text:p>BRUNO ROBERTO CAVALCANTE VAZ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OTORIA DE JUSTICA CUMUL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2:.U1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4" table:style-name="ce2">
            <text:p>5944</text:p>
          </table:table-cell>
          <table:table-cell office:value-type="string" table:style-name="ce9">
            <text:p>CAIO BRUNO DE SOUSA BARROS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3:.U1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91" table:style-name="ce2">
            <text:p>49891</text:p>
          </table:table-cell>
          <table:table-cell office:value-type="string" table:style-name="ce9">
            <text:p>CAMILA GOMES PIR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4:.U1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651" table:style-name="ce2">
            <text:p>41651</text:p>
          </table:table-cell>
          <table:table-cell office:value-type="string" table:style-name="ce9">
            <text:p>CAMILA MATTOS DE PINH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5:.U1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11" table:style-name="ce2">
            <text:p>55911</text:p>
          </table:table-cell>
          <table:table-cell office:value-type="string" table:style-name="ce9">
            <text:p>CARLA SINARA DE OLIVEIRA SANT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6:.U1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61" table:style-name="ce2">
            <text:p>54761</text:p>
          </table:table-cell>
          <table:table-cell office:value-type="string" table:style-name="ce9">
            <text:p>CARLOS AUGUSTO DA COSTA PESCAD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4800.7" table:style-name="ce6">
            <text:p>4800,7</text:p>
          </table:table-cell>
          <table:table-cell table:number-columns-repeated="7" table:style-name="ce6"/>
          <table:table-cell office:value-type="float" office:value="9942.7199999999993" table:formula="of:=SUM([.B117:.U117])" table:style-name="ce10">
            <text:p><text:s/>9.942,72<text:s/></text:p>
          </table:table-cell>
          <table:table-cell table:number-columns-repeated="16362"/>
        </table:table-row>
        <table:table-row table:style-name="ro5">
          <table:table-cell office:value-type="float" office:value="5815" table:style-name="ce2">
            <text:p>5815</text:p>
          </table:table-cell>
          <table:table-cell office:value-type="string" table:style-name="ce9">
            <text:p>CARLOS AUGUSTO DE ARAUJ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18:.U1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201" table:style-name="ce2">
            <text:p>11201</text:p>
          </table:table-cell>
          <table:table-cell office:value-type="string" table:style-name="ce9">
            <text:p>CARLOS ROBERTO DA SILV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19:.U119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1101" table:style-name="ce2">
            <text:p>51101</text:p>
          </table:table-cell>
          <table:table-cell office:value-type="string" table:style-name="ce9">
            <text:p>CAROLINA FER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0:.U1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593" table:style-name="ce2">
            <text:p>51593</text:p>
          </table:table-cell>
          <table:table-cell office:value-type="string" table:style-name="ce9">
            <text:p>CAROLINNE BEIRUTH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1:.U1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31" table:style-name="ce2">
            <text:p>1831</text:p>
          </table:table-cell>
          <table:table-cell office:value-type="string" table:style-name="ce9">
            <text:p>CASSIA MARIA PEREIRA DE SOUZ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122:.U122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7621" table:style-name="ce2">
            <text:p>57621</text:p>
          </table:table-cell>
          <table:table-cell office:value-type="string" table:style-name="ce9">
            <text:p>CASSIA ORLANDA DE SOUZA DIA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3:.U1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571" table:style-name="ce2">
            <text:p>47571</text:p>
          </table:table-cell>
          <table:table-cell office:value-type="string" table:style-name="ce9">
            <text:p>CATHERINE LAMAR DE AZEVED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4:.U1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41" table:style-name="ce2">
            <text:p>52741</text:p>
          </table:table-cell>
          <table:table-cell office:value-type="string" table:style-name="ce9">
            <text:p>CATIANA PEREIRA MARCAL DE CARVA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5:.U1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081" table:style-name="ce2">
            <text:p>44081</text:p>
          </table:table-cell>
          <table:table-cell office:value-type="string" table:style-name="ce9">
            <text:p>CELINA MARIA NASCIMENTO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126:.U126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6981" table:style-name="ce2">
            <text:p>6981</text:p>
          </table:table-cell>
          <table:table-cell office:value-type="string" table:style-name="ce9">
            <text:p>CELSO JERONIMO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CORREGEDORIA GER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27:.U127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5572" table:style-name="ce2">
            <text:p>45572</text:p>
          </table:table-cell>
          <table:table-cell office:value-type="string" table:style-name="ce9">
            <text:p>CICERO PEREIRA BENICIO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8:.U1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32" table:style-name="ce2">
            <text:p>5832</text:p>
          </table:table-cell>
          <table:table-cell office:value-type="string" table:style-name="ce9">
            <text:p>CILEUDO JOSE FERREIRA CHAV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29:.U1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0" table:style-name="ce2">
            <text:p>5790</text:p>
          </table:table-cell>
          <table:table-cell office:value-type="string" table:style-name="ce9">
            <text:p>CLARA MENDES GOM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0:.U1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01" table:style-name="ce2">
            <text:p>5401</text:p>
          </table:table-cell>
          <table:table-cell office:value-type="string" table:style-name="ce9">
            <text:p>CLAUDIA MARIA DE PADU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1:.U1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6" table:style-name="ce2">
            <text:p>5996</text:p>
          </table:table-cell>
          <table:table-cell office:value-type="string" table:style-name="ce9">
            <text:p>CLAUDIO ROBERTO PONTES DIOGEN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2:.U1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611" table:style-name="ce2">
            <text:p>19611</text:p>
          </table:table-cell>
          <table:table-cell office:value-type="string" table:style-name="ce9">
            <text:p>CLAUD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3:.U1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981" table:style-name="ce2">
            <text:p>56981</text:p>
          </table:table-cell>
          <table:table-cell office:value-type="string" table:style-name="ce9">
            <text:p>CLEONILSON FREITAS DO VALE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4:.U1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61" table:style-name="ce2">
            <text:p>49261</text:p>
          </table:table-cell>
          <table:table-cell office:value-type="string" table:style-name="ce9">
            <text:p>CLEYCIANE SILVA FERR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5:.U1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71" table:style-name="ce2">
            <text:p>52771</text:p>
          </table:table-cell>
          <table:table-cell office:value-type="string" table:style-name="ce9">
            <text:p>CLEYSON RICCELY AMORIM DE CAST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6:.U1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61" table:style-name="ce2">
            <text:p>51761</text:p>
          </table:table-cell>
          <table:table-cell office:value-type="string" table:style-name="ce9">
            <text:p>COSME ALVES SER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7:.U1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121" table:style-name="ce2">
            <text:p>11121</text:p>
          </table:table-cell>
          <table:table-cell office:value-type="string" table:style-name="ce9">
            <text:p>COSMO LIMA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38:.U138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6292" table:style-name="ce2">
            <text:p>46292</text:p>
          </table:table-cell>
          <table:table-cell office:value-type="string" table:style-name="ce9">
            <text:p>CRISTIANE DO NASCIMENT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39:.U1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51" table:style-name="ce2">
            <text:p>38751</text:p>
          </table:table-cell>
          <table:table-cell office:value-type="string" table:style-name="ce9">
            <text:p>CRISTIANE GOMES VIEIRA</text:p>
          </table:table-cell>
          <table:table-cell office:value-type="string" table:style-name="ce9">
            <text:p>GESTOR ADMINISTRATIV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0:.U1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01" table:style-name="ce2">
            <text:p>55501</text:p>
          </table:table-cell>
          <table:table-cell office:value-type="string" table:style-name="ce9">
            <text:p>CRISTINA CARDOSO VILAUBA NOLE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1:.U1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2" table:style-name="ce2">
            <text:p>5982</text:p>
          </table:table-cell>
          <table:table-cell office:value-type="string" table:style-name="ce9">
            <text:p>DAIANA DE ARAUJO PER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2:.U1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30" table:style-name="ce2">
            <text:p>5930</text:p>
          </table:table-cell>
          <table:table-cell office:value-type="string" table:style-name="ce9">
            <text:p>DAIANA MEDINA ASSAD AIRES FERNAND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3:.U1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4" table:style-name="ce2">
            <text:p>5784</text:p>
          </table:table-cell>
          <table:table-cell office:value-type="string" table:style-name="ce9">
            <text:p>DAISSON GOMES TEL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144:.U144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20381" table:style-name="ce2">
            <text:p>20381</text:p>
          </table:table-cell>
          <table:table-cell office:value-type="string" table:style-name="ce9">
            <text:p>DANIEL ALVES LOPES PESSO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5:.U1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391" table:style-name="ce2">
            <text:p>57391</text:p>
          </table:table-cell>
          <table:table-cell office:value-type="string" table:style-name="ce9">
            <text:p>DANIELA MARIA BARROS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6:.U1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801" table:style-name="ce2">
            <text:p>46801</text:p>
          </table:table-cell>
          <table:table-cell office:value-type="string" table:style-name="ce9">
            <text:p>DANIELA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147:.U147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7221" table:style-name="ce2">
            <text:p>57221</text:p>
          </table:table-cell>
          <table:table-cell office:value-type="string" table:style-name="ce9">
            <text:p>DANIELE HEIDERICH SANTIA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48:.U1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501" table:style-name="ce2">
            <text:p>13501</text:p>
          </table:table-cell>
          <table:table-cell office:value-type="string" table:style-name="ce9">
            <text:p>DANILO LOVISARO DO NASCIMEN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149:.U149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065" table:style-name="ce2">
            <text:p>5065</text:p>
          </table:table-cell>
          <table:table-cell office:value-type="string" table:style-name="ce9">
            <text:p>DANILO SCRAMIN ALV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0:.U1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61" table:style-name="ce2">
            <text:p>49661</text:p>
          </table:table-cell>
          <table:table-cell office:value-type="string" table:style-name="ce9">
            <text:p>DANNA SOUSA DE FRANC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1:.U1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561" table:style-name="ce2">
            <text:p>54561</text:p>
          </table:table-cell>
          <table:table-cell office:value-type="string" table:style-name="ce9">
            <text:p>DARLING LOPES VAS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2:.U1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221" table:style-name="ce2">
            <text:p>52221</text:p>
          </table:table-cell>
          <table:table-cell office:value-type="string" table:style-name="ce9">
            <text:p>DAVID GOMES FARI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3:.U1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271" table:style-name="ce2">
            <text:p>37271</text:p>
          </table:table-cell>
          <table:table-cell office:value-type="string" table:style-name="ce9">
            <text:p>DAYAN MOREIRA ALBUQUERQU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3680.53" table:style-name="ce6">
            <text:p>3680,53</text:p>
          </table:table-cell>
          <table:table-cell table:number-columns-repeated="7" table:style-name="ce6"/>
          <table:table-cell office:value-type="float" office:value="8822.5499999999993" table:formula="of:=SUM([.B154:.U154])" table:style-name="ce10">
            <text:p><text:s/>8.822,55<text:s/></text:p>
          </table:table-cell>
          <table:table-cell table:number-columns-repeated="16362"/>
        </table:table-row>
        <table:table-row table:style-name="ro5">
          <table:table-cell office:value-type="float" office:value="49781" table:style-name="ce2">
            <text:p>49781</text:p>
          </table:table-cell>
          <table:table-cell office:value-type="string" table:style-name="ce9">
            <text:p>DEBORA BIASOLI MARQU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5:.U1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71" table:style-name="ce2">
            <text:p>56871</text:p>
          </table:table-cell>
          <table:table-cell office:value-type="string" table:style-name="ce9">
            <text:p>DEBORA MARIA LOPES DA SILVA OLIV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6:.U1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301" table:style-name="ce2">
            <text:p>46301</text:p>
          </table:table-cell>
          <table:table-cell office:value-type="string" table:style-name="ce9">
            <text:p>DEISE NINA DUT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7:.U1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9" table:style-name="ce2">
            <text:p>5789</text:p>
          </table:table-cell>
          <table:table-cell office:value-type="string" table:style-name="ce9">
            <text:p>DENER AUGUSTO BARBOS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8:.U1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561" table:style-name="ce2">
            <text:p>56561</text:p>
          </table:table-cell>
          <table:table-cell office:value-type="string" table:style-name="ce9">
            <text:p>DENISE ANDRADE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59:.U1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21" table:style-name="ce2">
            <text:p>56221</text:p>
          </table:table-cell>
          <table:table-cell office:value-type="string" table:style-name="ce9">
            <text:p>DEYVISSON GOMES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0:.U1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31" table:style-name="ce2">
            <text:p>43831</text:p>
          </table:table-cell>
          <table:table-cell office:value-type="string" table:style-name="ce9">
            <text:p>DIANA SORAIA TABALIPA PIMENT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61:.U16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049" table:style-name="ce2">
            <text:p>5049</text:p>
          </table:table-cell>
          <table:table-cell office:value-type="string" table:style-name="ce9">
            <text:p>DIANGLEI MACIEL CAVALCAN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2:.U1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051" table:style-name="ce2">
            <text:p>55051</text:p>
          </table:table-cell>
          <table:table-cell office:value-type="string" table:style-name="ce9">
            <text:p>DIEGO COSTA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3:.U1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32" table:style-name="ce2">
            <text:p>51932</text:p>
          </table:table-cell>
          <table:table-cell office:value-type="string" table:style-name="ce9">
            <text:p>DIEGO NEGREIROS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4:.U1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601" table:style-name="ce2">
            <text:p>54601</text:p>
          </table:table-cell>
          <table:table-cell office:value-type="string" table:style-name="ce9">
            <text:p>DILCILENE SALES UCHOA DA CONCEICA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5:.U1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801" table:style-name="ce2">
            <text:p>32801</text:p>
          </table:table-cell>
          <table:table-cell office:value-type="string" table:style-name="ce9">
            <text:p>DIMES AFONSO DIAS PE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6:.U1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7" table:style-name="ce2">
            <text:p>5917</text:p>
          </table:table-cell>
          <table:table-cell office:value-type="string" table:style-name="ce9">
            <text:p>DIMITRIA MESQUITA SOARES PIN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7:.U1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7" table:style-name="ce2">
            <text:p>5957</text:p>
          </table:table-cell>
          <table:table-cell office:value-type="string" table:style-name="ce9">
            <text:p>DJALMA FIRMIANO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8:.U1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53" table:style-name="ce2">
            <text:p>5853</text:p>
          </table:table-cell>
          <table:table-cell office:value-type="string" table:style-name="ce9">
            <text:p>DORIAN MONTEIRO BRAGA DE CARVALH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69:.U1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11" table:style-name="ce2">
            <text:p>51811</text:p>
          </table:table-cell>
          <table:table-cell office:value-type="string" table:style-name="ce9">
            <text:p>DOUGLAS DA SILVA SANTO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0:.U1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22" table:style-name="ce2">
            <text:p>43722</text:p>
          </table:table-cell>
          <table:table-cell office:value-type="string" table:style-name="ce9">
            <text:p>DULCE HELENA DE FREITAS FRANC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3 PROMOTORIA DE JUST CRIMINAL <text:s/>VIOL DOM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71:.U17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8091" table:style-name="ce2">
            <text:p>8091</text:p>
          </table:table-cell>
          <table:table-cell office:value-type="string" table:style-name="ce9">
            <text:p>DURVAL VIEIRA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172:.U172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42521" table:style-name="ce2">
            <text:p>42521</text:p>
          </table:table-cell>
          <table:table-cell office:value-type="string" table:style-name="ce9">
            <text:p>DYEGO FRANCISCO ALBUQUERQUE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3:.U1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471" table:style-name="ce2">
            <text:p>45471</text:p>
          </table:table-cell>
          <table:table-cell office:value-type="string" table:style-name="ce9">
            <text:p>EDELMAR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TEC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4:.U1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6" table:style-name="ce2">
            <text:p>5986</text:p>
          </table:table-cell>
          <table:table-cell office:value-type="string" table:style-name="ce9">
            <text:p>EDGAR LIM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5:.U1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81" table:style-name="ce2">
            <text:p>49881</text:p>
          </table:table-cell>
          <table:table-cell office:value-type="string" table:style-name="ce9">
            <text:p>EDGARD DE OLIVEIR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6:.U1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311" table:style-name="ce2">
            <text:p>10311</text:p>
          </table:table-cell>
          <table:table-cell office:value-type="string" table:style-name="ce9">
            <text:p>EDILINA LIMA ARARIPE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177:.U177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859" table:style-name="ce2">
            <text:p>5859</text:p>
          </table:table-cell>
          <table:table-cell office:value-type="string" table:style-name="ce9">
            <text:p>EDIMAR MOURA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8:.U1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871" table:style-name="ce2">
            <text:p>28871</text:p>
          </table:table-cell>
          <table:table-cell office:value-type="string" table:style-name="ce9">
            <text:p>EDIVALDO TAVARES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79:.U1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901" table:style-name="ce2">
            <text:p>56901</text:p>
          </table:table-cell>
          <table:table-cell office:value-type="string" table:style-name="ce9">
            <text:p>EDIVANDRO CARMO DO NASCIMENT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0:.U1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581" table:style-name="ce2">
            <text:p>10581</text:p>
          </table:table-cell>
          <table:table-cell office:value-type="string" table:style-name="ce9">
            <text:p>EDMAR AZEVEDO MONTEIRO FI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7" table:style-name="ce6"/>
          <table:table-cell office:value-type="float" office:value="5116.5200000000004" table:style-name="ce6">
            <text:p>5116,52</text:p>
          </table:table-cell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8662.74" table:formula="of:=SUM([.B181:.U181])" table:style-name="ce10">
            <text:p><text:s/>8.662,74<text:s/></text:p>
          </table:table-cell>
          <table:table-cell table:number-columns-repeated="16362"/>
        </table:table-row>
        <table:table-row table:style-name="ro5">
          <table:table-cell office:value-type="float" office:value="5860" table:style-name="ce2">
            <text:p>5860</text:p>
          </table:table-cell>
          <table:table-cell office:value-type="string" table:style-name="ce9">
            <text:p>EDMUNDO DE ARAUJO AGUIAR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2:.U1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361" table:style-name="ce2">
            <text:p>53361</text:p>
          </table:table-cell>
          <table:table-cell office:value-type="string" table:style-name="ce9">
            <text:p>EDSON ARAUJO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3:.U1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8" table:style-name="ce2">
            <text:p>6008</text:p>
          </table:table-cell>
          <table:table-cell office:value-type="string" table:style-name="ce9">
            <text:p>EDUARDA ALVES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545.45000000000005" table:style-name="ce6">
            <text:p>545,45</text:p>
          </table:table-cell>
          <table:table-cell office:value-type="float" office:value="173.33" table:style-name="ce6">
            <text:p>173,33</text:p>
          </table:table-cell>
          <table:table-cell table:number-columns-repeated="14" table:style-name="ce6"/>
          <table:table-cell office:value-type="float" office:value="718.78000000000009" table:formula="of:=SUM([.B184:.U184])" table:style-name="ce10">
            <text:p><text:s/>718,78<text:s/></text:p>
          </table:table-cell>
          <table:table-cell table:number-columns-repeated="16362"/>
        </table:table-row>
        <table:table-row table:style-name="ro5">
          <table:table-cell office:value-type="float" office:value="20971" table:style-name="ce2">
            <text:p>20971</text:p>
          </table:table-cell>
          <table:table-cell office:value-type="string" table:style-name="ce9">
            <text:p>EDUARDO CUNHA DUAR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5:.U1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841" table:style-name="ce2">
            <text:p>13841</text:p>
          </table:table-cell>
          <table:table-cell office:value-type="string" table:style-name="ce9">
            <text:p>EFRAIN ENRIQUE MENDOZA MENDIVIL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9942.02" table:formula="of:=SUM([.B186:.U186])" table:style-name="ce10">
            <text:p><text:s/>19.942,02<text:s/></text:p>
          </table:table-cell>
          <table:table-cell table:number-columns-repeated="16362"/>
        </table:table-row>
        <table:table-row table:style-name="ro5">
          <table:table-cell office:value-type="float" office:value="44493" table:style-name="ce2">
            <text:p>44493</text:p>
          </table:table-cell>
          <table:table-cell office:value-type="string" table:style-name="ce9">
            <text:p>EKYLANE RESENDE MOREIRA FILGUEIR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7:.U1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651" table:style-name="ce2">
            <text:p>53651</text:p>
          </table:table-cell>
          <table:table-cell office:value-type="string" table:style-name="ce9">
            <text:p>ELAINE LIMA FERREI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8:.U1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461" table:style-name="ce2">
            <text:p>20461</text:p>
          </table:table-cell>
          <table:table-cell office:value-type="string" table:style-name="ce9">
            <text:p>ELIANA MENDONCA DA SILVA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89:.U1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42" table:style-name="ce2">
            <text:p>43742</text:p>
          </table:table-cell>
          <table:table-cell office:value-type="string" table:style-name="ce9">
            <text:p>ELIANE MISAE KINOSHI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IVE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190:.U19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1602" table:style-name="ce2">
            <text:p>51602</text:p>
          </table:table-cell>
          <table:table-cell office:value-type="string" table:style-name="ce9">
            <text:p>ELIAS ANDRADE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1:.U1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691" table:style-name="ce2">
            <text:p>30691</text:p>
          </table:table-cell>
          <table:table-cell office:value-type="string" table:style-name="ce9">
            <text:p>ELIAS DE LIMA CARN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2:.U1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8" table:style-name="ce2">
            <text:p>5078</text:p>
          </table:table-cell>
          <table:table-cell office:value-type="string" table:style-name="ce9">
            <text:p>ELIAS FRANCISCO DOS SANTOS JUNIO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3:.U1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231" table:style-name="ce2">
            <text:p>43231</text:p>
          </table:table-cell>
          <table:table-cell office:value-type="string" table:style-name="ce9">
            <text:p>ELIDA VIEIRA DE FREITA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4:.U1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181" table:style-name="ce2">
            <text:p>52181</text:p>
          </table:table-cell>
          <table:table-cell office:value-type="string" table:style-name="ce9">
            <text:p>ELILDO SAMPAIO DE ALBUQUERQU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5:.U1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741" table:style-name="ce2">
            <text:p>10741</text:p>
          </table:table-cell>
          <table:table-cell office:value-type="string" table:style-name="ce9">
            <text:p>ELISEU BUCHMEIER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196:.U196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47552" table:style-name="ce2">
            <text:p>47552</text:p>
          </table:table-cell>
          <table:table-cell office:value-type="string" table:style-name="ce9">
            <text:p>ELISSANDRA NASCIMENT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7:.U1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151" table:style-name="ce2">
            <text:p>45151</text:p>
          </table:table-cell>
          <table:table-cell office:value-type="string" table:style-name="ce9">
            <text:p>ELIZETE DA SILVA CAMPO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8:.U1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691" table:style-name="ce2">
            <text:p>45691</text:p>
          </table:table-cell>
          <table:table-cell office:value-type="string" table:style-name="ce9">
            <text:p>ENAYLE ALVES FAINO PATRICIO DOS REI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199:.U1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41" table:style-name="ce2">
            <text:p>51741</text:p>
          </table:table-cell>
          <table:table-cell office:value-type="string" table:style-name="ce9">
            <text:p>ENISSON ALMEIDA QUEIROZ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0:.U2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421" table:style-name="ce2">
            <text:p>49421</text:p>
          </table:table-cell>
          <table:table-cell office:value-type="string" table:style-name="ce9">
            <text:p>ERICK CAVALCANTI LINHARES LIM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5" table:style-name="ce6"/>
          <table:table-cell office:value-type="float" office:value="5000" table:style-name="ce6">
            <text:p>5000</text:p>
          </table:table-cell>
          <table:table-cell table:style-name="ce6"/>
          <table:table-cell office:value-type="float" office:value="5000" table:formula="of:=SUM([.B201:.U201])" table:style-name="ce10">
            <text:p><text:s/>5.000,00<text:s/></text:p>
          </table:table-cell>
          <table:table-cell table:number-columns-repeated="16362"/>
        </table:table-row>
        <table:table-row table:style-name="ro5">
          <table:table-cell office:value-type="float" office:value="54131" table:style-name="ce2">
            <text:p>54131</text:p>
          </table:table-cell>
          <table:table-cell office:value-type="string" table:style-name="ce9">
            <text:p>ERLESSON RODRIGUES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2:.U2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981" table:style-name="ce2">
            <text:p>52981</text:p>
          </table:table-cell>
          <table:table-cell office:value-type="string" table:style-name="ce9">
            <text:p>ERNANDES MARTINS DE MA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3:.U2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41" table:style-name="ce2">
            <text:p>51641</text:p>
          </table:table-cell>
          <table:table-cell office:value-type="string" table:style-name="ce9">
            <text:p>ESTEFANIA DE SOUZA BRANDAO MEL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4:.U2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011" table:style-name="ce2">
            <text:p>50011</text:p>
          </table:table-cell>
          <table:table-cell office:value-type="string" table:style-name="ce9">
            <text:p>ETHIENE CRISTIANA DUARTE AGUIAR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5:.U2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41" table:style-name="ce2">
            <text:p>50541</text:p>
          </table:table-cell>
          <table:table-cell office:value-type="string" table:style-name="ce9">
            <text:p>EUGENIO MOURA DA COST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6:.U2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371" table:style-name="ce2">
            <text:p>46371</text:p>
          </table:table-cell>
          <table:table-cell office:value-type="string" table:style-name="ce9">
            <text:p>EVELYN YASMIN SOUZA LOBO DA CUN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7:.U2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491" table:style-name="ce2">
            <text:p>42491</text:p>
          </table:table-cell>
          <table:table-cell office:value-type="string" table:style-name="ce9">
            <text:p>EVERTON BRITO ALBUQUERQU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8:.U2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42" table:style-name="ce2">
            <text:p>49242</text:p>
          </table:table-cell>
          <table:table-cell office:value-type="string" table:style-name="ce9">
            <text:p>FABIANNY DIANY DE ARAUJO NASCIMEN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09:.U2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111" table:style-name="ce2">
            <text:p>48111</text:p>
          </table:table-cell>
          <table:table-cell office:value-type="string" table:style-name="ce9">
            <text:p>FABIO ARAUJO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0:.U2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31" table:style-name="ce2">
            <text:p>55731</text:p>
          </table:table-cell>
          <table:table-cell office:value-type="string" table:style-name="ce9">
            <text:p>FABIO FABRICIO PEREIRA DA SILVA</text:p>
          </table:table-cell>
          <table:table-cell office:value-type="string" table:style-name="ce9">
            <text:p>ASSESSOR DE GESTAO</text:p>
          </table:table-cell>
          <table:table-cell office:value-type="string" table:style-name="ce9">
            <text:p>NATERA COORD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1:.U2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661" table:style-name="ce2">
            <text:p>52661</text:p>
          </table:table-cell>
          <table:table-cell office:value-type="string" table:style-name="ce9">
            <text:p>FABRICIA MIRZAELLEN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2:.U2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91" table:style-name="ce2">
            <text:p>46991</text:p>
          </table:table-cell>
          <table:table-cell office:value-type="string" table:style-name="ce9">
            <text:p>FABRICIO RODRIGUES FERREIRA DE PAUL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3:.U2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081" table:style-name="ce2">
            <text:p>47081</text:p>
          </table:table-cell>
          <table:table-cell office:value-type="string" table:style-name="ce9">
            <text:p>FARLEY SILVA FONSE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4:.U2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031" table:style-name="ce2">
            <text:p>57031</text:p>
          </table:table-cell>
          <table:table-cell office:value-type="string" table:style-name="ce9">
            <text:p>FATIMA PEREIRA BATI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5:.U2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8" table:style-name="ce2">
            <text:p>5798</text:p>
          </table:table-cell>
          <table:table-cell office:value-type="string" table:style-name="ce9">
            <text:p>FELIPE DA SILVA ALMEID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6:.U2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711" table:style-name="ce2">
            <text:p>6711</text:p>
          </table:table-cell>
          <table:table-cell office:value-type="string" table:style-name="ce9">
            <text:p>FELISBERTO FERNANDES DA SILV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3368.91" table:formula="of:=SUM([.B217:.U217])" table:style-name="ce10">
            <text:p><text:s/>3.368,91<text:s/></text:p>
          </table:table-cell>
          <table:table-cell table:number-columns-repeated="16362"/>
        </table:table-row>
        <table:table-row table:style-name="ro5">
          <table:table-cell office:value-type="float" office:value="56431" table:style-name="ce2">
            <text:p>56431</text:p>
          </table:table-cell>
          <table:table-cell office:value-type="string" table:style-name="ce9">
            <text:p>FERNANDA CABRAL LIM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8:.U2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921" table:style-name="ce2">
            <text:p>48921</text:p>
          </table:table-cell>
          <table:table-cell office:value-type="string" table:style-name="ce9">
            <text:p>FERNANDA KARLA MAIA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19:.U2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321" table:style-name="ce2">
            <text:p>56321</text:p>
          </table:table-cell>
          <table:table-cell office:value-type="string" table:style-name="ce9">
            <text:p>FERNANDA LIMA BARROS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0:.U2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611" table:style-name="ce2">
            <text:p>50611</text:p>
          </table:table-cell>
          <table:table-cell office:value-type="string" table:style-name="ce9">
            <text:p>FERNANDA PEDROZO LOPES PIN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1:.U2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43" table:style-name="ce2">
            <text:p>5843</text:p>
          </table:table-cell>
          <table:table-cell office:value-type="string" table:style-name="ce9">
            <text:p>FERNANDA SOUZA DA ROCH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2:.U2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241" table:style-name="ce2">
            <text:p>53241</text:p>
          </table:table-cell>
          <table:table-cell office:value-type="string" table:style-name="ce9">
            <text:p>FERNANDO AMIM DE MOU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3:.U2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023" table:style-name="ce2">
            <text:p>46023</text:p>
          </table:table-cell>
          <table:table-cell office:value-type="string" table:style-name="ce9">
            <text:p>FERNANDO HENRIQUE SANTOS TER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224:.U224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44341" table:style-name="ce2">
            <text:p>44341</text:p>
          </table:table-cell>
          <table:table-cell office:value-type="string" table:style-name="ce9">
            <text:p>FERNANDO REGIS CEMBRAN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25:.U22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951" table:style-name="ce2">
            <text:p>5951</text:p>
          </table:table-cell>
          <table:table-cell office:value-type="string" table:style-name="ce9">
            <text:p>FLADSON PEREIRA PAIX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UNIDADE ADMINISTRATIVA DE POR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6:.U2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821" table:style-name="ce2">
            <text:p>10821</text:p>
          </table:table-cell>
          <table:table-cell office:value-type="string" table:style-name="ce9">
            <text:p>FLAVIO AUGUSTO SIQUEIRA DE OLIV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227:.U227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3752" table:style-name="ce2">
            <text:p>43752</text:p>
          </table:table-cell>
          <table:table-cell office:value-type="string" table:style-name="ce9">
            <text:p>FLAVIO BUSSAB DELLA LIBERA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PORTO ACRE</text:p>
          </table:table-cell>
          <table:table-cell office:value-type="float" office:value="472.88" table:style-name="ce6">
            <text:p>472,88</text:p>
          </table:table-cell>
          <table:table-cell table:number-columns-repeated="7" table:style-name="ce6"/>
          <table:table-cell office:value-type="float" office:value="3200.47" table:style-name="ce6">
            <text:p>3200,47</text:p>
          </table:table-cell>
          <table:table-cell table:number-columns-repeated="8" table:style-name="ce6"/>
          <table:table-cell office:value-type="float" office:value="3673.35" table:formula="of:=SUM([.B228:.U228])" table:style-name="ce10">
            <text:p><text:s/>3.673,35<text:s/></text:p>
          </table:table-cell>
          <table:table-cell table:number-columns-repeated="16362"/>
        </table:table-row>
        <table:table-row table:style-name="ro5">
          <table:table-cell office:value-type="float" office:value="55761" table:style-name="ce2">
            <text:p>55761</text:p>
          </table:table-cell>
          <table:table-cell office:value-type="string" table:style-name="ce9">
            <text:p>FRANC NATRA FERREIRA BEZERRA VI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29:.U2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021" table:style-name="ce2">
            <text:p>19021</text:p>
          </table:table-cell>
          <table:table-cell office:value-type="string" table:style-name="ce9">
            <text:p>FRANCEILDO MACIEL AVELIN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0:.U2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21" table:style-name="ce2">
            <text:p>55821</text:p>
          </table:table-cell>
          <table:table-cell office:value-type="string" table:style-name="ce9">
            <text:p>FRANCIANE GOMES MACHAD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1:.U2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1" table:style-name="ce2">
            <text:p>5581</text:p>
          </table:table-cell>
          <table:table-cell office:value-type="string" table:style-name="ce9">
            <text:p>FRANCISCA ALVES DE MOU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GABINETE DR ALVARO LUIZ DE A PE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2:.U2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411" table:style-name="ce2">
            <text:p>57411</text:p>
          </table:table-cell>
          <table:table-cell office:value-type="string" table:style-name="ce9">
            <text:p>FRANCISCO CAETAN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3:.U2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271" table:style-name="ce2">
            <text:p>57271</text:p>
          </table:table-cell>
          <table:table-cell office:value-type="string" table:style-name="ce9">
            <text:p>FRANCISCO DE ASSIS VIANA NE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4:.U2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91" table:style-name="ce2">
            <text:p>56291</text:p>
          </table:table-cell>
          <table:table-cell office:value-type="string" table:style-name="ce9">
            <text:p>FRANCISCO DIMAS DE DEU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5:.U2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922" table:style-name="ce2">
            <text:p>52922</text:p>
          </table:table-cell>
          <table:table-cell office:value-type="string" table:style-name="ce9">
            <text:p>FRANCISCO ELIAS BENEDI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6:.U2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461" table:style-name="ce2">
            <text:p>55461</text:p>
          </table:table-cell>
          <table:table-cell office:value-type="string" table:style-name="ce9">
            <text:p>FRANCISCO FERNANDES DE ASSUN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7:.U2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441" table:style-name="ce2">
            <text:p>52441</text:p>
          </table:table-cell>
          <table:table-cell office:value-type="string" table:style-name="ce9">
            <text:p>FRANCISCO GOM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38:.U2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761" table:style-name="ce2">
            <text:p>13761</text:p>
          </table:table-cell>
          <table:table-cell office:value-type="string" table:style-name="ce9">
            <text:p>FRANCISCO JOSE MAIA GUED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 ESP DE DEF CRIANCA E ADOLESCENTE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4995.39" table:formula="of:=SUM([.B239:.U239])" table:style-name="ce10">
            <text:p><text:s/>24.995,39<text:s/></text:p>
          </table:table-cell>
          <table:table-cell table:number-columns-repeated="16362"/>
        </table:table-row>
        <table:table-row table:style-name="ro5">
          <table:table-cell office:value-type="float" office:value="36891" table:style-name="ce2">
            <text:p>36891</text:p>
          </table:table-cell>
          <table:table-cell office:value-type="string" table:style-name="ce9">
            <text:p>FRANCISCO JOSE NUNES CAVALCANT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40:.U24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2991" table:style-name="ce2">
            <text:p>52991</text:p>
          </table:table-cell>
          <table:table-cell office:value-type="string" table:style-name="ce9">
            <text:p>FRANCISCO LIMA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1:.U2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51" table:style-name="ce2">
            <text:p>2051</text:p>
          </table:table-cell>
          <table:table-cell office:value-type="string" table:style-name="ce9">
            <text:p>FRANCISCO LIMA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7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2539.39" table:style-name="ce6">
            <text:p>2539,39</text:p>
          </table:table-cell>
          <table:table-cell table:number-columns-repeated="3" table:style-name="ce6"/>
          <table:table-cell office:value-type="float" office:value="3339.39" table:formula="of:=SUM([.B242:.U242])" table:style-name="ce10">
            <text:p><text:s/>3.339,39<text:s/></text:p>
          </table:table-cell>
          <table:table-cell table:number-columns-repeated="16362"/>
        </table:table-row>
        <table:table-row table:style-name="ro5">
          <table:table-cell office:value-type="float" office:value="3101" table:style-name="ce2">
            <text:p>3101</text:p>
          </table:table-cell>
          <table:table-cell office:value-type="string" table:style-name="ce9">
            <text:p>FRANCISCO MACHADO LIMA E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MA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3:.U2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1" table:style-name="ce2">
            <text:p>511</text:p>
          </table:table-cell>
          <table:table-cell office:value-type="string" table:style-name="ce9">
            <text:p>FRANCISCO MATIAS DE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244:.U244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6161" table:style-name="ce2">
            <text:p>56161</text:p>
          </table:table-cell>
          <table:table-cell office:value-type="string" table:style-name="ce9">
            <text:p>FRANCISCO ORLEIR SANTIAGO DE HOLAND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5:.U2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11" table:style-name="ce2">
            <text:p>52711</text:p>
          </table:table-cell>
          <table:table-cell office:value-type="string" table:style-name="ce9">
            <text:p>FRANCISCO PEREIRA GOM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6:.U2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0" table:style-name="ce2">
            <text:p>5810</text:p>
          </table:table-cell>
          <table:table-cell office:value-type="string" table:style-name="ce9">
            <text:p>FRANCISCO PESSOA DE BRIT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7:.U2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3281" table:style-name="ce2">
            <text:p>33281</text:p>
          </table:table-cell>
          <table:table-cell office:value-type="string" table:style-name="ce9">
            <text:p>FRANCISCO REIS MAI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8:.U2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91" table:style-name="ce2">
            <text:p>55191</text:p>
          </table:table-cell>
          <table:table-cell office:value-type="string" table:style-name="ce9">
            <text:p>FRANCISCO RIBEIRO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49:.U2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162" table:style-name="ce2">
            <text:p>52162</text:p>
          </table:table-cell>
          <table:table-cell office:value-type="string" table:style-name="ce9">
            <text:p>FRANCISCO RODRIGUES DE LIM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0:.U2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831" table:style-name="ce2">
            <text:p>52831</text:p>
          </table:table-cell>
          <table:table-cell office:value-type="string" table:style-name="ce9">
            <text:p>FRANCISCO SILVA PEDR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1:.U2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781" table:style-name="ce2">
            <text:p>46781</text:p>
          </table:table-cell>
          <table:table-cell office:value-type="string" table:style-name="ce9">
            <text:p>FRANCISCO SILVIO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252:.U252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46401" table:style-name="ce2">
            <text:p>46401</text:p>
          </table:table-cell>
          <table:table-cell office:value-type="string" table:style-name="ce9">
            <text:p>FREDSON BARROS DOS SANT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3:.U2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12" table:style-name="ce2">
            <text:p>6012</text:p>
          </table:table-cell>
          <table:table-cell office:value-type="string" table:style-name="ce9">
            <text:p>GABRIEL CAVALCANTE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354.55" table:style-name="ce6">
            <text:p>354,55</text:p>
          </table:table-cell>
          <table:table-cell office:value-type="float" office:value="113.33" table:style-name="ce6">
            <text:p>113,33</text:p>
          </table:table-cell>
          <table:table-cell table:number-columns-repeated="14" table:style-name="ce6"/>
          <table:table-cell office:value-type="float" office:value="467.88" table:formula="of:=SUM([.B254:.U254])" table:style-name="ce10">
            <text:p><text:s/>467,88<text:s/></text:p>
          </table:table-cell>
          <table:table-cell table:number-columns-repeated="16362"/>
        </table:table-row>
        <table:table-row table:style-name="ro5">
          <table:table-cell office:value-type="float" office:value="5794" table:style-name="ce2">
            <text:p>5794</text:p>
          </table:table-cell>
          <table:table-cell office:value-type="string" table:style-name="ce9">
            <text:p>GABRIEL MEIRELES DE SOUS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5:.U2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81" table:style-name="ce2">
            <text:p>49981</text:p>
          </table:table-cell>
          <table:table-cell office:value-type="string" table:style-name="ce9">
            <text:p>GABRIEL PACHEC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6:.U2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5" table:style-name="ce2">
            <text:p>5795</text:p>
          </table:table-cell>
          <table:table-cell office:value-type="string" table:style-name="ce9">
            <text:p>GABRIELA DOS SANTOS LOPES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IVE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7:.U2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471" table:style-name="ce2">
            <text:p>46471</text:p>
          </table:table-cell>
          <table:table-cell office:value-type="string" table:style-name="ce9">
            <text:p>GABRIELA GONCALVES DE SOUZA BRIGID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FIN DEPARTAMENTO ORCAMENTAR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8:.U2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81" table:style-name="ce2">
            <text:p>51681</text:p>
          </table:table-cell>
          <table:table-cell office:value-type="string" table:style-name="ce9">
            <text:p>GAINETE LIMA SAADE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59:.U2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41" table:style-name="ce2">
            <text:p>56841</text:p>
          </table:table-cell>
          <table:table-cell office:value-type="string" table:style-name="ce9">
            <text:p>GENESIO ALV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0:.U2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1" table:style-name="ce2">
            <text:p>5941</text:p>
          </table:table-cell>
          <table:table-cell office:value-type="string" table:style-name="ce9">
            <text:p>GENESIS DE FARIA MENDONC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1:.U2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41" table:style-name="ce2">
            <text:p>51041</text:p>
          </table:table-cell>
          <table:table-cell office:value-type="string" table:style-name="ce9">
            <text:p>GERMANO PIMENTEL FARIA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2:.U2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991" table:style-name="ce2">
            <text:p>45991</text:p>
          </table:table-cell>
          <table:table-cell office:value-type="string" table:style-name="ce9">
            <text:p>GERSON DE FREITAS JORD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3:.U2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041" table:style-name="ce2">
            <text:p>49041</text:p>
          </table:table-cell>
          <table:table-cell office:value-type="string" table:style-name="ce9">
            <text:p>GERSON DE OLIVEIRA MAI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4:.U2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51" table:style-name="ce2">
            <text:p>57151</text:p>
          </table:table-cell>
          <table:table-cell office:value-type="string" table:style-name="ce9">
            <text:p>GERUZA BEZERRA DA CUNH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5:.U2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631" table:style-name="ce2">
            <text:p>6631</text:p>
          </table:table-cell>
          <table:table-cell office:value-type="string" table:style-name="ce9">
            <text:p>GETULIO BARBOSA DE ANDRADE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266:.U266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7361" table:style-name="ce2">
            <text:p>7361</text:p>
          </table:table-cell>
          <table:table-cell office:value-type="string" table:style-name="ce9">
            <text:p>GILCELY EVANGELISTA DE ARAUJO SOUZ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9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267:.U267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826" table:style-name="ce2">
            <text:p>5826</text:p>
          </table:table-cell>
          <table:table-cell office:value-type="string" table:style-name="ce9">
            <text:p>GILMARA ALMEIDA PINT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8:.U2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781" table:style-name="ce2">
            <text:p>44781</text:p>
          </table:table-cell>
          <table:table-cell office:value-type="string" table:style-name="ce9">
            <text:p>GISELE COSTA JABRA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69:.U2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81" table:style-name="ce2">
            <text:p>781</text:p>
          </table:table-cell>
          <table:table-cell office:value-type="string" table:style-name="ce9">
            <text:p>GISELLE MUBARAC DETONI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1619.33" table:formula="of:=SUM([.B270:.U270])" table:style-name="ce10">
            <text:p><text:s/>21.619,33<text:s/></text:p>
          </table:table-cell>
          <table:table-cell table:number-columns-repeated="16362"/>
        </table:table-row>
        <table:table-row table:style-name="ro5">
          <table:table-cell office:value-type="float" office:value="42321" table:style-name="ce2">
            <text:p>42321</text:p>
          </table:table-cell>
          <table:table-cell office:value-type="string" table:style-name="ce9">
            <text:p>GISLENE ALVES SABOI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1:.U2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3" table:style-name="ce2">
            <text:p>5813</text:p>
          </table:table-cell>
          <table:table-cell office:value-type="string" table:style-name="ce9">
            <text:p>GLAUCIA ARIANE PARENTE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2:.U2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051" table:style-name="ce2">
            <text:p>44051</text:p>
          </table:table-cell>
          <table:table-cell office:value-type="string" table:style-name="ce9">
            <text:p>GLAUCIA DA SILVA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3:.U2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061" table:style-name="ce2">
            <text:p>41061</text:p>
          </table:table-cell>
          <table:table-cell office:value-type="string" table:style-name="ce9">
            <text:p>GLAUCIO NEY SHIROMA OSH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EC DE DEFESA DA SAUDE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74:.U27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181" table:style-name="ce2">
            <text:p>46181</text:p>
          </table:table-cell>
          <table:table-cell office:value-type="string" table:style-name="ce9">
            <text:p>GLEICE KELLE SOUZA DE ALMEIDA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5:.U2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571" table:style-name="ce2">
            <text:p>42571</text:p>
          </table:table-cell>
          <table:table-cell office:value-type="string" table:style-name="ce9">
            <text:p>GLEIDSON SOUZA DE ANDRA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6:.U2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841" table:style-name="ce2">
            <text:p>48841</text:p>
          </table:table-cell>
          <table:table-cell office:value-type="string" table:style-name="ce9">
            <text:p>GREYCIANE SOUZA DA SILVA DOS SANTO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7:.U2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1" table:style-name="ce2">
            <text:p>6001</text:p>
          </table:table-cell>
          <table:table-cell office:value-type="string" table:style-name="ce9">
            <text:p>GUSTAVO MATIAS DE O PINHEIR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8:.U2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442" table:style-name="ce2">
            <text:p>48442</text:p>
          </table:table-cell>
          <table:table-cell office:value-type="string" table:style-name="ce9">
            <text:p>HELAL FONTENELE ABDEL FATTAH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79:.U2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542" table:style-name="ce2">
            <text:p>20542</text:p>
          </table:table-cell>
          <table:table-cell office:value-type="string" table:style-name="ce9">
            <text:p>HELDER OLIVEIRA DE CARVALH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0:.U2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4" table:style-name="ce2">
            <text:p>5964</text:p>
          </table:table-cell>
          <table:table-cell office:value-type="string" table:style-name="ce9">
            <text:p>HELLEM CRISTINA BARROSO LIM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1:.U2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31" table:style-name="ce2">
            <text:p>49231</text:p>
          </table:table-cell>
          <table:table-cell office:value-type="string" table:style-name="ce9">
            <text:p>HENRIQUE DA COSTA GALLO NE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2:.U2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8" table:style-name="ce2">
            <text:p>5918</text:p>
          </table:table-cell>
          <table:table-cell office:value-type="string" table:style-name="ce9">
            <text:p>HENRIQUE RODRIGUES DE LIMA NET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ORDENADORIA DE RECURS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3:.U2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41" table:style-name="ce2">
            <text:p>38741</text:p>
          </table:table-cell>
          <table:table-cell office:value-type="string" table:style-name="ce9">
            <text:p>HERWAL MEDI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4:.U2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5" table:style-name="ce2">
            <text:p>5965</text:p>
          </table:table-cell>
          <table:table-cell office:value-type="string" table:style-name="ce9">
            <text:p>HIAM ANTOINE FEGHALI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5:.U2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8411" table:style-name="ce2">
            <text:p>8411</text:p>
          </table:table-cell>
          <table:table-cell office:value-type="string" table:style-name="ce9">
            <text:p>HILDEBRANDO EVANGELISTA DE BRI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286:.U286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6881" table:style-name="ce2">
            <text:p>56881</text:p>
          </table:table-cell>
          <table:table-cell office:value-type="string" table:style-name="ce9">
            <text:p>HUDISLEY SILVA DE OLIVEIRA GUE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7:.U2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981" table:style-name="ce2">
            <text:p>38981</text:p>
          </table:table-cell>
          <table:table-cell office:value-type="string" table:style-name="ce9">
            <text:p>HUDSON CASTELO BONFIM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8:.U2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31" table:style-name="ce2">
            <text:p>49931</text:p>
          </table:table-cell>
          <table:table-cell office:value-type="string" table:style-name="ce9">
            <text:p>HYCARO MATTOS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89:.U2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32" table:style-name="ce2">
            <text:p>51432</text:p>
          </table:table-cell>
          <table:table-cell office:value-type="string" table:style-name="ce9">
            <text:p>IAMILY CRISTIANE NASCIMENTO DE HOLAND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0:.U2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971" table:style-name="ce2">
            <text:p>56971</text:p>
          </table:table-cell>
          <table:table-cell office:value-type="string" table:style-name="ce9">
            <text:p>IDA CARMEN DE LIMA ROCH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1:.U2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11" table:style-name="ce2">
            <text:p>57111</text:p>
          </table:table-cell>
          <table:table-cell office:value-type="string" table:style-name="ce9">
            <text:p>IGOR CASTRO MENDES LEAO</text:p>
          </table:table-cell>
          <table:table-cell office:value-type="string" table:style-name="ce9">
            <text:p>ASSISTENTE EM SAUD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2:.U29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652" table:style-name="ce2">
            <text:p>42652</text:p>
          </table:table-cell>
          <table:table-cell office:value-type="string" table:style-name="ce9">
            <text:p>IGOR IGNACIO DIAS LIN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3:.U2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521" table:style-name="ce2">
            <text:p>57521</text:p>
          </table:table-cell>
          <table:table-cell office:value-type="string" table:style-name="ce9">
            <text:p>IGOR MARCEL DE OLIVEIRA PINHEIR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4:.U2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72" table:style-name="ce2">
            <text:p>43772</text:p>
          </table:table-cell>
          <table:table-cell office:value-type="string" table:style-name="ce9">
            <text:p>ILDON MAXIMIANO PERES NET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0 PROMOTORIA DE JUSTICA CRIMINAL<text:s/>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295:.U29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8621" table:style-name="ce2">
            <text:p>48621</text:p>
          </table:table-cell>
          <table:table-cell office:value-type="string" table:style-name="ce9">
            <text:p>INGRID ALINE MARTINS NEPOMUC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6:.U29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0" table:style-name="ce2">
            <text:p>5820</text:p>
          </table:table-cell>
          <table:table-cell office:value-type="string" table:style-name="ce9">
            <text:p>IRACEMA MORENO RODRIGUES PAUL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ESA DA SAUDE E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7:.U2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0" table:style-name="ce2">
            <text:p>6000</text:p>
          </table:table-cell>
          <table:table-cell office:value-type="string" table:style-name="ce9">
            <text:p>ISAC JUKOVISKY SOARES MEDI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8:.U2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341" table:style-name="ce2">
            <text:p>56341</text:p>
          </table:table-cell>
          <table:table-cell office:value-type="string" table:style-name="ce9">
            <text:p>ISAIAS DE PAULO GONCALVE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299:.U2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661" table:style-name="ce2">
            <text:p>31661</text:p>
          </table:table-cell>
          <table:table-cell office:value-type="string" table:style-name="ce9">
            <text:p>ITALO CAVALCANTE DE FARIAS PI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GESTAO COM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0:.U3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31" table:style-name="ce2">
            <text:p>55131</text:p>
          </table:table-cell>
          <table:table-cell office:value-type="string" table:style-name="ce9">
            <text:p>ITALO FACUNDO ROLA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1:.U3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62" table:style-name="ce2">
            <text:p>43762</text:p>
          </table:table-cell>
          <table:table-cell office:value-type="string" table:style-name="ce9">
            <text:p>IVERSON RODRIGO MONTEIRO CERQUEIRA BUE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O MEIO AMBIENTE DO JURU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302:.U302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45001" table:style-name="ce2">
            <text:p>45001</text:p>
          </table:table-cell>
          <table:table-cell office:value-type="string" table:style-name="ce9">
            <text:p>IZABELLY MELO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3:.U3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91" table:style-name="ce2">
            <text:p>51791</text:p>
          </table:table-cell>
          <table:table-cell office:value-type="string" table:style-name="ce9">
            <text:p>JACQUELINE FRANCA DE OLIVEIRA PANONT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4:.U3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441" table:style-name="ce2">
            <text:p>54441</text:p>
          </table:table-cell>
          <table:table-cell office:value-type="string" table:style-name="ce9">
            <text:p>JACSON CAMELO UCHO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5:.U3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4" table:style-name="ce2">
            <text:p>5994</text:p>
          </table:table-cell>
          <table:table-cell office:value-type="string" table:style-name="ce9">
            <text:p>JAIDESSON OLIVEIRA PER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6:.U3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063" table:style-name="ce2">
            <text:p>45063</text:p>
          </table:table-cell>
          <table:table-cell office:value-type="string" table:style-name="ce9">
            <text:p>JAIME JUAN PEREDO CALDERON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7:.U3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31" table:style-name="ce2">
            <text:p>49631</text:p>
          </table:table-cell>
          <table:table-cell office:value-type="string" table:style-name="ce9">
            <text:p>JAKELINE BEZERRA PINH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8:.U3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981" table:style-name="ce2">
            <text:p>43981</text:p>
          </table:table-cell>
          <table:table-cell office:value-type="string" table:style-name="ce9">
            <text:p>JAKMONE PINHEIRO DE OLIV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09:.U3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681" table:style-name="ce2">
            <text:p>29681</text:p>
          </table:table-cell>
          <table:table-cell office:value-type="string" table:style-name="ce9">
            <text:p>JAMES KLELIO MUNIZ OSSA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0:.U3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781" table:style-name="ce2">
            <text:p>52781</text:p>
          </table:table-cell>
          <table:table-cell office:value-type="string" table:style-name="ce9">
            <text:p>JANAINA SENA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1:.U3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71" table:style-name="ce2">
            <text:p>51671</text:p>
          </table:table-cell>
          <table:table-cell office:value-type="string" table:style-name="ce9">
            <text:p>JANAYRA LIMA DE SOUS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2:.U3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991" table:style-name="ce2">
            <text:p>18991</text:p>
          </table:table-cell>
          <table:table-cell office:value-type="string" table:style-name="ce9">
            <text:p>JANIO JERONIMO D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3:.U3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981" table:style-name="ce2">
            <text:p>32981</text:p>
          </table:table-cell>
          <table:table-cell office:value-type="string" table:style-name="ce9">
            <text:p>JAQUELINE SOUS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4:.U3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96" table:style-name="ce2">
            <text:p>5796</text:p>
          </table:table-cell>
          <table:table-cell office:value-type="string" table:style-name="ce9">
            <text:p>JEAN BARROSO DE SOUZ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UMULATIVA DE ACRELAND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5:.U3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11" table:style-name="ce2">
            <text:p>51711</text:p>
          </table:table-cell>
          <table:table-cell office:value-type="string" table:style-name="ce9">
            <text:p>JEAN LUIZ OLIVEIRA DA SILV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6:.U3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632" table:style-name="ce2">
            <text:p>43632</text:p>
          </table:table-cell>
          <table:table-cell office:value-type="string" table:style-name="ce9">
            <text:p>JEFFERSON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7:.U3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91" table:style-name="ce2">
            <text:p>53091</text:p>
          </table:table-cell>
          <table:table-cell office:value-type="string" table:style-name="ce9">
            <text:p>JERCILEA FERNANDES FERREIRA</text:p>
          </table:table-cell>
          <table:table-cell office:value-type="string" table:style-name="ce9">
            <text:p>ASSISTENTE DE GABINETE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8:.U3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91" table:style-name="ce2">
            <text:p>53491</text:p>
          </table:table-cell>
          <table:table-cell office:value-type="string" table:style-name="ce9">
            <text:p>JESSICA ARAUJO D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19:.U3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6" table:style-name="ce2">
            <text:p>5786</text:p>
          </table:table-cell>
          <table:table-cell office:value-type="string" table:style-name="ce9">
            <text:p>JESSICA CAMPOS ALMEIDA PIRE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0:.U3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81" table:style-name="ce2">
            <text:p>50481</text:p>
          </table:table-cell>
          <table:table-cell office:value-type="string" table:style-name="ce9">
            <text:p>JESSICA FEITOSA FER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1:.U3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171" table:style-name="ce2">
            <text:p>45171</text:p>
          </table:table-cell>
          <table:table-cell office:value-type="string" table:style-name="ce9">
            <text:p>JHON LENNON LIMA D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2:.U3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61" table:style-name="ce2">
            <text:p>49961</text:p>
          </table:table-cell>
          <table:table-cell office:value-type="string" table:style-name="ce9">
            <text:p>JHONES SILV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3:.U3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212" table:style-name="ce2">
            <text:p>51212</text:p>
          </table:table-cell>
          <table:table-cell office:value-type="string" table:style-name="ce9">
            <text:p>JIRGLEYANE NUN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4:.U3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621" table:style-name="ce2">
            <text:p>36621</text:p>
          </table:table-cell>
          <table:table-cell office:value-type="string" table:style-name="ce9">
            <text:p>JOANA D ARC DIAS MARTIN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25:.U325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3901" table:style-name="ce2">
            <text:p>53901</text:p>
          </table:table-cell>
          <table:table-cell office:value-type="string" table:style-name="ce9">
            <text:p>JOANA FONSECA AGUIA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6:.U3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8" table:style-name="ce2">
            <text:p>5828</text:p>
          </table:table-cell>
          <table:table-cell office:value-type="string" table:style-name="ce9">
            <text:p>JOAO AUGUSTO GOM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7:.U3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8501" table:style-name="ce2">
            <text:p>8501</text:p>
          </table:table-cell>
          <table:table-cell office:value-type="string" table:style-name="ce9">
            <text:p>JOAO BENICIO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368.91" table:formula="of:=SUM([.B328:.U328])" table:style-name="ce10">
            <text:p><text:s/>13.368,91<text:s/></text:p>
          </table:table-cell>
          <table:table-cell table:number-columns-repeated="16362"/>
        </table:table-row>
        <table:table-row table:style-name="ro5">
          <table:table-cell office:value-type="float" office:value="43311" table:style-name="ce2">
            <text:p>43311</text:p>
          </table:table-cell>
          <table:table-cell office:value-type="string" table:style-name="ce9">
            <text:p>JOAO CARLOS FERREIR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29:.U3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2101" table:style-name="ce2">
            <text:p>12101</text:p>
          </table:table-cell>
          <table:table-cell office:value-type="string" table:style-name="ce9">
            <text:p>JOAO DA SILVA MENEZ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3000" table:style-name="ce6">
            <text:p>3000</text:p>
          </table:table-cell>
          <table:table-cell table:number-columns-repeated="6" table:style-name="ce6"/>
          <table:table-cell office:value-type="float" office:value="3800" table:formula="of:=SUM([.B330:.U330])" table:style-name="ce10">
            <text:p><text:s/>3.800,00<text:s/></text:p>
          </table:table-cell>
          <table:table-cell table:number-columns-repeated="16362"/>
        </table:table-row>
        <table:table-row table:style-name="ro5">
          <table:table-cell office:value-type="float" office:value="49711" table:style-name="ce2">
            <text:p>49711</text:p>
          </table:table-cell>
          <table:table-cell office:value-type="string" table:style-name="ce9">
            <text:p>JOAO LUCAS BEZERRA DE QUEIROZ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1:.U3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441" table:style-name="ce2">
            <text:p>7441</text:p>
          </table:table-cell>
          <table:table-cell office:value-type="string" table:style-name="ce9">
            <text:p>JOAO MARQUES PIR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5 PROCURAD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332:.U332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2301" table:style-name="ce2">
            <text:p>2301</text:p>
          </table:table-cell>
          <table:table-cell office:value-type="string" table:style-name="ce9">
            <text:p>JOAO NUNES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3:.U3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81" table:style-name="ce2">
            <text:p>55581</text:p>
          </table:table-cell>
          <table:table-cell office:value-type="string" table:style-name="ce9">
            <text:p>JOAO PEDRO MELO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4:.U3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431" table:style-name="ce2">
            <text:p>55431</text:p>
          </table:table-cell>
          <table:table-cell office:value-type="string" table:style-name="ce9">
            <text:p>JOAO PEDRO SINHAZIQUE ARAUJO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335:.U335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9721" table:style-name="ce2">
            <text:p>49721</text:p>
          </table:table-cell>
          <table:table-cell office:value-type="string" table:style-name="ce9">
            <text:p>JONATHAN MESSIAS 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6:.U3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4291" table:style-name="ce2">
            <text:p>24291</text:p>
          </table:table-cell>
          <table:table-cell office:value-type="string" table:style-name="ce9">
            <text:p>JORGE HENRIQUE COSTA DE ANDRADE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7:.U3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5" table:style-name="ce2">
            <text:p>5955</text:p>
          </table:table-cell>
          <table:table-cell office:value-type="string" table:style-name="ce9">
            <text:p>JORGENALDO BARBOS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8:.U3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341" table:style-name="ce2">
            <text:p>57341</text:p>
          </table:table-cell>
          <table:table-cell office:value-type="string" table:style-name="ce9">
            <text:p>JOSE ALBERTO DE SOUZ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39:.U3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931" table:style-name="ce2">
            <text:p>52931</text:p>
          </table:table-cell>
          <table:table-cell office:value-type="string" table:style-name="ce9">
            <text:p>JOSE ALMERON LIMA LEODEGAR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0:.U3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391" table:style-name="ce2">
            <text:p>50391</text:p>
          </table:table-cell>
          <table:table-cell office:value-type="string" table:style-name="ce9">
            <text:p>JOSE APARECIDO DE ARAUJO MAI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1:.U3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251" table:style-name="ce2">
            <text:p>52251</text:p>
          </table:table-cell>
          <table:table-cell office:value-type="string" table:style-name="ce9">
            <text:p>JOSE CARLOS ALVES DAS CHAG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2:.U3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3" table:style-name="ce2">
            <text:p>5993</text:p>
          </table:table-cell>
          <table:table-cell office:value-type="string" table:style-name="ce9">
            <text:p>JOSE CARLOS FERNANDES MACHAD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3:.U3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34" table:style-name="ce2">
            <text:p>5034</text:p>
          </table:table-cell>
          <table:table-cell office:value-type="string" table:style-name="ce9">
            <text:p>JOSE CLEUDIVAN DA SILVA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4:.U3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2" table:style-name="ce2">
            <text:p>5922</text:p>
          </table:table-cell>
          <table:table-cell office:value-type="string" table:style-name="ce9">
            <text:p>JOSE DO MONTE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style-name="ce6"/>
          <table:table-cell office:value-type="float" office:value="866.71" table:style-name="ce6">
            <text:p>866,71</text:p>
          </table:table-cell>
          <table:table-cell table:number-columns-repeated="12" table:style-name="ce6"/>
          <table:table-cell office:value-type="float" office:value="1666.71" table:formula="of:=SUM([.B345:.U345])" table:style-name="ce10">
            <text:p><text:s/>1.666,71<text:s/></text:p>
          </table:table-cell>
          <table:table-cell table:number-columns-repeated="16362"/>
        </table:table-row>
        <table:table-row table:style-name="ro5">
          <table:table-cell office:value-type="float" office:value="53052" table:style-name="ce2">
            <text:p>53052</text:p>
          </table:table-cell>
          <table:table-cell office:value-type="string" table:style-name="ce9">
            <text:p>JOSE GERSON PINHEIRO DA CRUZ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6:.U3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231" table:style-name="ce2">
            <text:p>38231</text:p>
          </table:table-cell>
          <table:table-cell office:value-type="string" table:style-name="ce9">
            <text:p>JOSE GILSON DA COSTA PINTO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7:.U3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3" table:style-name="ce2">
            <text:p>5943</text:p>
          </table:table-cell>
          <table:table-cell office:value-type="string" table:style-name="ce9">
            <text:p>JOSE JERONCIO NOGUEIR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8:.U3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501" table:style-name="ce2">
            <text:p>39501</text:p>
          </table:table-cell>
          <table:table-cell office:value-type="string" table:style-name="ce9">
            <text:p>JOSE LAZARO ALVES DE CASTR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49:.U3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80" table:style-name="ce2">
            <text:p>5880</text:p>
          </table:table-cell>
          <table:table-cell office:value-type="string" table:style-name="ce9">
            <text:p>JOSE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0:.U3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01" table:style-name="ce2">
            <text:p>56201</text:p>
          </table:table-cell>
          <table:table-cell office:value-type="string" table:style-name="ce9">
            <text:p>JOSE LUCIVAN NERY DE LIM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PLACIDO DE CASTR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351:.U351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16351" table:style-name="ce2">
            <text:p>16351</text:p>
          </table:table-cell>
          <table:table-cell office:value-type="string" table:style-name="ce9">
            <text:p>JOSE RUY DA SILVEIRA LINO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52:.U35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061" table:style-name="ce2">
            <text:p>46061</text:p>
          </table:table-cell>
          <table:table-cell office:value-type="string" table:style-name="ce9">
            <text:p>JOSENIRA OLIVEIRA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3:.U3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471" table:style-name="ce2">
            <text:p>54471</text:p>
          </table:table-cell>
          <table:table-cell office:value-type="string" table:style-name="ce9">
            <text:p>JOSIANE SOUZA DA SILVA BAND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4:.U3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82" table:style-name="ce2">
            <text:p>51982</text:p>
          </table:table-cell>
          <table:table-cell office:value-type="string" table:style-name="ce9">
            <text:p>JOSUE HAMILTON RODRIGUES DE SOUZA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5:.U3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511" table:style-name="ce2">
            <text:p>55511</text:p>
          </table:table-cell>
          <table:table-cell office:value-type="string" table:style-name="ce9">
            <text:p>JOVANA LEITE DE OLI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6:.U3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3641" table:style-name="ce2">
            <text:p>23641</text:p>
          </table:table-cell>
          <table:table-cell office:value-type="string" table:style-name="ce9">
            <text:p>JUBERLANO DO NASCIMENTO MAD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7:.U3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3" table:style-name="ce2">
            <text:p>5783</text:p>
          </table:table-cell>
          <table:table-cell office:value-type="string" table:style-name="ce9">
            <text:p>JULEANDRO MARTINS DE OLIV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XAPURI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358:.U358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45231" table:style-name="ce2">
            <text:p>45231</text:p>
          </table:table-cell>
          <table:table-cell office:value-type="string" table:style-name="ce9">
            <text:p>JULIA DA SILVA RODRIGUES LEAL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59:.U3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671" table:style-name="ce2">
            <text:p>52671</text:p>
          </table:table-cell>
          <table:table-cell office:value-type="string" table:style-name="ce9">
            <text:p>JULIANA BATALHA SALES MEL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0:.U3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661" table:style-name="ce2">
            <text:p>40661</text:p>
          </table:table-cell>
          <table:table-cell office:value-type="string" table:style-name="ce9">
            <text:p>JULIANA DANTAS LIN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1:.U3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92" table:style-name="ce2">
            <text:p>53892</text:p>
          </table:table-cell>
          <table:table-cell office:value-type="string" table:style-name="ce9">
            <text:p>JULIANA DO VAL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2:.U3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41" table:style-name="ce2">
            <text:p>54741</text:p>
          </table:table-cell>
          <table:table-cell office:value-type="string" table:style-name="ce9">
            <text:p>JULIANA MAXIMIANO HOFF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CRIMINA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1516.01" table:style-name="ce6">
            <text:p>1516,01</text:p>
          </table:table-cell>
          <table:table-cell table:number-columns-repeated="7" table:style-name="ce6"/>
          <table:table-cell office:value-type="float" office:value="6658.03" table:formula="of:=SUM([.B363:.U363])" table:style-name="ce10">
            <text:p><text:s/>6.658,03<text:s/></text:p>
          </table:table-cell>
          <table:table-cell table:number-columns-repeated="16362"/>
        </table:table-row>
        <table:table-row table:style-name="ro5">
          <table:table-cell office:value-type="float" office:value="39971" table:style-name="ce2">
            <text:p>39971</text:p>
          </table:table-cell>
          <table:table-cell office:value-type="string" table:style-name="ce9">
            <text:p>JULIENE FERREIR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4:.U3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11" table:style-name="ce2">
            <text:p>56211</text:p>
          </table:table-cell>
          <table:table-cell office:value-type="string" table:style-name="ce9">
            <text:p>JULIO CESAR DE MEDEIROS SILV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365:.U365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935" table:style-name="ce2">
            <text:p>5935</text:p>
          </table:table-cell>
          <table:table-cell office:value-type="string" table:style-name="ce9">
            <text:p>JULIO CESAR DOS SANTOS SAMPAI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6:.U3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771" table:style-name="ce2">
            <text:p>46771</text:p>
          </table:table-cell>
          <table:table-cell office:value-type="string" table:style-name="ce9">
            <text:p>JULIO MANOEL DOS SANTO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367:.U367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46972" table:style-name="ce2">
            <text:p>46972</text:p>
          </table:table-cell>
          <table:table-cell office:value-type="string" table:style-name="ce9">
            <text:p>JURGLEICE BEZERRA LAUREAN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8:.U3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91" table:style-name="ce2">
            <text:p>56891</text:p>
          </table:table-cell>
          <table:table-cell office:value-type="string" table:style-name="ce9">
            <text:p>KALIL CASTRO SAAB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69:.U3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21" table:style-name="ce2">
            <text:p>50821</text:p>
          </table:table-cell>
          <table:table-cell office:value-type="string" table:style-name="ce9">
            <text:p>KAREN CRISTINA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8" table:style-name="ce6"/>
          <table:table-cell office:value-type="float" office:value="383.04" table:style-name="ce6">
            <text:p>383,04</text:p>
          </table:table-cell>
          <table:table-cell table:number-columns-repeated="5" table:style-name="ce6"/>
          <table:table-cell office:value-type="float" office:value="1183.04" table:formula="of:=SUM([.B370:.U370])" table:style-name="ce10">
            <text:p><text:s/>1.183,04<text:s/></text:p>
          </table:table-cell>
          <table:table-cell table:number-columns-repeated="16362"/>
        </table:table-row>
        <table:table-row table:style-name="ro5">
          <table:table-cell office:value-type="float" office:value="19961" table:style-name="ce2">
            <text:p>19961</text:p>
          </table:table-cell>
          <table:table-cell office:value-type="string" table:style-name="ce9">
            <text:p>KAREN MONTEIR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ADM DEPARTAMENTO DE LICIT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1:.U3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151" table:style-name="ce2">
            <text:p>50151</text:p>
          </table:table-cell>
          <table:table-cell office:value-type="string" table:style-name="ce9">
            <text:p>KARINE FRANTIESCA DA SILV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2:.U3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211" table:style-name="ce2">
            <text:p>58211</text:p>
          </table:table-cell>
          <table:table-cell office:value-type="string" table:style-name="ce9">
            <text:p>KARYNNE DE CASTRO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3:.U3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521" table:style-name="ce2">
            <text:p>7521</text:p>
          </table:table-cell>
          <table:table-cell office:value-type="string" table:style-name="ce9">
            <text:p>KATIA REJANE DE ARAUJO RODRIGU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URADORIA GERAL DE JUSTIC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374:.U374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57791" table:style-name="ce2">
            <text:p>57791</text:p>
          </table:table-cell>
          <table:table-cell office:value-type="string" table:style-name="ce9">
            <text:p>KEILIANE DE OLIVEIRA PEREIRA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5:.U3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51" table:style-name="ce2">
            <text:p>57651</text:p>
          </table:table-cell>
          <table:table-cell office:value-type="string" table:style-name="ce9">
            <text:p>KELEN CRISTINA LIMA DE ANDRAD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6:.U3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4" table:style-name="ce2">
            <text:p>5814</text:p>
          </table:table-cell>
          <table:table-cell office:value-type="string" table:style-name="ce9">
            <text:p>KEMMIL DE MELO COELH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7:.U3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851" table:style-name="ce2">
            <text:p>56851</text:p>
          </table:table-cell>
          <table:table-cell office:value-type="string" table:style-name="ce9">
            <text:p>KENEDY MIRANDA FERNANDES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8:.U3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121" table:style-name="ce2">
            <text:p>6121</text:p>
          </table:table-cell>
          <table:table-cell office:value-type="string" table:style-name="ce9">
            <text:p>KIMBERLY ANNE SPRINGER SUZUKI BR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3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79:.U3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5" table:style-name="ce2">
            <text:p>5995</text:p>
          </table:table-cell>
          <table:table-cell office:value-type="string" table:style-name="ce9">
            <text:p>KLEISON JACHSON DA SILVA FRO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0:.U3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391" table:style-name="ce2">
            <text:p>32391</text:p>
          </table:table-cell>
          <table:table-cell office:value-type="string" table:style-name="ce9">
            <text:p>LANA KELLE ARAUJO DO NASCIMEN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1:.U3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831" table:style-name="ce2">
            <text:p>41831</text:p>
          </table:table-cell>
          <table:table-cell office:value-type="string" table:style-name="ce9">
            <text:p>LARA DE OLIVEIRA MARQ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2:.U3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432" table:style-name="ce2">
            <text:p>43432</text:p>
          </table:table-cell>
          <table:table-cell office:value-type="string" table:style-name="ce9">
            <text:p>LARISSA CRISTINA ARAUJO DE ALMEID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3:.U3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601" table:style-name="ce2">
            <text:p>40601</text:p>
          </table:table-cell>
          <table:table-cell office:value-type="string" table:style-name="ce9">
            <text:p>LARISSA CRISTINA PEREIRA DE FREITA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4:.U3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31" table:style-name="ce2">
            <text:p>5831</text:p>
          </table:table-cell>
          <table:table-cell office:value-type="string" table:style-name="ce9">
            <text:p>LARISSA RAWANNA DA SILVA ABREU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 DEFESA DA PESSOA IDOS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5:.U3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942" table:style-name="ce2">
            <text:p>47942</text:p>
          </table:table-cell>
          <table:table-cell office:value-type="string" table:style-name="ce9">
            <text:p>LARISSA RIBEIRO BEZER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6:.U3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51" table:style-name="ce2">
            <text:p>49851</text:p>
          </table:table-cell>
          <table:table-cell office:value-type="string" table:style-name="ce9">
            <text:p>LARISSA VIRGINIA CAVALCANTI ORANT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7:.U3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463" table:style-name="ce2">
            <text:p>43463</text:p>
          </table:table-cell>
          <table:table-cell office:value-type="string" table:style-name="ce9">
            <text:p>LAURA CAROLINA MOUTA ROCHA CEZAROTT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88:.U3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02" table:style-name="ce2">
            <text:p>43702</text:p>
          </table:table-cell>
          <table:table-cell office:value-type="string" table:style-name="ce9">
            <text:p>LAURA CRISTINA DE ALMEIDA MIRAND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89:.U389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7771" table:style-name="ce2">
            <text:p>57771</text:p>
          </table:table-cell>
          <table:table-cell office:value-type="string" table:style-name="ce9">
            <text:p>LAURA DENISE JUCA RAMO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0:.U3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451" table:style-name="ce2">
            <text:p>19451</text:p>
          </table:table-cell>
          <table:table-cell office:value-type="string" table:style-name="ce9">
            <text:p>LAURA SIMONE NASCIMENTO RODRIGU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1:.U3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001" table:style-name="ce2">
            <text:p>37001</text:p>
          </table:table-cell>
          <table:table-cell office:value-type="string" table:style-name="ce9">
            <text:p>LEANDRO PORTELA STEFFE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IREITOS HUMANOS E CIDADANI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92:.U39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9671" table:style-name="ce2">
            <text:p>49671</text:p>
          </table:table-cell>
          <table:table-cell office:value-type="string" table:style-name="ce9">
            <text:p>LENIRA PONTES CUN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3:.U3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11" table:style-name="ce2">
            <text:p>43811</text:p>
          </table:table-cell>
          <table:table-cell office:value-type="string" table:style-name="ce9">
            <text:p>LEONARDO HONORATO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F DA CRIANCA E ADOLESCENTE CRZ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394:.U39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008" table:style-name="ce2">
            <text:p>5008</text:p>
          </table:table-cell>
          <table:table-cell office:value-type="string" table:style-name="ce9">
            <text:p>LEONARDO MELO CATUND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5:.U3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041" table:style-name="ce2">
            <text:p>52041</text:p>
          </table:table-cell>
          <table:table-cell office:value-type="string" table:style-name="ce9">
            <text:p>LEONICE FERNANDES DE LIM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9" table:style-name="ce6"/>
          <table:table-cell office:value-type="float" office:value="9782.08" table:style-name="ce6">
            <text:p>9782,08</text:p>
          </table:table-cell>
          <table:table-cell table:number-columns-repeated="4" table:style-name="ce6"/>
          <table:table-cell office:value-type="float" office:value="10582.08" table:formula="of:=SUM([.B396:.U396])" table:style-name="ce10">
            <text:p><text:s/>10.582,08<text:s/></text:p>
          </table:table-cell>
          <table:table-cell table:number-columns-repeated="16362"/>
        </table:table-row>
        <table:table-row table:style-name="ro5">
          <table:table-cell office:value-type="float" office:value="49092" table:style-name="ce2">
            <text:p>49092</text:p>
          </table:table-cell>
          <table:table-cell office:value-type="string" table:style-name="ce9">
            <text:p>LIDIANA LAMPIER PESSIGATI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7:.U3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9" table:style-name="ce2">
            <text:p>5959</text:p>
          </table:table-cell>
          <table:table-cell office:value-type="string" table:style-name="ce9">
            <text:p>LIGIA KEETLY SILVA ALEXANDRINO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8:.U3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041" table:style-name="ce2">
            <text:p>47041</text:p>
          </table:table-cell>
          <table:table-cell office:value-type="string" table:style-name="ce9">
            <text:p>LILIAN ALVES FIRMINO DA SILVA RIBEIR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ESP DE DEF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399:.U3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512" table:style-name="ce2">
            <text:p>49512</text:p>
          </table:table-cell>
          <table:table-cell office:value-type="string" table:style-name="ce9">
            <text:p>LILIAN BRITO ALBUQUERQUE RIBE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0:.U4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2" table:style-name="ce2">
            <text:p>6002</text:p>
          </table:table-cell>
          <table:table-cell office:value-type="string" table:style-name="ce9">
            <text:p>LILIAN SILVA DE ALMEID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O CONTROLE EXTERNO ATIV POLI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1:.U4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9301" table:style-name="ce2">
            <text:p>9301</text:p>
          </table:table-cell>
          <table:table-cell office:value-type="string" table:style-name="ce9">
            <text:p>LINA MARIA DAS GRACAS BRASIL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2500" table:style-name="ce6">
            <text:p>2500</text:p>
          </table:table-cell>
          <table:table-cell table:style-name="ce6"/>
          <table:table-cell office:value-type="float" office:value="2500" table:formula="of:=SUM([.B402:.U402])" table:style-name="ce10">
            <text:p><text:s/>2.500,00<text:s/></text:p>
          </table:table-cell>
          <table:table-cell table:number-columns-repeated="16362"/>
        </table:table-row>
        <table:table-row table:style-name="ro5">
          <table:table-cell office:value-type="float" office:value="55851" table:style-name="ce2">
            <text:p>55851</text:p>
          </table:table-cell>
          <table:table-cell office:value-type="string" table:style-name="ce9">
            <text:p>LIVIA MARIA FIRMINO LEIT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3:.U4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442" table:style-name="ce2">
            <text:p>44442</text:p>
          </table:table-cell>
          <table:table-cell office:value-type="string" table:style-name="ce9">
            <text:p>LUANA CUNHA MATSU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4:.U40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972" table:style-name="ce2">
            <text:p>38972</text:p>
          </table:table-cell>
          <table:table-cell office:value-type="string" table:style-name="ce9">
            <text:p>LUANA DA COSTA PR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5:.U4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181" table:style-name="ce2">
            <text:p>56181</text:p>
          </table:table-cell>
          <table:table-cell office:value-type="string" table:style-name="ce9">
            <text:p>LUANA DINIZ LIRIO MACIEL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RIMINAL DE TARAUAC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06:.U40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5181" table:style-name="ce2">
            <text:p>55181</text:p>
          </table:table-cell>
          <table:table-cell office:value-type="string" table:style-name="ce9">
            <text:p>LUARA BEZERRA DA ROCH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1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7:.U4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731" table:style-name="ce2">
            <text:p>51731</text:p>
          </table:table-cell>
          <table:table-cell office:value-type="string" table:style-name="ce9">
            <text:p>LUCAS ANDRADE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8:.U4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5" table:style-name="ce2">
            <text:p>5985</text:p>
          </table:table-cell>
          <table:table-cell office:value-type="string" table:style-name="ce9">
            <text:p>LUCAS CARVALHO S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09:.U4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5" table:style-name="ce2">
            <text:p>6005</text:p>
          </table:table-cell>
          <table:table-cell office:value-type="string" table:style-name="ce9">
            <text:p>LUCAS EVILASIO NOBRE TEIXEIRA BARBOS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0:.U4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091" table:style-name="ce2">
            <text:p>57091</text:p>
          </table:table-cell>
          <table:table-cell office:value-type="string" table:style-name="ce9">
            <text:p>LUCAS OLIVEIRA BOUCHABKI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1:.U4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043" table:style-name="ce2">
            <text:p>54043</text:p>
          </table:table-cell>
          <table:table-cell office:value-type="string" table:style-name="ce9">
            <text:p>LUCAS PINHEIRO CAMI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ASSIS BRASI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2:.U4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921" table:style-name="ce2">
            <text:p>54921</text:p>
          </table:table-cell>
          <table:table-cell office:value-type="string" table:style-name="ce9">
            <text:p>LUCELIA ALVES MARQUES QUINTEL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3:.U4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782" table:style-name="ce2">
            <text:p>47782</text:p>
          </table:table-cell>
          <table:table-cell office:value-type="string" table:style-name="ce9">
            <text:p>LUCIANA DE CARVALHO ROCH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4:.U4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41" table:style-name="ce2">
            <text:p>49641</text:p>
          </table:table-cell>
          <table:table-cell office:value-type="string" table:style-name="ce9">
            <text:p>LUCIANA MONTEIRO QUEIROZ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5:.U4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121" table:style-name="ce2">
            <text:p>45121</text:p>
          </table:table-cell>
          <table:table-cell office:value-type="string" table:style-name="ce9">
            <text:p>LUCIANA VIRGINIA M NEPOMUCENO QUINTEL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6:.U4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141" table:style-name="ce2">
            <text:p>43141</text:p>
          </table:table-cell>
          <table:table-cell office:value-type="string" table:style-name="ce9">
            <text:p>LUCIANO AUGUSTO MAIA SALL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417:.U417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49491" table:style-name="ce2">
            <text:p>49491</text:p>
          </table:table-cell>
          <table:table-cell office:value-type="string" table:style-name="ce9">
            <text:p>LUCIANO FREIRE DE CARVALHO MALAQUIAS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8:.U4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181" table:style-name="ce2">
            <text:p>44181</text:p>
          </table:table-cell>
          <table:table-cell office:value-type="string" table:style-name="ce9">
            <text:p>LUCINETE TEIXEIRA BARBOS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19:.U4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001" table:style-name="ce2">
            <text:p>47001</text:p>
          </table:table-cell>
          <table:table-cell office:value-type="string" table:style-name="ce9">
            <text:p>LUIS HENRIQUE CORREA ROLIM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IVE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20:.U42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998" table:style-name="ce2">
            <text:p>5998</text:p>
          </table:table-cell>
          <table:table-cell office:value-type="string" table:style-name="ce9">
            <text:p>LUIZ CARLOS DE SOUZA 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1:.U4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861" table:style-name="ce2">
            <text:p>54861</text:p>
          </table:table-cell>
          <table:table-cell office:value-type="string" table:style-name="ce9">
            <text:p>LUIZ CARLOS NUNE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2:.U4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2012" table:style-name="ce2">
            <text:p>12012</text:p>
          </table:table-cell>
          <table:table-cell office:value-type="string" table:style-name="ce9">
            <text:p>LUIZ CARLOS SIMAO PAI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23:.U423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3532" table:style-name="ce2">
            <text:p>43532</text:p>
          </table:table-cell>
          <table:table-cell office:value-type="string" table:style-name="ce9">
            <text:p>LUIZ FERNANDO COSTA MACIEL FILH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4:.U4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191" table:style-name="ce2">
            <text:p>57191</text:p>
          </table:table-cell>
          <table:table-cell office:value-type="string" table:style-name="ce9">
            <text:p>LUIZ GONZAGA DOS SANTOS FILH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5:.U4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621" table:style-name="ce2">
            <text:p>56621</text:p>
          </table:table-cell>
          <table:table-cell office:value-type="string" table:style-name="ce9">
            <text:p>LUIZ HENRIQUE CARVALHO AFONS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CUMULATIVA DE MANCIO LIM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6:.U4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131" table:style-name="ce2">
            <text:p>51131</text:p>
          </table:table-cell>
          <table:table-cell office:value-type="string" table:style-name="ce9">
            <text:p>LUIZ RENATO BEZERRA FRANCISC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7:.U4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871" table:style-name="ce2">
            <text:p>49871</text:p>
          </table:table-cell>
          <table:table-cell office:value-type="string" table:style-name="ce9">
            <text:p>LUZIANE DE SOUZA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28:.U4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01" table:style-name="ce2">
            <text:p>4501</text:p>
          </table:table-cell>
          <table:table-cell office:value-type="string" table:style-name="ce9">
            <text:p>MADALENA GONCALVES PER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29:.U429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5451" table:style-name="ce2">
            <text:p>55451</text:p>
          </table:table-cell>
          <table:table-cell office:value-type="string" table:style-name="ce9">
            <text:p>MANOEL DA SILVA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0:.U4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301" table:style-name="ce2">
            <text:p>56301</text:p>
          </table:table-cell>
          <table:table-cell office:value-type="string" table:style-name="ce9">
            <text:p>MANOEL FRANCISCO ALVES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1:.U4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21" table:style-name="ce2">
            <text:p>53421</text:p>
          </table:table-cell>
          <table:table-cell office:value-type="string" table:style-name="ce9">
            <text:p>MANOEL NASCIMENTO CABRAL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2:.U4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931" table:style-name="ce2">
            <text:p>55931</text:p>
          </table:table-cell>
          <table:table-cell office:value-type="string" table:style-name="ce9">
            <text:p>MANUELA CANUTO DE SANTANA FARHAT</text:p>
          </table:table-cell>
          <table:table-cell office:value-type="string" table:style-name="ce9">
            <text:p>PROMOTOR DE JUSTICA DE ENTRANCIA INICIAL</text:p>
          </table:table-cell>
          <table:table-cell office:value-type="string" table:style-name="ce9">
            <text:p>PROMOTORIA DE JUSTICA CUMUL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200.47" table:style-name="ce6">
            <text:p>3200,47</text:p>
          </table:table-cell>
          <table:table-cell table:number-columns-repeated="8" table:style-name="ce6"/>
          <table:table-cell office:value-type="float" office:value="4973.58" table:formula="of:=SUM([.B433:.U433])" table:style-name="ce10">
            <text:p><text:s/>4.973,58<text:s/></text:p>
          </table:table-cell>
          <table:table-cell table:number-columns-repeated="16362"/>
        </table:table-row>
        <table:table-row table:style-name="ro5">
          <table:table-cell office:value-type="float" office:value="2561" table:style-name="ce2">
            <text:p>2561</text:p>
          </table:table-cell>
          <table:table-cell office:value-type="string" table:style-name="ce9">
            <text:p>MARA CELIA RAMOS DE MACE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ESA DO CONSUMIDOR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4:.U4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42" table:style-name="ce2">
            <text:p>50842</text:p>
          </table:table-cell>
          <table:table-cell office:value-type="string" table:style-name="ce9">
            <text:p>MARCEL PORTELA DA COSTA LIM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5:.U4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62" table:style-name="ce2">
            <text:p>45762</text:p>
          </table:table-cell>
          <table:table-cell office:value-type="string" table:style-name="ce9">
            <text:p>MARCELA BRAGA DE SOUZA BRILHANTE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6:.U4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682" table:style-name="ce2">
            <text:p>43682</text:p>
          </table:table-cell>
          <table:table-cell office:value-type="string" table:style-name="ce9">
            <text:p>MARCELA CRISTINA OZORI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37:.U437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2081" table:style-name="ce2">
            <text:p>52081</text:p>
          </table:table-cell>
          <table:table-cell office:value-type="string" table:style-name="ce9">
            <text:p>MARCELA DA SILVA CARVALHO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8:.U4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211" table:style-name="ce2">
            <text:p>45211</text:p>
          </table:table-cell>
          <table:table-cell office:value-type="string" table:style-name="ce9">
            <text:p>MARCELLO VICTOR LIMA DE ARAUJO 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39:.U4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251" table:style-name="ce2">
            <text:p>45251</text:p>
          </table:table-cell>
          <table:table-cell office:value-type="string" table:style-name="ce9">
            <text:p>MARCELO DE FREITAS PINTO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0:.U4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143" table:style-name="ce2">
            <text:p>40143</text:p>
          </table:table-cell>
          <table:table-cell office:value-type="string" table:style-name="ce9">
            <text:p>MARCELO DE SOUZA GOM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1:.U4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11" table:style-name="ce2">
            <text:p>50411</text:p>
          </table:table-cell>
          <table:table-cell office:value-type="string" table:style-name="ce9">
            <text:p>MARCELO FERREIRA DE FREITA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2:.U4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971" table:style-name="ce2">
            <text:p>42971</text:p>
          </table:table-cell>
          <table:table-cell office:value-type="string" table:style-name="ce9">
            <text:p>MARCIA BARROZO DE ALMEIDA LIM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3:.U4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792" table:style-name="ce2">
            <text:p>37792</text:p>
          </table:table-cell>
          <table:table-cell office:value-type="string" table:style-name="ce9">
            <text:p>MARCIA CRISTHINY COSTA BARBOSA</text:p>
          </table:table-cell>
          <table:table-cell office:value-type="string" table:style-name="ce9">
            <text:p>CHEFE DE GABINETE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4:.U4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091" table:style-name="ce2">
            <text:p>29091</text:p>
          </table:table-cell>
          <table:table-cell office:value-type="string" table:style-name="ce9">
            <text:p>MARCIA CRISTINA DE OLIVEIRA MEIRELES M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UNIDADE ADMINISTRATIVA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5:.U4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501" table:style-name="ce2">
            <text:p>29501</text:p>
          </table:table-cell>
          <table:table-cell office:value-type="string" table:style-name="ce9">
            <text:p>MARCIA DA SILVA BARR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6:.U4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31" table:style-name="ce2">
            <text:p>50831</text:p>
          </table:table-cell>
          <table:table-cell office:value-type="string" table:style-name="ce9">
            <text:p>MARCIA MACIEL DA COSTA MEDEIR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7:.U4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1" table:style-name="ce2">
            <text:p>5311</text:p>
          </table:table-cell>
          <table:table-cell office:value-type="string" table:style-name="ce9">
            <text:p>MARCILENE SALOMAO CARVALH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48:.U448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30261" table:style-name="ce2">
            <text:p>30261</text:p>
          </table:table-cell>
          <table:table-cell office:value-type="string" table:style-name="ce9">
            <text:p>MARCIO ROBERTO RIBEIRO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49:.U4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921" table:style-name="ce2">
            <text:p>40921</text:p>
          </table:table-cell>
          <table:table-cell office:value-type="string" table:style-name="ce9">
            <text:p>MARCO AURELIO RIBEIR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8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50:.U450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1081" table:style-name="ce2">
            <text:p>41081</text:p>
          </table:table-cell>
          <table:table-cell office:value-type="string" table:style-name="ce9">
            <text:p>MARCOS ANTONIO GALIN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3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51:.U45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6481" table:style-name="ce2">
            <text:p>56481</text:p>
          </table:table-cell>
          <table:table-cell office:value-type="string" table:style-name="ce9">
            <text:p>MARCOS CLEYDER JANSEN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COORD DO OBSERVATORIO DE ANALISE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2:.U4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2" table:style-name="ce2">
            <text:p>5992</text:p>
          </table:table-cell>
          <table:table-cell office:value-type="string" table:style-name="ce9">
            <text:p>MARCOS DOS SANTOS MENDONC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3:.U4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23" table:style-name="ce2">
            <text:p>49223</text:p>
          </table:table-cell>
          <table:table-cell office:value-type="string" table:style-name="ce9">
            <text:p>MARCOS FERNANDES LACER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4:.U4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6" table:style-name="ce2">
            <text:p>5956</text:p>
          </table:table-cell>
          <table:table-cell office:value-type="string" table:style-name="ce9">
            <text:p>MARCOS GUITIERRE GUIMARAES BARROS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5:.U4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322" table:style-name="ce2">
            <text:p>52322</text:p>
          </table:table-cell>
          <table:table-cell office:value-type="string" table:style-name="ce9">
            <text:p>MARCOS VINICIUS DE LIMA COS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6:.U4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41" table:style-name="ce2">
            <text:p>55141</text:p>
          </table:table-cell>
          <table:table-cell office:value-type="string" table:style-name="ce9">
            <text:p>MARCUS AURELIUS HAKOZAKI DE ARAUJ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 DE DESENV DE SISTEM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7:.U4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111" table:style-name="ce2">
            <text:p>55111</text:p>
          </table:table-cell>
          <table:table-cell office:value-type="string" table:style-name="ce9">
            <text:p>MARCUS VINICIUS BRANDAO BRANA MUNIZ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8:.U4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67" table:style-name="ce2">
            <text:p>5867</text:p>
          </table:table-cell>
          <table:table-cell office:value-type="string" table:style-name="ce9">
            <text:p>MARIA ANTONIA BRITO OLIVEI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59:.U4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471" table:style-name="ce2">
            <text:p>6471</text:p>
          </table:table-cell>
          <table:table-cell office:value-type="string" table:style-name="ce9">
            <text:p>MARIA AUGUSTA FIGUEIREDO MUBARAC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368.91" table:formula="of:=SUM([.B460:.U460])" table:style-name="ce10">
            <text:p><text:s/>13.368,91<text:s/></text:p>
          </table:table-cell>
          <table:table-cell table:number-columns-repeated="16362"/>
        </table:table-row>
        <table:table-row table:style-name="ro5">
          <table:table-cell office:value-type="float" office:value="22591" table:style-name="ce2">
            <text:p>22591</text:p>
          </table:table-cell>
          <table:table-cell office:value-type="string" table:style-name="ce9">
            <text:p>MARIA AUGUSTA SARAH LIN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1:.U4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781" table:style-name="ce2">
            <text:p>21781</text:p>
          </table:table-cell>
          <table:table-cell office:value-type="string" table:style-name="ce9">
            <text:p>MARIA CELENICE GOM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SECRETARIA DOS ORGAOS COLEGI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2:.U4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661" table:style-name="ce2">
            <text:p>10661</text:p>
          </table:table-cell>
          <table:table-cell office:value-type="string" table:style-name="ce9">
            <text:p>MARIA DA GLORIA GALVAO NOBRE DANTA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368.91" table:formula="of:=SUM([.B463:.U463])" table:style-name="ce10">
            <text:p><text:s/>13.368,91<text:s/></text:p>
          </table:table-cell>
          <table:table-cell table:number-columns-repeated="16362"/>
        </table:table-row>
        <table:table-row table:style-name="ro5">
          <table:table-cell office:value-type="float" office:value="3371" table:style-name="ce2">
            <text:p>3371</text:p>
          </table:table-cell>
          <table:table-cell office:value-type="string" table:style-name="ce9">
            <text:p>MARIA DA GLORIA LEAL COST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64:.U464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7481" table:style-name="ce2">
            <text:p>47481</text:p>
          </table:table-cell>
          <table:table-cell office:value-type="string" table:style-name="ce9">
            <text:p>MARIA DARCILENE GOMES DO VAL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5:.U4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71" table:style-name="ce2">
            <text:p>4771</text:p>
          </table:table-cell>
          <table:table-cell office:value-type="string" table:style-name="ce9">
            <text:p>MARIA DAS GRACAS MELO CORCINI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66:.U466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6991" table:style-name="ce2">
            <text:p>56991</text:p>
          </table:table-cell>
          <table:table-cell office:value-type="string" table:style-name="ce9">
            <text:p>MARIA DE JESUS FERNANDES P DOMINGO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7:.U4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522" table:style-name="ce2">
            <text:p>39522</text:p>
          </table:table-cell>
          <table:table-cell office:value-type="string" table:style-name="ce9">
            <text:p>MARIA DE NAZARE GADELHA FERREIRA FERNAN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8:.U4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11" table:style-name="ce2">
            <text:p>1911</text:p>
          </table:table-cell>
          <table:table-cell office:value-type="string" table:style-name="ce9">
            <text:p>MARIA DO PERPETUO SOCORRO D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69:.U4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2" table:style-name="ce2">
            <text:p>5072</text:p>
          </table:table-cell>
          <table:table-cell office:value-type="string" table:style-name="ce9">
            <text:p>MARIA DO SOCORRO VIEIRA L DE QUEIROZ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0:.U4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282" table:style-name="ce2">
            <text:p>43282</text:p>
          </table:table-cell>
          <table:table-cell office:value-type="string" table:style-name="ce9">
            <text:p>MARIA DULCE LEIA MACEDO DE PAUL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ADM COORD DE GESTAO DE CONTRATO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1:.U4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41" table:style-name="ce2">
            <text:p>43841</text:p>
          </table:table-cell>
          <table:table-cell office:value-type="string" table:style-name="ce9">
            <text:p>MARIA FATIMA RIBEIRO TEIX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ESP DO CONTROLE EXTERNO<text:s/>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472:.U47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6521" table:style-name="ce2">
            <text:p>46521</text:p>
          </table:table-cell>
          <table:table-cell office:value-type="string" table:style-name="ce9">
            <text:p>MARIA FERREIRA VI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3:.U4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751" table:style-name="ce2">
            <text:p>1751</text:p>
          </table:table-cell>
          <table:table-cell office:value-type="string" table:style-name="ce9">
            <text:p>MARIA HELENA PEDROZA DE CARVALH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4:.U4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301" table:style-name="ce2">
            <text:p>51301</text:p>
          </table:table-cell>
          <table:table-cell office:value-type="string" table:style-name="ce9">
            <text:p>MARIA HELINETINA OLIVEIRA DO NASCIMENT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5:.U4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41" table:style-name="ce2">
            <text:p>57741</text:p>
          </table:table-cell>
          <table:table-cell office:value-type="string" table:style-name="ce9">
            <text:p>MARIA ISABEL VIDAL DE CAST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76:.U4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791" table:style-name="ce2">
            <text:p>46791</text:p>
          </table:table-cell>
          <table:table-cell office:value-type="string" table:style-name="ce9">
            <text:p>MARIA JOSE CARVALHO DE PAULA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15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477:.U477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6201" table:style-name="ce2">
            <text:p>6201</text:p>
          </table:table-cell>
          <table:table-cell office:value-type="string" table:style-name="ce9">
            <text:p>MARIA JOSE CORREIA LIM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20000" table:style-name="ce6">
            <text:p>20000</text:p>
          </table:table-cell>
          <table:table-cell table:style-name="ce6"/>
          <table:table-cell office:value-type="float" office:value="23368.91" table:formula="of:=SUM([.B478:.U478])" table:style-name="ce10">
            <text:p><text:s/>23.368,91<text:s/></text:p>
          </table:table-cell>
          <table:table-cell table:number-columns-repeated="16362"/>
        </table:table-row>
        <table:table-row table:style-name="ro5">
          <table:table-cell office:value-type="float" office:value="4851" table:style-name="ce2">
            <text:p>4851</text:p>
          </table:table-cell>
          <table:table-cell office:value-type="string" table:style-name="ce9">
            <text:p>MARIA JOSE FERNANDE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4" table:style-name="ce6"/>
          <table:table-cell office:value-type="float" office:value="3000" table:style-name="ce6">
            <text:p>3000</text:p>
          </table:table-cell>
          <table:table-cell table:number-columns-repeated="6" table:style-name="ce6"/>
          <table:table-cell office:value-type="float" office:value="3200" table:formula="of:=SUM([.B479:.U479])" table:style-name="ce10">
            <text:p><text:s/>3.200,00<text:s/></text:p>
          </table:table-cell>
          <table:table-cell table:number-columns-repeated="16362"/>
        </table:table-row>
        <table:table-row table:style-name="ro5">
          <table:table-cell office:value-type="float" office:value="47793" table:style-name="ce2">
            <text:p>47793</text:p>
          </table:table-cell>
          <table:table-cell office:value-type="string" table:style-name="ce9">
            <text:p>MARIA MADALENA BARBOSA CAVALCAN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ESP DO CONTROLE EXTERN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0:.U4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451" table:style-name="ce2">
            <text:p>3451</text:p>
          </table:table-cell>
          <table:table-cell office:value-type="string" table:style-name="ce9">
            <text:p>MARIA MADALENA COELHO DE ARAUJO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81:.U481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821" table:style-name="ce2">
            <text:p>5821</text:p>
          </table:table-cell>
          <table:table-cell office:value-type="string" table:style-name="ce9">
            <text:p>MARIA MARQUIZETE FERNANDE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482:.U482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1561" table:style-name="ce2">
            <text:p>51561</text:p>
          </table:table-cell>
          <table:table-cell office:value-type="string" table:style-name="ce9">
            <text:p>MARIA MIRIAM GOMES DE MORAES</text:p>
          </table:table-cell>
          <table:table-cell office:value-type="string" table:style-name="ce9">
            <text:p>PENSIONISTA DE FALECIDO</text:p>
          </table:table-cell>
          <table:table-cell office:value-type="string" table:style-name="ce9">
            <text:p>PENSIONISTAS MPAC</text:p>
          </table:table-cell>
          <table:table-cell table:number-columns-repeated="3" table:style-name="ce6"/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200" table:formula="of:=SUM([.B483:.U483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9061" table:style-name="ce2">
            <text:p>9061</text:p>
          </table:table-cell>
          <table:table-cell office:value-type="string" table:style-name="ce9">
            <text:p>MARIA ZENEIDE LOPES DA SILV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CRIMINAL DE SENA MADUREIR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4:.U4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971" table:style-name="ce2">
            <text:p>36971</text:p>
          </table:table-cell>
          <table:table-cell office:value-type="string" table:style-name="ce9">
            <text:p>MARIANO JEORGE DE SOUSA MEL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485:.U485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6391" table:style-name="ce2">
            <text:p>6391</text:p>
          </table:table-cell>
          <table:table-cell office:value-type="string" table:style-name="ce9">
            <text:p>MARILDES DO COUTO PIN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486:.U486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920" table:style-name="ce2">
            <text:p>5920</text:p>
          </table:table-cell>
          <table:table-cell office:value-type="string" table:style-name="ce9">
            <text:p>MARINA ARAUJO DE CARVALH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7:.U4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411" table:style-name="ce2">
            <text:p>47411</text:p>
          </table:table-cell>
          <table:table-cell office:value-type="string" table:style-name="ce9">
            <text:p>MARINA DA CUNHA FERREIRA MO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8:.U4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41" table:style-name="ce2">
            <text:p>50741</text:p>
          </table:table-cell>
          <table:table-cell office:value-type="string" table:style-name="ce9">
            <text:p>MARINA DE MELO ARRUD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89:.U4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2471" table:style-name="ce2">
            <text:p>32471</text:p>
          </table:table-cell>
          <table:table-cell office:value-type="string" table:style-name="ce9">
            <text:p>MARINHO DA COSTA GALLO JUNIOR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0:.U4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7121" table:style-name="ce2">
            <text:p>27121</text:p>
          </table:table-cell>
          <table:table-cell office:value-type="string" table:style-name="ce9">
            <text:p>MARIO JORGE NUNES D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ADJ ASS JURID DISTRIBUI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1:.U4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631" table:style-name="ce2">
            <text:p>11631</text:p>
          </table:table-cell>
          <table:table-cell office:value-type="string" table:style-name="ce9">
            <text:p>MARISETE DE CASSIA LIGEIRO MOR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MAC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3" table:style-name="ce6"/>
          <table:table-cell office:value-type="float" office:value="326.02999999999997" table:style-name="ce6">
            <text:p>326,03</text:p>
          </table:table-cell>
          <table:table-cell table:number-columns-repeated="7" table:style-name="ce6"/>
          <table:table-cell office:value-type="float" office:value="3422.54" table:style-name="ce6">
            <text:p>3422,54</text:p>
          </table:table-cell>
          <table:table-cell table:number-columns-repeated="2" table:style-name="ce6"/>
          <table:table-cell office:value-type="float" office:value="4548.57" table:formula="of:=SUM([.B492:.U492])" table:style-name="ce10">
            <text:p><text:s/>4.548,57<text:s/></text:p>
          </table:table-cell>
          <table:table-cell table:number-columns-repeated="16362"/>
        </table:table-row>
        <table:table-row table:style-name="ro5">
          <table:table-cell office:value-type="float" office:value="44481" table:style-name="ce2">
            <text:p>44481</text:p>
          </table:table-cell>
          <table:table-cell office:value-type="string" table:style-name="ce9">
            <text:p>MARLENE DE SOUZA MONT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3:.U4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8" table:style-name="ce2">
            <text:p>5968</text:p>
          </table:table-cell>
          <table:table-cell office:value-type="string" table:style-name="ce9">
            <text:p>MARLIZAN DA COSTA MENDONC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4:.U4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352" table:style-name="ce2">
            <text:p>41352</text:p>
          </table:table-cell>
          <table:table-cell office:value-type="string" table:style-name="ce9">
            <text:p>MAUREA AUGUSTA SILVA DO NASCIMEN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ADM DEPTO DE APOIO OPERA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5:.U4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72" table:style-name="ce2">
            <text:p>38772</text:p>
          </table:table-cell>
          <table:table-cell office:value-type="string" table:style-name="ce9">
            <text:p>MAURO DI LISSANDRO CARDOSO MODES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EC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6:.U49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22" table:style-name="ce2">
            <text:p>51822</text:p>
          </table:table-cell>
          <table:table-cell office:value-type="string" table:style-name="ce9">
            <text:p>MAURO SILVIO MOUR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4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7:.U4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3" table:style-name="ce2">
            <text:p>5923</text:p>
          </table:table-cell>
          <table:table-cell office:value-type="string" table:style-name="ce9">
            <text:p>MAYARA BARBOSA BRASIL DA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EF DO MEIO AMBIENTE DO JURU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8:.U4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811" table:style-name="ce2">
            <text:p>50811</text:p>
          </table:table-cell>
          <table:table-cell office:value-type="string" table:style-name="ce9">
            <text:p>MAYARA MAGALHAE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499:.U4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02" table:style-name="ce2">
            <text:p>46102</text:p>
          </table:table-cell>
          <table:table-cell office:value-type="string" table:style-name="ce9">
            <text:p>MAYARA MUNIZ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0:.U5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91" table:style-name="ce2">
            <text:p>56091</text:p>
          </table:table-cell>
          <table:table-cell office:value-type="string" table:style-name="ce9">
            <text:p>MAYKO ANDERSON DA SILVA LIM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1:.U5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371" table:style-name="ce2">
            <text:p>43371</text:p>
          </table:table-cell>
          <table:table-cell office:value-type="string" table:style-name="ce9">
            <text:p>MAYRA ANNE MORAES PEREIRA BARBOSA LEITE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8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2:.U5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61" table:style-name="ce2">
            <text:p>50561</text:p>
          </table:table-cell>
          <table:table-cell office:value-type="string" table:style-name="ce9">
            <text:p>MAYRA DE SOUZA GALDIN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5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3:.U5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681" table:style-name="ce2">
            <text:p>13681</text:p>
          </table:table-cell>
          <table:table-cell office:value-type="string" table:style-name="ce9">
            <text:p>MERI CRISTINA AMARAL GONCALVE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 ESP MEIO AMBIENTE BAIXO ACRE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9942.02" table:formula="of:=SUM([.B504:.U504])" table:style-name="ce10">
            <text:p><text:s/>19.942,02<text:s/></text:p>
          </table:table-cell>
          <table:table-cell table:number-columns-repeated="16362"/>
        </table:table-row>
        <table:table-row table:style-name="ro5">
          <table:table-cell office:value-type="float" office:value="5983" table:style-name="ce2">
            <text:p>5983</text:p>
          </table:table-cell>
          <table:table-cell office:value-type="string" table:style-name="ce9">
            <text:p>MILENA DE OLIVEIRA SILV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5:.U5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73" table:style-name="ce2">
            <text:p>5973</text:p>
          </table:table-cell>
          <table:table-cell office:value-type="string" table:style-name="ce9">
            <text:p>MILENA MEDEIROS PALMEIRA RAFAEL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MANOEL URBA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6:.U5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3" table:style-name="ce2">
            <text:p>6003</text:p>
          </table:table-cell>
          <table:table-cell office:value-type="string" table:style-name="ce9">
            <text:p>MILQUILENE SOUZA DOS REIS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7:.U5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161" table:style-name="ce2">
            <text:p>22161</text:p>
          </table:table-cell>
          <table:table-cell office:value-type="string" table:style-name="ce9">
            <text:p>MIQUEIAS IBERNON DA SILVA BRAG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8:.U5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51" table:style-name="ce2">
            <text:p>53851</text:p>
          </table:table-cell>
          <table:table-cell office:value-type="string" table:style-name="ce9">
            <text:p>MIRLA ROSE DA COSTA MESQUIT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09:.U5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11" table:style-name="ce2">
            <text:p>2211</text:p>
          </table:table-cell>
          <table:table-cell office:value-type="string" table:style-name="ce9">
            <text:p>MIRTES DA SILV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0:.U5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031" table:style-name="ce2">
            <text:p>55031</text:p>
          </table:table-cell>
          <table:table-cell office:value-type="string" table:style-name="ce9">
            <text:p>MISAEL DE LIM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1:.U5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731" table:style-name="ce2">
            <text:p>57731</text:p>
          </table:table-cell>
          <table:table-cell office:value-type="string" table:style-name="ce9">
            <text:p>MISCHELY DA SILVA GOME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2:.U5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291" table:style-name="ce2">
            <text:p>55291</text:p>
          </table:table-cell>
          <table:table-cell office:value-type="string" table:style-name="ce9">
            <text:p>MOACIR CUNHA DOS SANTOS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3:.U5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6401" table:style-name="ce2">
            <text:p>26401</text:p>
          </table:table-cell>
          <table:table-cell office:value-type="string" table:style-name="ce9">
            <text:p>MOISES FERREIRA ALENCASTRO E SOUZ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4:.U5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6" table:style-name="ce2">
            <text:p>5816</text:p>
          </table:table-cell>
          <table:table-cell office:value-type="string" table:style-name="ce9">
            <text:p>MONIQUE PEREIRA VOLFF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PLACIDO DE CAST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5:.U5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311" table:style-name="ce2">
            <text:p>42311</text:p>
          </table:table-cell>
          <table:table-cell office:value-type="string" table:style-name="ce9">
            <text:p>MYRLA CRISTINA MAIA ARANHA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6:.U5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781" table:style-name="ce2">
            <text:p>16781</text:p>
          </table:table-cell>
          <table:table-cell office:value-type="string" table:style-name="ce9">
            <text:p>MYRNA TEIXEIRA MENDO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ESP DE DEFESA DO PATRIMONI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number-columns-repeated="3" table:style-name="ce6"/>
          <table:table-cell office:value-type="float" office:value="6642.0199999999995" table:formula="of:=SUM([.B517:.U517])" table:style-name="ce10">
            <text:p><text:s/>6.642,02<text:s/></text:p>
          </table:table-cell>
          <table:table-cell table:number-columns-repeated="16362"/>
        </table:table-row>
        <table:table-row table:style-name="ro5">
          <table:table-cell office:value-type="float" office:value="1321" table:style-name="ce2">
            <text:p>1321</text:p>
          </table:table-cell>
          <table:table-cell office:value-type="string" table:style-name="ce9">
            <text:p>NADJA MARIA DA SILVA COST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518:.U518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9332" table:style-name="ce2">
            <text:p>49332</text:p>
          </table:table-cell>
          <table:table-cell office:value-type="string" table:style-name="ce9">
            <text:p>NANSE WILLY LIMA DA SILVA FRANC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19:.U5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141" table:style-name="ce2">
            <text:p>50141</text:p>
          </table:table-cell>
          <table:table-cell office:value-type="string" table:style-name="ce9">
            <text:p>NATALIA DANIELLE DE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0:.U5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31" table:style-name="ce2">
            <text:p>55831</text:p>
          </table:table-cell>
          <table:table-cell office:value-type="string" table:style-name="ce9">
            <text:p>NATALIA MAECAWA TOMI OSHIR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1:.U5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611" table:style-name="ce2">
            <text:p>51611</text:p>
          </table:table-cell>
          <table:table-cell office:value-type="string" table:style-name="ce9">
            <text:p>NATALIENE CARNEIRO DE SOUZA GOM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C CENTRO DE ATENDIMENTO AO CIDAD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2:.U5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81" table:style-name="ce2">
            <text:p>49681</text:p>
          </table:table-cell>
          <table:table-cell office:value-type="string" table:style-name="ce9">
            <text:p>NATASHA DA CUNHA RAM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3:.U5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41" table:style-name="ce2">
            <text:p>49941</text:p>
          </table:table-cell>
          <table:table-cell office:value-type="string" table:style-name="ce9">
            <text:p>NATHALIA ANDRADE DA SILVA LIM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4:.U5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38" table:style-name="ce2">
            <text:p>5938</text:p>
          </table:table-cell>
          <table:table-cell office:value-type="string" table:style-name="ce9">
            <text:p>NAYARA SOARES LIMA VIAN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5:.U5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2" table:style-name="ce2">
            <text:p>5942</text:p>
          </table:table-cell>
          <table:table-cell office:value-type="string" table:style-name="ce9">
            <text:p>NEIVA ARAUJO LUSTOS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6:.U5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511" table:style-name="ce2">
            <text:p>21511</text:p>
          </table:table-cell>
          <table:table-cell office:value-type="string" table:style-name="ce9">
            <text:p>NELIO ARAUJO DA SILV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TI COORDENACAO DE SUP AO PROC ELETRON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7:.U5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8761" table:style-name="ce2">
            <text:p>38761</text:p>
          </table:table-cell>
          <table:table-cell office:value-type="string" table:style-name="ce9">
            <text:p>NELMA ARAUJO MELO DE SIQU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28:.U528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5071" table:style-name="ce2">
            <text:p>55071</text:p>
          </table:table-cell>
          <table:table-cell office:value-type="string" table:style-name="ce9">
            <text:p>NEUTON LAMEGO MOREIRA JUNIOR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29:.U5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612" table:style-name="ce2">
            <text:p>42612</text:p>
          </table:table-cell>
          <table:table-cell office:value-type="string" table:style-name="ce9">
            <text:p>NICOLLE DAMASCENO CRAV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0:.U5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261" table:style-name="ce2">
            <text:p>42261</text:p>
          </table:table-cell>
          <table:table-cell office:value-type="string" table:style-name="ce9">
            <text:p>NILCIANE DE SENA ARAUJO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1:.U5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1" table:style-name="ce2">
            <text:p>601</text:p>
          </table:table-cell>
          <table:table-cell office:value-type="string" table:style-name="ce9">
            <text:p>NILO FIGUEIREDO MAI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532:.U532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21191" table:style-name="ce2">
            <text:p>21191</text:p>
          </table:table-cell>
          <table:table-cell office:value-type="string" table:style-name="ce9">
            <text:p>NILZA DE MATOS ISAIAS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3:.U5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431" table:style-name="ce2">
            <text:p>21431</text:p>
          </table:table-cell>
          <table:table-cell office:value-type="string" table:style-name="ce9">
            <text:p>OCICLEI DE LIMA MAMEDE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4:.U5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31" table:style-name="ce2">
            <text:p>54731</text:p>
          </table:table-cell>
          <table:table-cell office:value-type="string" table:style-name="ce9">
            <text:p>OCIMAR DA SILVA SAL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 PROMOTORIA DE JUSTICA CIVEL DE CRUZEIRO DO SU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4716.4799999999996" table:style-name="ce6">
            <text:p>4716,48</text:p>
          </table:table-cell>
          <table:table-cell table:number-columns-repeated="7" table:style-name="ce6"/>
          <table:table-cell office:value-type="float" office:value="9858.5" table:formula="of:=SUM([.B535:.U535])" table:style-name="ce10">
            <text:p><text:s/>9.858,50<text:s/></text:p>
          </table:table-cell>
          <table:table-cell table:number-columns-repeated="16362"/>
        </table:table-row>
        <table:table-row table:style-name="ro5">
          <table:table-cell office:value-type="float" office:value="52201" table:style-name="ce2">
            <text:p>52201</text:p>
          </table:table-cell>
          <table:table-cell office:value-type="string" table:style-name="ce9">
            <text:p>OLAVO LOPES DE ABREU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6:.U5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9" table:style-name="ce2">
            <text:p>6009</text:p>
          </table:table-cell>
          <table:table-cell office:value-type="string" table:style-name="ce9">
            <text:p>ORIONE DOS SANTOS DAMASCEN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518.17999999999995" table:style-name="ce6">
            <text:p>518,18</text:p>
          </table:table-cell>
          <table:table-cell office:value-type="float" office:value="166.67" table:style-name="ce6">
            <text:p>166,67</text:p>
          </table:table-cell>
          <table:table-cell table:number-columns-repeated="14" table:style-name="ce6"/>
          <table:table-cell office:value-type="float" office:value="684.84999999999991" table:formula="of:=SUM([.B537:.U537])" table:style-name="ce10">
            <text:p><text:s/>684,85<text:s/></text:p>
          </table:table-cell>
          <table:table-cell table:number-columns-repeated="16362"/>
        </table:table-row>
        <table:table-row table:style-name="ro5">
          <table:table-cell office:value-type="float" office:value="5793" table:style-name="ce2">
            <text:p>5793</text:p>
          </table:table-cell>
          <table:table-cell office:value-type="string" table:style-name="ce9">
            <text:p>ORLANDO ROCHA DA CONCEICA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UNIDADE ADMINISTRATIVA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8:.U5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891" table:style-name="ce2">
            <text:p>54891</text:p>
          </table:table-cell>
          <table:table-cell office:value-type="string" table:style-name="ce9">
            <text:p>ORLANDO RODRIGUES BATI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39:.U53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151" table:style-name="ce2">
            <text:p>31151</text:p>
          </table:table-cell>
          <table:table-cell office:value-type="string" table:style-name="ce9">
            <text:p>OROZINO VILAS BOAS BENEVID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FIN DEPARTAMENTO CONTABIL E FINANCEIR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0:.U5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3301" table:style-name="ce2">
            <text:p>23301</text:p>
          </table:table-cell>
          <table:table-cell office:value-type="string" table:style-name="ce9">
            <text:p>OSMILDE SOUZA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1:.U54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1041" table:style-name="ce2">
            <text:p>11041</text:p>
          </table:table-cell>
          <table:table-cell office:value-type="string" table:style-name="ce9">
            <text:p>OSWALDO D ALBUQUERQUE LIMA NET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4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542:.U542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7992" table:style-name="ce2">
            <text:p>47992</text:p>
          </table:table-cell>
          <table:table-cell office:value-type="string" table:style-name="ce9">
            <text:p>OTILIA MARINHO DE AMORIM NE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3:.U5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142" table:style-name="ce2">
            <text:p>44142</text:p>
          </table:table-cell>
          <table:table-cell office:value-type="string" table:style-name="ce9">
            <text:p>PATRICIA ALVAREZ DE LIM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ESP DIREITOS HUMANOS E CIDADAN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4:.U5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671" table:style-name="ce2">
            <text:p>50671</text:p>
          </table:table-cell>
          <table:table-cell office:value-type="string" table:style-name="ce9">
            <text:p>PATRICIA DA SILVA ANDRADE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5:.U5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601" table:style-name="ce2">
            <text:p>56601</text:p>
          </table:table-cell>
          <table:table-cell office:value-type="string" table:style-name="ce9">
            <text:p>PATRICIA DA SILVA DAS NEV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6:.U5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551" table:style-name="ce2">
            <text:p>6551</text:p>
          </table:table-cell>
          <table:table-cell office:value-type="string" table:style-name="ce9">
            <text:p>PATRICIA DE AMORIM REG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3 PROCURAD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547:.U547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46332" table:style-name="ce2">
            <text:p>46332</text:p>
          </table:table-cell>
          <table:table-cell office:value-type="string" table:style-name="ce9">
            <text:p>PATRICIA DE SOUZA CASTE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ESP DE DEF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48:.U5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51" table:style-name="ce2">
            <text:p>43851</text:p>
          </table:table-cell>
          <table:table-cell office:value-type="string" table:style-name="ce9">
            <text:p>PATRICIA PAULA DOS SANTOS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2 PROM JUST ESP DE DEFESA DO PATRIM PUBLIC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49:.U549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924" table:style-name="ce2">
            <text:p>5924</text:p>
          </table:table-cell>
          <table:table-cell office:value-type="string" table:style-name="ce9">
            <text:p>PATRICIA SALES MOU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0:.U5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531" table:style-name="ce2">
            <text:p>19531</text:p>
          </table:table-cell>
          <table:table-cell office:value-type="string" table:style-name="ce9">
            <text:p>PATRICK DE FREITAS ALV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TI DEPTO DE INOVACAO TECNOLO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1:.U5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811" table:style-name="ce2">
            <text:p>57811</text:p>
          </table:table-cell>
          <table:table-cell office:value-type="string" table:style-name="ce9">
            <text:p>PAULIANE MEZABARBA SANCHES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MANOEL URBAN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552:.U552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29921" table:style-name="ce2">
            <text:p>29921</text:p>
          </table:table-cell>
          <table:table-cell office:value-type="string" table:style-name="ce9">
            <text:p>PAULO CESAR DE ABREU MEL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3:.U55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11" table:style-name="ce2">
            <text:p>49911</text:p>
          </table:table-cell>
          <table:table-cell office:value-type="string" table:style-name="ce9">
            <text:p>PAULO HENRIQU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 ESP MEIO AMBIENTE BAIX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4:.U5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8301" table:style-name="ce2">
            <text:p>18301</text:p>
          </table:table-cell>
          <table:table-cell office:value-type="string" table:style-name="ce9">
            <text:p>PAULO LOBO DOS SANTO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SECRETARIA DE ESTADO DE FAZEN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5:.U5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31" table:style-name="ce2">
            <text:p>50431</text:p>
          </table:table-cell>
          <table:table-cell office:value-type="string" table:style-name="ce9">
            <text:p>PAULO ROBERTO MONCKS GARCI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6:.U5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9331" table:style-name="ce2">
            <text:p>29331</text:p>
          </table:table-cell>
          <table:table-cell office:value-type="string" table:style-name="ce9">
            <text:p>PAULO ROBERTO SIMAO BARBOS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7:.U5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32" table:style-name="ce2">
            <text:p>53432</text:p>
          </table:table-cell>
          <table:table-cell office:value-type="string" table:style-name="ce9">
            <text:p>PEDRO NERY DO NASCIMENTO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8:.U5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9881" table:style-name="ce2">
            <text:p>19881</text:p>
          </table:table-cell>
          <table:table-cell office:value-type="string" table:style-name="ce9">
            <text:p>PEGGY CLEMENT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TRIBUNAL REGIONAL ELEITORAL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59:.U5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751" table:style-name="ce2">
            <text:p>22751</text:p>
          </table:table-cell>
          <table:table-cell office:value-type="string" table:style-name="ce9">
            <text:p>PLINIO FABRICIO RIBEIRO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0:.U5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15" table:style-name="ce2">
            <text:p>5915</text:p>
          </table:table-cell>
          <table:table-cell office:value-type="string" table:style-name="ce9">
            <text:p>POLIANA DE REZENDE SILV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1:.U56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4" table:style-name="ce2">
            <text:p>5954</text:p>
          </table:table-cell>
          <table:table-cell office:value-type="string" table:style-name="ce9">
            <text:p>POLLYANA DE MELO MACIEL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2:.U56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941" table:style-name="ce2">
            <text:p>44941</text:p>
          </table:table-cell>
          <table:table-cell office:value-type="string" table:style-name="ce9">
            <text:p>PRISCILA MESQUITA DE CASTRO BEZERR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2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3:.U5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341" table:style-name="ce2">
            <text:p>54341</text:p>
          </table:table-cell>
          <table:table-cell office:value-type="string" table:style-name="ce9">
            <text:p>RACHEL PESSOA CARDOSO MAI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4:.U5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63" table:style-name="ce2">
            <text:p>5963</text:p>
          </table:table-cell>
          <table:table-cell office:value-type="string" table:style-name="ce9">
            <text:p>RAFAEL CHALUB BANDEIRA BEZER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5:.U5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112" table:style-name="ce2">
            <text:p>49112</text:p>
          </table:table-cell>
          <table:table-cell office:value-type="string" table:style-name="ce9">
            <text:p>RAFAEL DANTAS PADRA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BUJA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6:.U56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7" table:style-name="ce2">
            <text:p>5807</text:p>
          </table:table-cell>
          <table:table-cell office:value-type="string" table:style-name="ce9">
            <text:p>RAFAEL HERMIZIO DE SOUZA REG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8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7:.U5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762" table:style-name="ce2">
            <text:p>49762</text:p>
          </table:table-cell>
          <table:table-cell office:value-type="string" table:style-name="ce9">
            <text:p>RAFAEL MACIEL DA SILV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DE JUSTICA CUMULATIVA DE FEIJ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568:.U568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809" table:style-name="ce2">
            <text:p>5809</text:p>
          </table:table-cell>
          <table:table-cell office:value-type="string" table:style-name="ce9">
            <text:p>RAFAEL SILVA VALE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COMB ORGANIZACOES CRIMINOSAS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69:.U5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4" table:style-name="ce2">
            <text:p>5804</text:p>
          </table:table-cell>
          <table:table-cell office:value-type="string" table:style-name="ce9">
            <text:p>RAFAELA MACIEL FERREIRA MEDICI AGUIAR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AS PROC E PROM CRIMINAI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0:.U57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541" table:style-name="ce2">
            <text:p>57541</text:p>
          </table:table-cell>
          <table:table-cell office:value-type="string" table:style-name="ce9">
            <text:p>RAFAELE JUSTINO DE MOU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0 PROMOTORIA DE JUSTICA CRIMINAL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1:.U5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001" table:style-name="ce2">
            <text:p>57001</text:p>
          </table:table-cell>
          <table:table-cell office:value-type="string" table:style-name="ce9">
            <text:p>RAFAIELLY DE SOUZA FELISBERT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 PARA ASSUNTOS ADMINISTRATIV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2:.U5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2892" table:style-name="ce2">
            <text:p>42892</text:p>
          </table:table-cell>
          <table:table-cell office:value-type="string" table:style-name="ce9">
            <text:p>RAIMUNDO DOS SANTOS DA SILV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3:.U5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551" table:style-name="ce2">
            <text:p>51551</text:p>
          </table:table-cell>
          <table:table-cell office:value-type="string" table:style-name="ce9">
            <text:p>RAIMUNDO MENDES DA SILV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4:.U5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8251" table:style-name="ce2">
            <text:p>8251</text:p>
          </table:table-cell>
          <table:table-cell office:value-type="string" table:style-name="ce9">
            <text:p>RAIMUNDO NASCIMENTO DE CARVALHO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575:.U575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5971" table:style-name="ce2">
            <text:p>5971</text:p>
          </table:table-cell>
          <table:table-cell office:value-type="string" table:style-name="ce9">
            <text:p>RAIMUNDO NONATO BARBOS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6:.U57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081" table:style-name="ce2">
            <text:p>53081</text:p>
          </table:table-cell>
          <table:table-cell office:value-type="string" table:style-name="ce9">
            <text:p>RAIMUNDO NONATO SILVA DE SOUZ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7:.U5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1" table:style-name="ce2">
            <text:p>4691</text:p>
          </table:table-cell>
          <table:table-cell office:value-type="string" table:style-name="ce9">
            <text:p>RAIMUNDO PAULO ELIAS DA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NAT COORD DE OPERACOE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3000" table:style-name="ce6">
            <text:p>3000</text:p>
          </table:table-cell>
          <table:table-cell table:number-columns-repeated="6" table:style-name="ce6"/>
          <table:table-cell office:value-type="float" office:value="3800" table:formula="of:=SUM([.B578:.U578])" table:style-name="ce10">
            <text:p><text:s/>3.800,00<text:s/></text:p>
          </table:table-cell>
          <table:table-cell table:number-columns-repeated="16362"/>
        </table:table-row>
        <table:table-row table:style-name="ro5">
          <table:table-cell office:value-type="float" office:value="30001" table:style-name="ce2">
            <text:p>30001</text:p>
          </table:table-cell>
          <table:table-cell office:value-type="string" table:style-name="ce9">
            <text:p>RAISSA MAIA ARA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79:.U5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91" table:style-name="ce2">
            <text:p>50791</text:p>
          </table:table-cell>
          <table:table-cell office:value-type="string" table:style-name="ce9">
            <text:p>RAQUEL ADRIANNE REZENDE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0:.U5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161" table:style-name="ce2">
            <text:p>54161</text:p>
          </table:table-cell>
          <table:table-cell office:value-type="string" table:style-name="ce9">
            <text:p>RAQUEL HANAN DE ALBUQUERQUE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1:.U5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57" table:style-name="ce2">
            <text:p>5857</text:p>
          </table:table-cell>
          <table:table-cell office:value-type="string" table:style-name="ce9">
            <text:p>RAUL LUIZ DE SOUZA LUZ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2:.U5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601" table:style-name="ce2">
            <text:p>46601</text:p>
          </table:table-cell>
          <table:table-cell office:value-type="string" table:style-name="ce9">
            <text:p>RAYANE ARAUJO DE MACED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3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3:.U5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5" table:style-name="ce2">
            <text:p>5925</text:p>
          </table:table-cell>
          <table:table-cell office:value-type="string" table:style-name="ce9">
            <text:p>REGINALDO DANTAS CAMPINA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4:.U5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5692" table:style-name="ce2">
            <text:p>25692</text:p>
          </table:table-cell>
          <table:table-cell office:value-type="string" table:style-name="ce9">
            <text:p>REGINALDO LUIS PEREIRA PRATES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5:.U5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931" table:style-name="ce2">
            <text:p>48931</text:p>
          </table:table-cell>
          <table:table-cell office:value-type="string" table:style-name="ce9">
            <text:p>REJANE MARIA ALEXANDRE LUCEN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6:.U5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401" table:style-name="ce2">
            <text:p>1401</text:p>
          </table:table-cell>
          <table:table-cell office:value-type="string" table:style-name="ce9">
            <text:p>RIBAMAR DE JESUS NUNES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XAPURI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7:.U58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921" table:style-name="ce2">
            <text:p>13921</text:p>
          </table:table-cell>
          <table:table-cell office:value-type="string" table:style-name="ce9">
            <text:p>RICARDO COELHO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JUST ESP DE DEF DA EDUCACAO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5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4995.39" table:formula="of:=SUM([.B588:.U588])" table:style-name="ce10">
            <text:p><text:s/>24.995,39<text:s/></text:p>
          </table:table-cell>
          <table:table-cell table:number-columns-repeated="16362"/>
        </table:table-row>
        <table:table-row table:style-name="ro5">
          <table:table-cell office:value-type="float" office:value="48122" table:style-name="ce2">
            <text:p>48122</text:p>
          </table:table-cell>
          <table:table-cell office:value-type="string" table:style-name="ce9">
            <text:p>RICARDO EMERSON JARDIM RODRIGU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89:.U58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31" table:style-name="ce2">
            <text:p>2131</text:p>
          </table:table-cell>
          <table:table-cell office:value-type="string" table:style-name="ce9">
            <text:p>RISOLEIDE MARTINS DE OLIV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0:.U5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932" table:style-name="ce2">
            <text:p>45932</text:p>
          </table:table-cell>
          <table:table-cell office:value-type="string" table:style-name="ce9">
            <text:p>RITA DE CASSIA LOUREIRO C FERNAND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1:.U5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7601" table:style-name="ce2">
            <text:p>7601</text:p>
          </table:table-cell>
          <table:table-cell office:value-type="string" table:style-name="ce9">
            <text:p>RITA DE CASSIA NOGUEIRA LIM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2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4" table:style-name="ce6"/>
          <table:table-cell office:value-type="float" office:value="1500" table:style-name="ce6">
            <text:p>1500</text:p>
          </table:table-cell>
          <table:table-cell table:number-columns-repeated="3" table:style-name="ce6"/>
          <table:table-cell office:value-type="float" office:value="6819.33" table:formula="of:=SUM([.B592:.U592])" table:style-name="ce10">
            <text:p><text:s/>6.819,33<text:s/></text:p>
          </table:table-cell>
          <table:table-cell table:number-columns-repeated="16362"/>
        </table:table-row>
        <table:table-row table:style-name="ro5">
          <table:table-cell office:value-type="float" office:value="21271" table:style-name="ce2">
            <text:p>21271</text:p>
          </table:table-cell>
          <table:table-cell office:value-type="string" table:style-name="ce9">
            <text:p>RITA DE SOUZA MACH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3:.U5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581" table:style-name="ce2">
            <text:p>46581</text:p>
          </table:table-cell>
          <table:table-cell office:value-type="string" table:style-name="ce9">
            <text:p>ROBERTA CRISTINA VALLE D ALBUQUERQUE LIM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6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4:.U5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69" table:style-name="ce2">
            <text:p>4469</text:p>
          </table:table-cell>
          <table:table-cell office:value-type="string" table:style-name="ce9">
            <text:p>ROBERTO DA SILVA GUEDES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5:.U5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41" table:style-name="ce2">
            <text:p>5741</text:p>
          </table:table-cell>
          <table:table-cell office:value-type="string" table:style-name="ce9">
            <text:p>ROBERTO OLIMPIO FELISBERT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596:.U596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54241" table:style-name="ce2">
            <text:p>54241</text:p>
          </table:table-cell>
          <table:table-cell office:value-type="string" table:style-name="ce9">
            <text:p>ROBERTO ROMANHOL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7:.U5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6" table:style-name="ce2">
            <text:p>5946</text:p>
          </table:table-cell>
          <table:table-cell office:value-type="string" table:style-name="ce9">
            <text:p>ROBERTO ROMANHOLO JUNIOR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8:.U5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741" table:style-name="ce2">
            <text:p>31741</text:p>
          </table:table-cell>
          <table:table-cell office:value-type="string" table:style-name="ce9">
            <text:p>ROBISON RIBEIRO ROC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599:.U59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5781" table:style-name="ce2">
            <text:p>45781</text:p>
          </table:table-cell>
          <table:table-cell office:value-type="string" table:style-name="ce9">
            <text:p>ROBSON BUSSONS DE OLIVEIRA</text:p>
          </table:table-cell>
          <table:table-cell office:value-type="string" table:style-name="ce9">
            <text:p>ASSESSOR ESPECIAL</text:p>
          </table:table-cell>
          <table:table-cell office:value-type="string" table:style-name="ce9">
            <text:p>DGP DEPARTAMENTO DE GESTAO DE PAGAMEN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0:.U60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542" table:style-name="ce2">
            <text:p>41542</text:p>
          </table:table-cell>
          <table:table-cell office:value-type="string" table:style-name="ce9">
            <text:p>RODOLFO AUGUSTO COSTA DE ALBUQUERQUE</text:p>
          </table:table-cell>
          <table:table-cell office:value-type="string" table:style-name="ce9">
            <text:p>ASSESSOR MINISTERIAL DE COORDENADORIA</text:p>
          </table:table-cell>
          <table:table-cell office:value-type="string" table:style-name="ce9">
            <text:p>1 PROCURADORIA DE JUSTICA ESPECIALIZAD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1:.U6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381" table:style-name="ce2">
            <text:p>36381</text:p>
          </table:table-cell>
          <table:table-cell office:value-type="string" table:style-name="ce9">
            <text:p>RODRIGO CURTI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SECRETARIA GERAL DO MPAC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02:.U60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1221" table:style-name="ce2">
            <text:p>51221</text:p>
          </table:table-cell>
          <table:table-cell office:value-type="string" table:style-name="ce9">
            <text:p>RODRIGO DE OLIVEIRA SILV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3:.U6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911" table:style-name="ce2">
            <text:p>43911</text:p>
          </table:table-cell>
          <table:table-cell office:value-type="string" table:style-name="ce9">
            <text:p>RODRIGO FONTOURA DE CARVA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UMULATIVA DE EPITACIOLANDI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04:.U60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8822" table:style-name="ce2">
            <text:p>48822</text:p>
          </table:table-cell>
          <table:table-cell office:value-type="string" table:style-name="ce9">
            <text:p>RODRIGO SOUZA AMORIM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2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5:.U6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281" table:style-name="ce2">
            <text:p>55281</text:p>
          </table:table-cell>
          <table:table-cell office:value-type="string" table:style-name="ce9">
            <text:p>ROGERIO LOPES PEREI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6:.U6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7191" table:style-name="ce2">
            <text:p>37191</text:p>
          </table:table-cell>
          <table:table-cell office:value-type="string" table:style-name="ce9">
            <text:p>ROGERIO VOLTOLINI MUNO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7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07:.U607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980" table:style-name="ce2">
            <text:p>5980</text:p>
          </table:table-cell>
          <table:table-cell office:value-type="string" table:style-name="ce9">
            <text:p>ROMAINA OTILIA SILVA DE ARAUJ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8:.U6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171" table:style-name="ce2">
            <text:p>46171</text:p>
          </table:table-cell>
          <table:table-cell office:value-type="string" table:style-name="ce9">
            <text:p>ROMARIO CELIO BARBOSA GONCALVES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09:.U6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781" table:style-name="ce2">
            <text:p>55781</text:p>
          </table:table-cell>
          <table:table-cell office:value-type="string" table:style-name="ce9">
            <text:p>ROMARIO GOMES PESSO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OUVIDORIA GERAL DO 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0:.U61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622" table:style-name="ce2">
            <text:p>53622</text:p>
          </table:table-cell>
          <table:table-cell office:value-type="string" table:style-name="ce9">
            <text:p>ROMARIO MARQUES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1:.U6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431" table:style-name="ce2">
            <text:p>16431</text:p>
          </table:table-cell>
          <table:table-cell office:value-type="string" table:style-name="ce9">
            <text:p>ROMEU CORDEIRO BARBOS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9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4" table:style-name="ce6"/>
          <table:table-cell office:value-type="float" office:value="1691.07" table:style-name="ce6">
            <text:p>1691,07</text:p>
          </table:table-cell>
          <table:table-cell table:number-columns-repeated="3" table:style-name="ce6"/>
          <table:table-cell office:value-type="float" office:value="6833.0899999999992" table:formula="of:=SUM([.B612:.U612])" table:style-name="ce10">
            <text:p><text:s/>6.833,09<text:s/></text:p>
          </table:table-cell>
          <table:table-cell table:number-columns-repeated="16362"/>
        </table:table-row>
        <table:table-row table:style-name="ro5">
          <table:table-cell office:value-type="float" office:value="30501" table:style-name="ce2">
            <text:p>30501</text:p>
          </table:table-cell>
          <table:table-cell office:value-type="string" table:style-name="ce9">
            <text:p>RONNEY SILVA DE ARAUJ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3:.U61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133" table:style-name="ce2">
            <text:p>39133</text:p>
          </table:table-cell>
          <table:table-cell office:value-type="string" table:style-name="ce9">
            <text:p>ROSA MARTINS FRANCA DA COST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4:.U61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591" table:style-name="ce2">
            <text:p>49591</text:p>
          </table:table-cell>
          <table:table-cell office:value-type="string" table:style-name="ce9">
            <text:p>ROSALINA MICHELLE PINHEIRO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5:.U6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611" table:style-name="ce2">
            <text:p>53611</text:p>
          </table:table-cell>
          <table:table-cell office:value-type="string" table:style-name="ce9">
            <text:p>ROSALVO GUIMARAES DE OLIVEIR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6:.U6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872" table:style-name="ce2">
            <text:p>46872</text:p>
          </table:table-cell>
          <table:table-cell office:value-type="string" table:style-name="ce9">
            <text:p>ROSANGELA MARIA DE PADUA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7:.U61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26" table:style-name="ce2">
            <text:p>5926</text:p>
          </table:table-cell>
          <table:table-cell office:value-type="string" table:style-name="ce9">
            <text:p>ROSE AMORIM DE SOUZ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 ESP DEF DA CRIANCA E ADOLESCENTE CR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8:.U6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401" table:style-name="ce2">
            <text:p>22401</text:p>
          </table:table-cell>
          <table:table-cell office:value-type="string" table:style-name="ce9">
            <text:p>ROSENILSON DA SILVA FERR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MOTORIA ESPEC DE COMBATE EVASAO FISC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19:.U6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7041" table:style-name="ce2">
            <text:p>27041</text:p>
          </table:table-cell>
          <table:table-cell office:value-type="string" table:style-name="ce9">
            <text:p>ROSIANE PEREIRA MANCHINI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PGJ DEPARTAMENTO DE CERIMON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0:.U6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9" table:style-name="ce2">
            <text:p>5999</text:p>
          </table:table-cell>
          <table:table-cell office:value-type="string" table:style-name="ce9">
            <text:p>ROSIMEIRE DE FATIMA RIBEIRO</text:p>
          </table:table-cell>
          <table:table-cell office:value-type="string" table:style-name="ce9">
            <text:p>DIRETO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1:.U6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88" table:style-name="ce2">
            <text:p>5988</text:p>
          </table:table-cell>
          <table:table-cell office:value-type="string" table:style-name="ce9">
            <text:p>RUBBY DA SILVA RODRIGUES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CAV CENTRO DE ATENDIMENTO A VITIMA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2:.U62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0771" table:style-name="ce2">
            <text:p>30771</text:p>
          </table:table-cell>
          <table:table-cell office:value-type="string" table:style-name="ce9">
            <text:p>RUTH LUCIMAR GOM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COM COORDENACAO DE MEMORI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0" table:style-name="ce6"/>
          <table:table-cell office:value-type="float" office:value="1059.27" table:style-name="ce6">
            <text:p>1059,27</text:p>
          </table:table-cell>
          <table:table-cell table:number-columns-repeated="3" table:style-name="ce6"/>
          <table:table-cell office:value-type="float" office:value="1859.27" table:formula="of:=SUM([.B623:.U623])" table:style-name="ce10">
            <text:p><text:s/>1.859,27<text:s/></text:p>
          </table:table-cell>
          <table:table-cell table:number-columns-repeated="16362"/>
        </table:table-row>
        <table:table-row table:style-name="ro5">
          <table:table-cell office:value-type="float" office:value="18131" table:style-name="ce2">
            <text:p>18131</text:p>
          </table:table-cell>
          <table:table-cell office:value-type="string" table:style-name="ce9">
            <text:p>SAINT CLAIR CIDREIRA JUNIOR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6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4:.U6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801" table:style-name="ce2">
            <text:p>6801</text:p>
          </table:table-cell>
          <table:table-cell office:value-type="string" table:style-name="ce9">
            <text:p>SAMMY BARBOSA LOPES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PROC GERAL ADJUNTA PARA ASSUNTOS JURIDICOS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5319.33" table:formula="of:=SUM([.B625:.U625])" table:style-name="ce10">
            <text:p><text:s/>5.319,33<text:s/></text:p>
          </table:table-cell>
          <table:table-cell table:number-columns-repeated="16362"/>
        </table:table-row>
        <table:table-row table:style-name="ro5">
          <table:table-cell office:value-type="float" office:value="1161" table:style-name="ce2">
            <text:p>1161</text:p>
          </table:table-cell>
          <table:table-cell office:value-type="string" table:style-name="ce9">
            <text:p>SAMUEL MARTINS EVANGELI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5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0000" table:formula="of:=SUM([.B626:.U626])" table:style-name="ce10">
            <text:p><text:s/>10.000,00<text:s/></text:p>
          </table:table-cell>
          <table:table-cell table:number-columns-repeated="16362"/>
        </table:table-row>
        <table:table-row table:style-name="ro5">
          <table:table-cell office:value-type="float" office:value="46591" table:style-name="ce2">
            <text:p>46591</text:p>
          </table:table-cell>
          <table:table-cell office:value-type="string" table:style-name="ce9">
            <text:p>SAMYLLE ANDRADE MACHADO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7:.U62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621" table:style-name="ce2">
            <text:p>20621</text:p>
          </table:table-cell>
          <table:table-cell office:value-type="string" table:style-name="ce9">
            <text:p>SANDRA SOARES DA SILVA CRISOSTOM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 ESP DE EXEC MEDIDAS SOCIOEDUCATIV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8:.U6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8601" table:style-name="ce2">
            <text:p>28601</text:p>
          </table:table-cell>
          <table:table-cell office:value-type="string" table:style-name="ce9">
            <text:p>SANDRO WALDEMAR DA SILVA CALDE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29:.U6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451" table:style-name="ce2">
            <text:p>53451</text:p>
          </table:table-cell>
          <table:table-cell office:value-type="string" table:style-name="ce9">
            <text:p>SANTIAGO DO NASCIMENTO DA COST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0:.U6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3131" table:style-name="ce2">
            <text:p>23131</text:p>
          </table:table-cell>
          <table:table-cell office:value-type="string" table:style-name="ce9">
            <text:p>SARA DANIELA CARDOSO DE FREITA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ADM DPTO DE ARQUIVO MATERIAL 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1:.U6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19" table:style-name="ce2">
            <text:p>5819</text:p>
          </table:table-cell>
          <table:table-cell office:value-type="string" table:style-name="ce9">
            <text:p>SARA SOUZA LODI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CRIMINA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2:.U6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01" table:style-name="ce2">
            <text:p>57601</text:p>
          </table:table-cell>
          <table:table-cell office:value-type="string" table:style-name="ce9">
            <text:p>SARAH ADRIANA RIBEIRO DA CRUZ FURTAD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9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3:.U6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021" table:style-name="ce2">
            <text:p>51021</text:p>
          </table:table-cell>
          <table:table-cell office:value-type="string" table:style-name="ce9">
            <text:p>SAYONARA COST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4:.U63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941" table:style-name="ce2">
            <text:p>50941</text:p>
          </table:table-cell>
          <table:table-cell office:value-type="string" table:style-name="ce9">
            <text:p>SEBASTIANA FERREIRA LOPES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5:.U63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591" table:style-name="ce2">
            <text:p>54591</text:p>
          </table:table-cell>
          <table:table-cell office:value-type="string" table:style-name="ce9">
            <text:p>SELMA GOMES DE OLIVEIRA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CONTROLE INTERN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6:.U63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471" table:style-name="ce2">
            <text:p>55471</text:p>
          </table:table-cell>
          <table:table-cell office:value-type="string" table:style-name="ce9">
            <text:p>SERGIO LUIZ DE BRITTO JUNIOR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INFRAESTRUTURA E SEG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7:.U63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41" table:style-name="ce2">
            <text:p>50441</text:p>
          </table:table-cell>
          <table:table-cell office:value-type="string" table:style-name="ce9">
            <text:p>SHANTI CORREIA D ANGI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9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38:.U63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511" table:style-name="ce2">
            <text:p>16511</text:p>
          </table:table-cell>
          <table:table-cell office:value-type="string" table:style-name="ce9">
            <text:p>SIBERMAN MADEIRA DE HOLAND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39:.U639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26661" table:style-name="ce2">
            <text:p>26661</text:p>
          </table:table-cell>
          <table:table-cell office:value-type="string" table:style-name="ce9">
            <text:p>SILVANIA DA SILVA FERREIR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GJ GABINE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0:.U64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511" table:style-name="ce2">
            <text:p>56511</text:p>
          </table:table-cell>
          <table:table-cell office:value-type="string" table:style-name="ce9">
            <text:p>SILVANILA DE OLIVEIRA QUEIROZ DIA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3" table:style-name="ce6"/>
          <table:table-cell office:value-type="float" office:value="896.72" table:style-name="ce6">
            <text:p>896,72</text:p>
          </table:table-cell>
          <table:table-cell office:value-type="float" office:value="1696.72" table:formula="of:=SUM([.B641:.U641])" table:style-name="ce10">
            <text:p><text:s/>1.696,72<text:s/></text:p>
          </table:table-cell>
          <table:table-cell table:number-columns-repeated="16362"/>
        </table:table-row>
        <table:table-row table:style-name="ro5">
          <table:table-cell office:value-type="float" office:value="22321" table:style-name="ce2">
            <text:p>22321</text:p>
          </table:table-cell>
          <table:table-cell office:value-type="string" table:style-name="ce9">
            <text:p>SINETE GOMES MAGALHAES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2:.U64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41" table:style-name="ce2">
            <text:p>5841</text:p>
          </table:table-cell>
          <table:table-cell office:value-type="string" table:style-name="ce9">
            <text:p>SOFIA DA CRUZ MACHAD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UCLEO PERM DE INCENTIVO A AUTOCOMPOSICAO NAPAZ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3:.U64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721" table:style-name="ce2">
            <text:p>50721</text:p>
          </table:table-cell>
          <table:table-cell office:value-type="string" table:style-name="ce9">
            <text:p>SOLANGE DA SILVA SOUZ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DE JUSTICA CIVE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4:.U64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11" table:style-name="ce2">
            <text:p>57611</text:p>
          </table:table-cell>
          <table:table-cell office:value-type="string" table:style-name="ce9">
            <text:p>SOLANGE MARIA CHALUB BANDEIRA TEIXEIRA</text:p>
          </table:table-cell>
          <table:table-cell office:value-type="string" table:style-name="ce9">
            <text:p>SUPERINTENDENTE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5:.U64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7" table:style-name="ce2">
            <text:p>5997</text:p>
          </table:table-cell>
          <table:table-cell office:value-type="string" table:style-name="ce9">
            <text:p>STAEL MAIA MOUR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6:.U64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8" table:style-name="ce2">
            <text:p>5808</text:p>
          </table:table-cell>
          <table:table-cell office:value-type="string" table:style-name="ce9">
            <text:p>SUELEN CRISTINA CANDIDA PE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2 PROM JUST ESP DE DEFESA DO PATRIM PUBLIC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7:.U64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251" table:style-name="ce2">
            <text:p>43251</text:p>
          </table:table-cell>
          <table:table-cell office:value-type="string" table:style-name="ce9">
            <text:p>SUSANNE MOURA DE MORAIS BENICIO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GABINETE DRA GILCELY EVANGELIST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8:.U64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5541" table:style-name="ce2">
            <text:p>15541</text:p>
          </table:table-cell>
          <table:table-cell office:value-type="string" table:style-name="ce9">
            <text:p>SUSYE ALMEIDA D ALBUQUERQUE LIM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49:.U64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841" table:style-name="ce2">
            <text:p>55841</text:p>
          </table:table-cell>
          <table:table-cell office:value-type="string" table:style-name="ce9">
            <text:p>SUZANA BARBOSA MELO DA CO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7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0:.U65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8" table:style-name="ce2">
            <text:p>5948</text:p>
          </table:table-cell>
          <table:table-cell office:value-type="string" table:style-name="ce9">
            <text:p>TAINAN PEREIRA E SILV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6 PROM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1:.U65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681" table:style-name="ce2">
            <text:p>44681</text:p>
          </table:table-cell>
          <table:table-cell office:value-type="string" table:style-name="ce9">
            <text:p>TAIS COSTA DE SOUZ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5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2:.U65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6601" table:style-name="ce2">
            <text:p>16601</text:p>
          </table:table-cell>
          <table:table-cell office:value-type="string" table:style-name="ce9">
            <text:p>TALES FONSECA TRANIN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4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office:value-type="float" office:value="5053.37" table:style-name="ce6">
            <text:p>5053,37</text:p>
          </table:table-cell>
          <table:table-cell table:number-columns-repeated="7" table:style-name="ce6"/>
          <table:table-cell office:value-type="float" office:value="10195.39" table:formula="of:=SUM([.B653:.U653])" table:style-name="ce10">
            <text:p><text:s/>10.195,39<text:s/></text:p>
          </table:table-cell>
          <table:table-cell table:number-columns-repeated="16362"/>
        </table:table-row>
        <table:table-row table:style-name="ro5">
          <table:table-cell office:value-type="float" office:value="5811" table:style-name="ce2">
            <text:p>5811</text:p>
          </table:table-cell>
          <table:table-cell office:value-type="string" table:style-name="ce9">
            <text:p>TALES SARKIS CARNEIR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4:.U65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01" table:style-name="ce2">
            <text:p>50401</text:p>
          </table:table-cell>
          <table:table-cell office:value-type="string" table:style-name="ce9">
            <text:p>TALLINI ROBERTA MASCARELLO DE OLIVEIR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5:.U65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11" table:style-name="ce2">
            <text:p>50511</text:p>
          </table:table-cell>
          <table:table-cell office:value-type="string" table:style-name="ce9">
            <text:p>TAMIRIS THERESA SANTOS BANDEIRA NERY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6:.U65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8192" table:style-name="ce2">
            <text:p>48192</text:p>
          </table:table-cell>
          <table:table-cell office:value-type="string" table:style-name="ce9">
            <text:p>TASSIA CRISTINA FELIX DE MELL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DE JUSTICA CIVE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7:.U65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571" table:style-name="ce2">
            <text:p>50571</text:p>
          </table:table-cell>
          <table:table-cell office:value-type="string" table:style-name="ce9">
            <text:p>TATIANE BRANDAO VILELA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8:.U65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42" table:style-name="ce2">
            <text:p>46942</text:p>
          </table:table-cell>
          <table:table-cell office:value-type="string" table:style-name="ce9">
            <text:p>TATIANE MIRUSKA NERI SAMPAI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CRIMINAL DE CRUZEIRO DO SU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59:.U65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771" table:style-name="ce2">
            <text:p>40771</text:p>
          </table:table-cell>
          <table:table-cell office:value-type="string" table:style-name="ce9">
            <text:p>TAYNAH PONTES FARIA DA SILVA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ASSESSORIA JURIDICA VIRTU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0:.U66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91" table:style-name="ce2">
            <text:p>43891</text:p>
          </table:table-cell>
          <table:table-cell office:value-type="string" table:style-name="ce9">
            <text:p>TEOTONIO RODRIGUES SOARES JUNIOR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5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61:.U661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931" table:style-name="ce2">
            <text:p>4931</text:p>
          </table:table-cell>
          <table:table-cell office:value-type="string" table:style-name="ce9">
            <text:p>TEREZINHA APARECIDA ZANONI DA CUNHA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FINANC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7" table:style-name="ce6"/>
          <table:table-cell office:value-type="float" office:value="3000" table:style-name="ce6">
            <text:p>3000</text:p>
          </table:table-cell>
          <table:table-cell table:number-columns-repeated="2" table:style-name="ce6"/>
          <table:table-cell office:value-type="float" office:value="1500" table:style-name="ce6">
            <text:p>1500</text:p>
          </table:table-cell>
          <table:table-cell table:number-columns-repeated="3" table:style-name="ce6"/>
          <table:table-cell office:value-type="float" office:value="5300" table:formula="of:=SUM([.B662:.U662])" table:style-name="ce10">
            <text:p><text:s/>5.300,00<text:s/></text:p>
          </table:table-cell>
          <table:table-cell table:number-columns-repeated="16362"/>
        </table:table-row>
        <table:table-row table:style-name="ro5">
          <table:table-cell office:value-type="float" office:value="45351" table:style-name="ce2">
            <text:p>45351</text:p>
          </table:table-cell>
          <table:table-cell office:value-type="string" table:style-name="ce9">
            <text:p>THAINA ARAGAO MORE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RIMINAL DE TARAUA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3:.U66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31" table:style-name="ce2">
            <text:p>56031</text:p>
          </table:table-cell>
          <table:table-cell office:value-type="string" table:style-name="ce9">
            <text:p>THAISSA RIBEIRO ALBRES KISPERGHER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5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4:.U66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601" table:style-name="ce2">
            <text:p>49601</text:p>
          </table:table-cell>
          <table:table-cell office:value-type="string" table:style-name="ce9">
            <text:p>THALITA ADRIANA FERREIRA DE SOUS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5:.U66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751" table:style-name="ce2">
            <text:p>54751</text:p>
          </table:table-cell>
          <table:table-cell office:value-type="string" table:style-name="ce9">
            <text:p>THALLES FERREIRA COST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 MADUREIR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66:.U666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5171" table:style-name="ce2">
            <text:p>55171</text:p>
          </table:table-cell>
          <table:table-cell office:value-type="string" table:style-name="ce9">
            <text:p>THAYNARA VITORIO NOBREGA BALBIN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 JUST ESP DE DEF DA EDU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7:.U66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42" table:style-name="ce2">
            <text:p>5042</text:p>
          </table:table-cell>
          <table:table-cell office:value-type="string" table:style-name="ce9">
            <text:p>THIAGO DA SILVA CAMP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8:.U66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551" table:style-name="ce2">
            <text:p>52551</text:p>
          </table:table-cell>
          <table:table-cell office:value-type="string" table:style-name="ce9">
            <text:p>THIAGO FIALHO LIMA DOS SANTOS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69:.U66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191" table:style-name="ce2">
            <text:p>56191</text:p>
          </table:table-cell>
          <table:table-cell office:value-type="string" table:style-name="ce9">
            <text:p>THIAGO MARQUES SALOMAO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PROMOTORIA DE JUSTICA CIVEL DE BRASILEI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670:.U670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5921" table:style-name="ce2">
            <text:p>5921</text:p>
          </table:table-cell>
          <table:table-cell office:value-type="string" table:style-name="ce9">
            <text:p>THIAGO SAMPAIO LEITA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3 PROCURAD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1:.U67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7421" table:style-name="ce2">
            <text:p>47421</text:p>
          </table:table-cell>
          <table:table-cell office:value-type="string" table:style-name="ce9">
            <text:p>TIAGO BEZERRA FROTA</text:p>
          </table:table-cell>
          <table:table-cell office:value-type="string" table:style-name="ce9">
            <text:p>ASSESSOR TECNICO</text:p>
          </table:table-cell>
          <table:table-cell office:value-type="string" table:style-name="ce9">
            <text:p>DIADM DEPTO DE ARQUITETURA E ENGENHAR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2:.U67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161" table:style-name="ce2">
            <text:p>49161</text:p>
          </table:table-cell>
          <table:table-cell office:value-type="string" table:style-name="ce9">
            <text:p>TIAGO DA SILVA TELES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3:.U67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701" table:style-name="ce2">
            <text:p>49701</text:p>
          </table:table-cell>
          <table:table-cell office:value-type="string" table:style-name="ce9">
            <text:p>TITO FRANCO DE OLIVEIRA LIMA NET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4:.U67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4271" table:style-name="ce2">
            <text:p>54271</text:p>
          </table:table-cell>
          <table:table-cell office:value-type="string" table:style-name="ce9">
            <text:p>TULIO ALEXANDRE RODRIGUES DE OLIVEIRA</text:p>
          </table:table-cell>
          <table:table-cell office:value-type="string" table:style-name="ce9">
            <text:p>ASSESSOR JURIDICO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5:.U67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941" table:style-name="ce2">
            <text:p>941</text:p>
          </table:table-cell>
          <table:table-cell office:value-type="string" table:style-name="ce9">
            <text:p>UBIRAJARA BRAGA DE ALBUQUERQUE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1 PROCURADORIA DE JUSTICA ESPECIALIZAD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20119.330000000002" table:formula="of:=SUM([.B676:.U676])" table:style-name="ce10">
            <text:p><text:s/>20.119,33<text:s/></text:p>
          </table:table-cell>
          <table:table-cell table:number-columns-repeated="16362"/>
        </table:table-row>
        <table:table-row table:style-name="ro5">
          <table:table-cell office:value-type="float" office:value="51352" table:style-name="ce2">
            <text:p>51352</text:p>
          </table:table-cell>
          <table:table-cell office:value-type="string" table:style-name="ce9">
            <text:p>UDSON MORAES PACIFICO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7:.U67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2" table:style-name="ce2">
            <text:p>5802</text:p>
          </table:table-cell>
          <table:table-cell office:value-type="string" table:style-name="ce9">
            <text:p>UILLAME SILVA DE OLIVEIRA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8:.U67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221" table:style-name="ce2">
            <text:p>49221</text:p>
          </table:table-cell>
          <table:table-cell office:value-type="string" table:style-name="ce9">
            <text:p>ULISSES LIMA GUIMARAES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DICOM COORDENACAO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79:.U67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2461" table:style-name="ce2">
            <text:p>52461</text:p>
          </table:table-cell>
          <table:table-cell office:value-type="string" table:style-name="ce9">
            <text:p>VALDERNILSON DE ANDRADE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0:.U68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1172" table:style-name="ce2">
            <text:p>41172</text:p>
          </table:table-cell>
          <table:table-cell office:value-type="string" table:style-name="ce9">
            <text:p>VALDIRENE COELHO BATIST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4 PROMOTORIA DE JUSTICA CIVE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1:.U68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2831" table:style-name="ce2">
            <text:p>22831</text:p>
          </table:table-cell>
          <table:table-cell office:value-type="string" table:style-name="ce9">
            <text:p>VALDISMAR FONTES DE CAST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2:.U68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1821" table:style-name="ce2">
            <text:p>31821</text:p>
          </table:table-cell>
          <table:table-cell office:value-type="string" table:style-name="ce9">
            <text:p>VALERIA NERI DE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PROCURADORIA GERAL DE JU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3:.U68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482" table:style-name="ce2">
            <text:p>39482</text:p>
          </table:table-cell>
          <table:table-cell office:value-type="string" table:style-name="ce9">
            <text:p>VALMIR BEZERRA MIRAND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C GERAL ADJUNTA PARA ASSUNTOS JURIDIC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4:.U68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41" table:style-name="ce2">
            <text:p>4341</text:p>
          </table:table-cell>
          <table:table-cell office:value-type="string" table:style-name="ce9">
            <text:p>VALMIR DE SOUZA RIBEIR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A DISPOSICAO DA ASSEMPAC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5:.U68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41" table:style-name="ce2">
            <text:p>53141</text:p>
          </table:table-cell>
          <table:table-cell office:value-type="string" table:style-name="ce9">
            <text:p>VALTER BATISTA DA SILVA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6:.U68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1" table:style-name="ce2">
            <text:p>431</text:p>
          </table:table-cell>
          <table:table-cell office:value-type="string" table:style-name="ce9">
            <text:p>VANDA DENIR MILANI NOGUEIR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8" table:style-name="ce6"/>
          <table:table-cell office:value-type="float" office:value="3546.22" table:formula="of:=SUM([.B687:.U687])" table:style-name="ce10">
            <text:p><text:s/>3.546,22<text:s/></text:p>
          </table:table-cell>
          <table:table-cell table:number-columns-repeated="16362"/>
        </table:table-row>
        <table:table-row table:style-name="ro5">
          <table:table-cell office:value-type="float" office:value="5845" table:style-name="ce2">
            <text:p>5845</text:p>
          </table:table-cell>
          <table:table-cell office:value-type="string" table:style-name="ce9">
            <text:p>VANDA MENDES DE ARAUJO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ERA NUCLEO APOIO E ATEND PSICOSSOCI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88:.U68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271" table:style-name="ce2">
            <text:p>56271</text:p>
          </table:table-cell>
          <table:table-cell office:value-type="string" table:style-name="ce9">
            <text:p>VANDERLEI BATISTA CERQUEIRA</text:p>
          </table:table-cell>
          <table:table-cell office:value-type="string" table:style-name="ce9">
            <text:p>PROMOTOR DE JUSTICA SUBSTITUTO</text:p>
          </table:table-cell>
          <table:table-cell office:value-type="string" table:style-name="ce9">
            <text:p>UNIDADE ADMINISTRATIVA DE ASSIS BRASI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040.44" table:style-name="ce6">
            <text:p>3040,44</text:p>
          </table:table-cell>
          <table:table-cell table:number-columns-repeated="8" table:style-name="ce6"/>
          <table:table-cell office:value-type="float" office:value="4813.55" table:formula="of:=SUM([.B689:.U689])" table:style-name="ce10">
            <text:p><text:s/>4.813,55<text:s/></text:p>
          </table:table-cell>
          <table:table-cell table:number-columns-repeated="16362"/>
        </table:table-row>
        <table:table-row table:style-name="ro5">
          <table:table-cell office:value-type="float" office:value="46151" table:style-name="ce2">
            <text:p>46151</text:p>
          </table:table-cell>
          <table:table-cell office:value-type="string" table:style-name="ce9">
            <text:p>VANDERLEI SILVA DE MOU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0:.U69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081" table:style-name="ce2">
            <text:p>46081</text:p>
          </table:table-cell>
          <table:table-cell office:value-type="string" table:style-name="ce9">
            <text:p>VANDERLEYA ALVES ARANTES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A CRIANCA E ADOLESCENT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1:.U69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871" table:style-name="ce2">
            <text:p>43871</text:p>
          </table:table-cell>
          <table:table-cell office:value-type="string" table:style-name="ce9">
            <text:p>VANESSA DE MACEDO MUNIZ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EXEC MEDIDAS SOCIOEDUCATIVAS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692:.U69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854" table:style-name="ce2">
            <text:p>5854</text:p>
          </table:table-cell>
          <table:table-cell office:value-type="string" table:style-name="ce9">
            <text:p>VANESSA PESSOA LOB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DE JUSTICA CIVEL DE BRASILE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3:.U69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941" table:style-name="ce2">
            <text:p>51941</text:p>
          </table:table-cell>
          <table:table-cell office:value-type="string" table:style-name="ce9">
            <text:p>VANGELA MARIA LIMA DO NASCIMENTO</text:p>
          </table:table-cell>
          <table:table-cell office:value-type="string" table:style-name="ce9">
            <text:p>CHEFE DE CENTRO DE APOIO OPERACIONAL</text:p>
          </table:table-cell>
          <table:table-cell office:value-type="string" table:style-name="ce9">
            <text:p>CAOP DE DEF DO MEIO AMBIENTE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4:.U69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523" table:style-name="ce2">
            <text:p>43523</text:p>
          </table:table-cell>
          <table:table-cell office:value-type="string" table:style-name="ce9">
            <text:p>VANGLEILSA OLIVEIRA DE SOUZ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PROMOTORIA DE JUSTICA CUMULATIVA DE FEIJ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5:.U69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0111" table:style-name="ce2">
            <text:p>20111</text:p>
          </table:table-cell>
          <table:table-cell office:value-type="string" table:style-name="ce9">
            <text:p>VANILDA DA SILVA BEZERRA ARRUD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DIRETORIA DE ADMINISTR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6:.U69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381" table:style-name="ce2">
            <text:p>40381</text:p>
          </table:table-cell>
          <table:table-cell office:value-type="string" table:style-name="ce9">
            <text:p>VERA LUCIA VIDAL BRANDAO CONDE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GP DEPARTAMENTO DE ADM DE PESSOA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7:.U69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6952" table:style-name="ce2">
            <text:p>46952</text:p>
          </table:table-cell>
          <table:table-cell office:value-type="string" table:style-name="ce9">
            <text:p>VERA REGINA DE OLIVEIRA SANTANA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PLANEJAMENTO E GESTAO ESTRATEG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698:.U69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0901" table:style-name="ce2">
            <text:p>10901</text:p>
          </table:table-cell>
          <table:table-cell office:value-type="string" table:style-name="ce9">
            <text:p>VERILSA MARGARETH CAMPOS DELGAD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2919.84" table:style-name="ce6">
            <text:p>2919,84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2919.84" table:formula="of:=SUM([.B699:.U699])" table:style-name="ce10">
            <text:p><text:s/>12.919,84<text:s/></text:p>
          </table:table-cell>
          <table:table-cell table:number-columns-repeated="16362"/>
        </table:table-row>
        <table:table-row table:style-name="ro5">
          <table:table-cell office:value-type="float" office:value="6041" table:style-name="ce2">
            <text:p>6041</text:p>
          </table:table-cell>
          <table:table-cell office:value-type="string" table:style-name="ce9">
            <text:p>VERILTON ROMERO CAMPOS DELGADO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INATIVOS MPAC</text:p>
          </table:table-cell>
          <table:table-cell table:number-columns-repeated="5" table:style-name="ce6"/>
          <table:table-cell office:value-type="float" office:value="200" table:style-name="ce6">
            <text:p>200</text:p>
          </table:table-cell>
          <table:table-cell table:number-columns-repeated="11" table:style-name="ce6"/>
          <table:table-cell office:value-type="float" office:value="200" table:formula="of:=SUM([.B700:.U700])" table:style-name="ce10">
            <text:p><text:s/>200,00<text:s/></text:p>
          </table:table-cell>
          <table:table-cell table:number-columns-repeated="16362"/>
        </table:table-row>
        <table:table-row table:style-name="ro5">
          <table:table-cell office:value-type="float" office:value="49361" table:style-name="ce2">
            <text:p>49361</text:p>
          </table:table-cell>
          <table:table-cell office:value-type="string" table:style-name="ce9">
            <text:p>VERONICA SOUZA CORDEI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1:.U70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6004" table:style-name="ce2">
            <text:p>6004</text:p>
          </table:table-cell>
          <table:table-cell office:value-type="string" table:style-name="ce9">
            <text:p>VICTOR AUGUSTO SILVA RODRIGUES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3 PROMOTORIA DE JUST CRIMINAL <text:s/>VIOL DOM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2:.U70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101" table:style-name="ce2">
            <text:p>53101</text:p>
          </table:table-cell>
          <table:table-cell office:value-type="string" table:style-name="ce9">
            <text:p>VILSON DA SILVA LEITE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3:.U70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6701" table:style-name="ce2">
            <text:p>36701</text:p>
          </table:table-cell>
          <table:table-cell office:value-type="string" table:style-name="ce9">
            <text:p>VINICIUS MENANDRO EVANGELISTA DE SOUZ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 ESP DE DEFESA DA PESSOA IDOSA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04:.U70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4022" table:style-name="ce2">
            <text:p>54022</text:p>
          </table:table-cell>
          <table:table-cell office:value-type="string" table:style-name="ce9">
            <text:p>VINICIUS MESQUITA SOUZA MOREIRA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5:.U70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441" table:style-name="ce2">
            <text:p>51441</text:p>
          </table:table-cell>
          <table:table-cell office:value-type="string" table:style-name="ce9">
            <text:p>VITOR MESQUITA DE CASTR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PROMOTORIA ESPEC DE DEFESA DA SAUD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6:.U70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21001" table:style-name="ce2">
            <text:p>21001</text:p>
          </table:table-cell>
          <table:table-cell office:value-type="string" table:style-name="ce9">
            <text:p>VIVIANE ASSUNCAO DE ANDRADE</text:p>
          </table:table-cell>
          <table:table-cell office:value-type="string" table:style-name="ce9">
            <text:p>TECNICO</text:p>
          </table:table-cell>
          <table:table-cell office:value-type="string" table:style-name="ce9">
            <text:p>PROMOTORIA DE JUSTICA CIVEL DE SENADOR GUIOMARD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7:.U707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9971" table:style-name="ce2">
            <text:p>49971</text:p>
          </table:table-cell>
          <table:table-cell office:value-type="string" table:style-name="ce9">
            <text:p>WAGNER DE MOURA FRANCISCO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NAT COORDENACAO TECNICA CIENTIF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8:.U70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0121" table:style-name="ce2">
            <text:p>40121</text:p>
          </table:table-cell>
          <table:table-cell office:value-type="string" table:style-name="ce9">
            <text:p>WALDILENE SOARES QUEIROZ DA COSTA</text:p>
          </table:table-cell>
          <table:table-cell office:value-type="string" table:style-name="ce9">
            <text:p>COORDENADOR</text:p>
          </table:table-cell>
          <table:table-cell office:value-type="string" table:style-name="ce9">
            <text:p>NAT NUCLEO DE APOIO TEC ESPECIALIZAD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09:.U70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3411" table:style-name="ce2">
            <text:p>13411</text:p>
          </table:table-cell>
          <table:table-cell office:value-type="string" table:style-name="ce9">
            <text:p>WALDIRENE OLIVEIRA DA CRUZ LIMA CORDEIRO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PROCURADORIA GERAL DE JUSTICA</text:p>
          </table:table-cell>
          <table:table-cell table:number-columns-repeated="15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4800" table:formula="of:=SUM([.B710:.U710])" table:style-name="ce10">
            <text:p><text:s/>14.800,00<text:s/></text:p>
          </table:table-cell>
          <table:table-cell table:number-columns-repeated="16362"/>
        </table:table-row>
        <table:table-row table:style-name="ro5">
          <table:table-cell office:value-type="float" office:value="55271" table:style-name="ce2">
            <text:p>55271</text:p>
          </table:table-cell>
          <table:table-cell office:value-type="string" table:style-name="ce9">
            <text:p>WALLISON SANTOS FERR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DIRTI COORD DE SISTEMAS DE BANCO DE DAD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1:.U71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7631" table:style-name="ce2">
            <text:p>57631</text:p>
          </table:table-cell>
          <table:table-cell office:value-type="string" table:style-name="ce9">
            <text:p>WALNIZIA RODRIGUES CAVALCANTE</text:p>
          </table:table-cell>
          <table:table-cell office:value-type="string" table:style-name="ce9">
            <text:p>CHEFE DE DEPARTAMENTO</text:p>
          </table:table-cell>
          <table:table-cell office:value-type="string" table:style-name="ce9">
            <text:p>CEAF CENTRO DE EST APERF FUN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2:.U71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51" table:style-name="ce2">
            <text:p>351</text:p>
          </table:table-cell>
          <table:table-cell office:value-type="string" table:style-name="ce9">
            <text:p>WALTER LIMAO MONTILH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0000" table:style-name="ce6">
            <text:p>10000</text:p>
          </table:table-cell>
          <table:table-cell table:style-name="ce6"/>
          <table:table-cell office:value-type="float" office:value="13546.22" table:formula="of:=SUM([.B713:.U713])" table:style-name="ce10">
            <text:p><text:s/>13.546,22<text:s/></text:p>
          </table:table-cell>
          <table:table-cell table:number-columns-repeated="16362"/>
        </table:table-row>
        <table:table-row table:style-name="ro5">
          <table:table-cell office:value-type="float" office:value="43672" table:style-name="ce2">
            <text:p>43672</text:p>
          </table:table-cell>
          <table:table-cell office:value-type="string" table:style-name="ce9">
            <text:p>WALTER TEIXEIRA FILH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PROMOTORIA CRIMINAL DE SENADOR GUIOMARD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14:.U714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5812" table:style-name="ce2">
            <text:p>5812</text:p>
          </table:table-cell>
          <table:table-cell office:value-type="string" table:style-name="ce9">
            <text:p>WALYSON LIMA DE OLIVEIRA</text:p>
          </table:table-cell>
          <table:table-cell office:value-type="string" table:style-name="ce9">
            <text:p>ASSISTENTE DE GABINETE</text:p>
          </table:table-cell>
          <table:table-cell office:value-type="string" table:style-name="ce9">
            <text:p>NAT DILIGENCI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5:.U71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58" table:style-name="ce2">
            <text:p>5958</text:p>
          </table:table-cell>
          <table:table-cell office:value-type="string" table:style-name="ce9">
            <text:p>WANDERSON VITOR DA SILV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6:.U71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791" table:style-name="ce2">
            <text:p>43791</text:p>
          </table:table-cell>
          <table:table-cell office:value-type="string" table:style-name="ce9">
            <text:p>WASHINGTON NILTON MEDEIROS MOREIRA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12 PROMOTORIA DE JUSTICA CRIMINA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17:.U717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41621" table:style-name="ce2">
            <text:p>41621</text:p>
          </table:table-cell>
          <table:table-cell office:value-type="string" table:style-name="ce9">
            <text:p>WATILA SHIRLEY SOUZA CAMPOS</text:p>
          </table:table-cell>
          <table:table-cell office:value-type="string" table:style-name="ce9">
            <text:p>ASSESSOR JURIDICO DE PROCURADORIA</text:p>
          </table:table-cell>
          <table:table-cell office:value-type="string" table:style-name="ce9">
            <text:p>PROM ESP DE DEF DO MEIO AMBIENTE ALTO ACR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8:.U71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39592" table:style-name="ce2">
            <text:p>39592</text:p>
          </table:table-cell>
          <table:table-cell office:value-type="string" table:style-name="ce9">
            <text:p>WELLINGTON THOMAZINI COELHO FILHO</text:p>
          </table:table-cell>
          <table:table-cell office:value-type="string" table:style-name="ce9">
            <text:p>CHEFE DE GABINETE DE PROCURADOR</text:p>
          </table:table-cell>
          <table:table-cell office:value-type="string" table:style-name="ce9">
            <text:p>1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19:.U71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0012" table:style-name="ce2">
            <text:p>50012</text:p>
          </table:table-cell>
          <table:table-cell office:value-type="string" table:style-name="ce9">
            <text:p>WENDEL DA SILVA JUSTA</text:p>
          </table:table-cell>
          <table:table-cell office:value-type="string" table:style-name="ce9">
            <text:p>INTEG DO QUADRO DE OUTRO ORGAO</text:p>
          </table:table-cell>
          <table:table-cell office:value-type="string" table:style-name="ce9">
            <text:p>GAECO GRUPO DE ATUACAO ESP DE REP AO CRIME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0:.U72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6071" table:style-name="ce2">
            <text:p>56071</text:p>
          </table:table-cell>
          <table:table-cell office:value-type="string" table:style-name="ce9">
            <text:p>WENDERSON VALE DO NASCIMENTO</text:p>
          </table:table-cell>
          <table:table-cell office:value-type="string" table:style-name="ce9">
            <text:p>ASSESSOR JURIDICO DE PROMOTORIA</text:p>
          </table:table-cell>
          <table:table-cell office:value-type="string" table:style-name="ce9">
            <text:p>1 PROMOTORIA ESP DE DEFESA DO PATRIMONI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1:.U72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3901" table:style-name="ce2">
            <text:p>43901</text:p>
          </table:table-cell>
          <table:table-cell office:value-type="string" table:style-name="ce9">
            <text:p>WENDY TAKAO HAMANO</text:p>
          </table:table-cell>
          <table:table-cell office:value-type="string" table:style-name="ce9">
            <text:p>PROMOTOR DE JUSTICA DE ENTRANCIA FINAL</text:p>
          </table:table-cell>
          <table:table-cell office:value-type="string" table:style-name="ce9">
            <text:p>6 PROMOTORIA DE JUSTICA CIVEL</text:p>
          </table:table-cell>
          <table:table-cell office:value-type="float" office:value="1773.11" table:style-name="ce6">
            <text:p>1773,11</text:p>
          </table:table-cell>
          <table:table-cell table:number-columns-repeated="7" table:style-name="ce6"/>
          <table:table-cell office:value-type="float" office:value="3368.91" table:style-name="ce6">
            <text:p>3368,91</text:p>
          </table:table-cell>
          <table:table-cell table:number-columns-repeated="8" table:style-name="ce6"/>
          <table:table-cell office:value-type="float" office:value="5142.0199999999995" table:formula="of:=SUM([.B722:.U722])" table:style-name="ce10">
            <text:p><text:s/>5.142,02<text:s/></text:p>
          </table:table-cell>
          <table:table-cell table:number-columns-repeated="16362"/>
        </table:table-row>
        <table:table-row table:style-name="ro5">
          <table:table-cell office:value-type="float" office:value="32041" table:style-name="ce2">
            <text:p>32041</text:p>
          </table:table-cell>
          <table:table-cell office:value-type="string" table:style-name="ce9">
            <text:p>WERUSCHKA HARIANAH B MORENO DE OLIVEIRA</text:p>
          </table:table-cell>
          <table:table-cell office:value-type="string" table:style-name="ce9">
            <text:p>AUXILIAR</text:p>
          </table:table-cell>
          <table:table-cell office:value-type="string" table:style-name="ce9">
            <text:p>1 PROM ESP DE HABITACAO E URBANISM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3:.U72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803" table:style-name="ce2">
            <text:p>5803</text:p>
          </table:table-cell>
          <table:table-cell office:value-type="string" table:style-name="ce9">
            <text:p>WILKE MOREIRA RUFINO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1 PROMOT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4:.U724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1861" table:style-name="ce2">
            <text:p>51861</text:p>
          </table:table-cell>
          <table:table-cell office:value-type="string" table:style-name="ce9">
            <text:p>WILLAN GUTIERREZ DEROMEDES JUNIOR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DIFIN DEPARTAMENTO DE CONTROLE E CUSTOS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5:.U725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45" table:style-name="ce2">
            <text:p>5945</text:p>
          </table:table-cell>
          <table:table-cell office:value-type="string" table:style-name="ce9">
            <text:p>WILLIAM VIECILI FABIANO</text:p>
          </table:table-cell>
          <table:table-cell office:value-type="string" table:style-name="ce9">
            <text:p>ASSESSOR ADMINISTRATIVO</text:p>
          </table:table-cell>
          <table:table-cell office:value-type="string" table:style-name="ce9">
            <text:p>DIRETORIA DE COMUNIC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6:.U726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1241" table:style-name="ce2">
            <text:p>1241</text:p>
          </table:table-cell>
          <table:table-cell office:value-type="string" table:style-name="ce9">
            <text:p>WILLIAMS JOAO SILVA</text:p>
          </table:table-cell>
          <table:table-cell office:value-type="string" table:style-name="ce9">
            <text:p>PROCURADOR DE JUSTICA</text:p>
          </table:table-cell>
          <table:table-cell office:value-type="string" table:style-name="ce9">
            <text:p>INATIVOS MPAC</text:p>
          </table:table-cell>
          <table:table-cell table:number-columns-repeated="8" table:style-name="ce6"/>
          <table:table-cell office:value-type="float" office:value="3546.22" table:style-name="ce6">
            <text:p>3546,22</text:p>
          </table:table-cell>
          <table:table-cell table:number-columns-repeated="6" table:style-name="ce6"/>
          <table:table-cell office:value-type="float" office:value="14800" table:style-name="ce6">
            <text:p>14800</text:p>
          </table:table-cell>
          <table:table-cell table:style-name="ce6"/>
          <table:table-cell office:value-type="float" office:value="18346.22" table:formula="of:=SUM([.B727:.U727])" table:style-name="ce10">
            <text:p><text:s/>18.346,22<text:s/></text:p>
          </table:table-cell>
          <table:table-cell table:number-columns-repeated="16362"/>
        </table:table-row>
        <table:table-row table:style-name="ro5">
          <table:table-cell office:value-type="float" office:value="49741" table:style-name="ce2">
            <text:p>49741</text:p>
          </table:table-cell>
          <table:table-cell office:value-type="string" table:style-name="ce9">
            <text:p>WILMA DAYELI CAMPOS DA SILVA</text:p>
          </table:table-cell>
          <table:table-cell office:value-type="string" table:style-name="ce9">
            <text:p>ANALISTA</text:p>
          </table:table-cell>
          <table:table-cell office:value-type="string" table:style-name="ce9">
            <text:p>DIRETORIA DE TECNOLOGIA DA INFORMACAO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8:.U728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553" table:style-name="ce2">
            <text:p>44553</text:p>
          </table:table-cell>
          <table:table-cell office:value-type="string" table:style-name="ce9">
            <text:p>WIRAMAR CABRAL DE MOURA</text:p>
          </table:table-cell>
          <table:table-cell office:value-type="string" table:style-name="ce9">
            <text:p>ASSISTENTE EXECUTIVO</text:p>
          </table:table-cell>
          <table:table-cell office:value-type="string" table:style-name="ce9">
            <text:p>DIADM COORDENACAO DE GESTAO E LOGISTICA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29:.U729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3861" table:style-name="ce2">
            <text:p>53861</text:p>
          </table:table-cell>
          <table:table-cell office:value-type="string" table:style-name="ce9">
            <text:p>WYRLA PAZ DAS NEVES</text:p>
          </table:table-cell>
          <table:table-cell office:value-type="string" table:style-name="ce9">
            <text:p>ASSESSOR MINISTERIAL</text:p>
          </table:table-cell>
          <table:table-cell office:value-type="string" table:style-name="ce9">
            <text:p>CORREGEDORIA GER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0:.U730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5321" table:style-name="ce2">
            <text:p>55321</text:p>
          </table:table-cell>
          <table:table-cell office:value-type="string" table:style-name="ce9">
            <text:p>YASMIM ABREU AGUIAR</text:p>
          </table:table-cell>
          <table:table-cell office:value-type="string" table:style-name="ce9">
            <text:p>ASSESSOR SUPERIOR</text:p>
          </table:table-cell>
          <table:table-cell office:value-type="string" table:style-name="ce9">
            <text:p>3 PROCURADORIA DE JUSTICA CRIMI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1:.U731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5990" table:style-name="ce2">
            <text:p>5990</text:p>
          </table:table-cell>
          <table:table-cell office:value-type="string" table:style-name="ce9">
            <text:p>ZACARIAS CAVALCANTE DOS SANTOS</text:p>
          </table:table-cell>
          <table:table-cell office:value-type="string" table:style-name="ce9">
            <text:p>ASSISTENTE OPERACIONAL MILITAR</text:p>
          </table:table-cell>
          <table:table-cell office:value-type="string" table:style-name="ce9">
            <text:p>GAB MILITAR DE SEGURANCA INSTITUCIONAL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2:.U732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float" office:value="44192" table:style-name="ce2">
            <text:p>44192</text:p>
          </table:table-cell>
          <table:table-cell office:value-type="string" table:style-name="ce9">
            <text:p>ZILDOMAR SILVA LEITE</text:p>
          </table:table-cell>
          <table:table-cell office:value-type="string" table:style-name="ce9">
            <text:p>ASSISTENTE OPERACIONAL</text:p>
          </table:table-cell>
          <table:table-cell office:value-type="string" table:style-name="ce9">
            <text:p>PROMOTORIA JUDICIAL CUMULATIVA DE MANCIO<text:s/></text:p>
          </table:table-cell>
          <table:table-cell table:style-name="ce6"/>
          <table:table-cell office:value-type="float" office:value="600" table:style-name="ce6">
            <text:p>600</text:p>
          </table:table-cell>
          <table:table-cell office:value-type="float" office:value="200" table:style-name="ce6">
            <text:p>200</text:p>
          </table:table-cell>
          <table:table-cell table:number-columns-repeated="14" table:style-name="ce6"/>
          <table:table-cell office:value-type="float" office:value="800" table:formula="of:=SUM([.B733:.U733])" table:style-name="ce10">
            <text:p><text:s/>800,00<text:s/></text:p>
          </table:table-cell>
          <table:table-cell table:number-columns-repeated="16362"/>
        </table:table-row>
        <table:table-row table:style-name="ro5">
          <table:table-cell office:value-type="string" table:number-columns-spanned="4" table:number-rows-spanned="1" table:style-name="ce16">
            <text:p><text:s text:c="60"/>TOTAIS -&gt;</text:p>
          </table:table-cell>
          <table:covered-table-cell table:number-columns-repeated="3"/>
          <table:table-cell office:value-type="float" office:value="142321.67999999993" table:formula="of:=SUM([.E6:.E733])" table:style-name="ce11">
            <text:p><text:s/>142.321,68<text:s/></text:p>
          </table:table-cell>
          <table:table-cell office:value-type="float" office:value="359536.36" table:formula="of:=SUM([.F6:.F733])" table:style-name="ce11">
            <text:p><text:s/>359.536,36<text:s/></text:p>
          </table:table-cell>
          <table:table-cell office:value-type="float" office:value="119820" table:formula="of:=SUM([.G6:.G733])" table:style-name="ce11">
            <text:p><text:s/>119.820,00<text:s/></text:p>
          </table:table-cell>
          <table:table-cell office:value-type="float" office:value="800" table:formula="of:=SUM([.H6:.H733])" table:style-name="ce11">
            <text:p><text:s/>800,00<text:s/></text:p>
          </table:table-cell>
          <table:table-cell office:value-type="float" office:value="866.71" table:formula="of:=SUM([.I6:.I733])" table:style-name="ce11">
            <text:p><text:s/>866,71<text:s/></text:p>
          </table:table-cell>
          <table:table-cell office:value-type="float" office:value="2600" table:formula="of:=SUM([.J6:.J733])" table:style-name="ce11">
            <text:p><text:s/>2.600,00<text:s/></text:p>
          </table:table-cell>
          <table:table-cell office:value-type="float" office:value="326.02999999999997" table:formula="of:=SUM([.K6:.K733])" table:style-name="ce11">
            <text:p><text:s/>326,03<text:s/></text:p>
          </table:table-cell>
          <table:table-cell office:value-type="float" office:value="5116.5200000000004" table:formula="of:=SUM([.L6:.L733])" table:style-name="ce11">
            <text:p><text:s/>5.116,52<text:s/></text:p>
          </table:table-cell>
          <table:table-cell office:value-type="float" office:value="337607.71999999968" table:formula="of:=SUM([.M6:.M733])" table:style-name="ce11">
            <text:p><text:s/>337.607,72<text:s/></text:p>
          </table:table-cell>
          <table:table-cell office:value-type="float" office:value="55406.640000000014" table:formula="of:=SUM([.N6:.N733])" table:style-name="ce11">
            <text:p><text:s/>55.406,64<text:s/></text:p>
          </table:table-cell>
          <table:table-cell office:value-type="float" office:value="12000" table:formula="of:=SUM([.O6:.O733])" table:style-name="ce11">
            <text:p><text:s/>12.000,00<text:s/></text:p>
          </table:table-cell>
          <table:table-cell office:value-type="float" office:value="383.04" table:formula="of:=SUM([.P6:.P733])" table:style-name="ce11">
            <text:p><text:s/>383,04<text:s/></text:p>
          </table:table-cell>
          <table:table-cell office:value-type="float" office:value="9782.08" table:formula="of:=SUM([.Q6:.Q733])" table:style-name="ce11">
            <text:p><text:s/>9.782,08<text:s/></text:p>
          </table:table-cell>
          <table:table-cell office:value-type="float" office:value="18298.189999999999" table:formula="of:=SUM([.R6:.R733])" table:style-name="ce11">
            <text:p><text:s/>18.298,19<text:s/></text:p>
          </table:table-cell>
          <table:table-cell office:value-type="float" office:value="3422.54" table:formula="of:=SUM([.S6:.S733])" table:style-name="ce11">
            <text:p><text:s/>3.422,54<text:s/></text:p>
          </table:table-cell>
          <table:table-cell office:value-type="float" office:value="333400" table:formula="of:=SUM([.T6:.T733])" table:style-name="ce11">
            <text:p><text:s/>333.400,00<text:s/></text:p>
          </table:table-cell>
          <table:table-cell office:value-type="float" office:value="896.72" table:formula="of:=SUM([.U6:.U733])" table:style-name="ce11">
            <text:p><text:s/>896,72<text:s/></text:p>
          </table:table-cell>
          <table:table-cell office:value-type="float" office:value="1402584.2300000007" table:formula="of:=SUM([.V6:.V733])" table:style-name="ce11">
            <text:p><text:s/>1.402.584,23<text:s/></text:p>
          </table:table-cell>
          <table:table-cell table:number-columns-repeated="16362"/>
        </table:table-row>
        <table:table-row table:style-name="ro5">
          <table:table-cell office:value-type="string" table:style-name="ce7">
            <text:p>Data da última atualização: ABRIL de 2021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<text:span text:style-name="T2">1</text:span>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6383"/>
        </table:table-row>
        <table:table-row table:style-name="ro4">
          <table:table-cell office:value-type="string" table:style-name="ce3">
            <text:p><text:span text:style-name="T2">2</text:span>Valores pagos a título de Adicional de Insalubridade ou de Periculosidade, Adicional Noturno, Serviço Extraordinário, Substituição de Função, Cumulaçoes.</text:p>
          </table:table-cell>
          <table:table-cell table:number-columns-repeated="16383"/>
        </table:table-row>
        <table:table-row table:style-name="ro4">
          <table:table-cell office:value-type="string" table:style-name="ce4">
            <text:p><text:span text:style-name="T2">3</text:span>Valor total pago, excluindo-se eventuais descontos.</text:p>
          </table:table-cell>
          <table:table-cell table:number-columns-repeated="16383"/>
        </table:table-row>
        <table:table-row table:number-rows-repeated="1047837" table:style-name="ro5">
          <table:table-cell table:number-columns-repeated="16384"/>
        </table:table-row>
        <table:named-expressions>
          <table:named-range table:name="Print_Area" table:cell-range-address="MPAC.$A$1:MPAC.$A$740" table:base-cell-address="MPAC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(</number:text>
      <number:number number:decimal-places="2" number:min-integer-digits="1" number:grouping="true"/>
      <number:text>)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38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pereira</meta:initial-creator>
    <dc:creator>Willan Gutierrez Deromedes Júnior</dc:creator>
    <meta:creation-date>2017-02-02T14:08:38Z</meta:creation-date>
    <dc:date>2021-05-17T14:21:48Z</dc:date>
    <meta:print-date>2017-08-31T19:23:06Z</meta:print-date>
  </office:meta>
</office:document-meta>
</file>